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Ground Truth Path</text:p>
          </table:table-cell>
          <table:table-cell table:number-columns-repeated="2"/>
          <table:table-cell office:value-type="string">
            <text:p>Localization Path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4590593604">
            <text:p>274590593604</text:p>
          </table:table-cell>
          <table:table-cell table:number-columns-repeated="2" office:value-type="float" office:value="0">
            <text:p>0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267">
            <text:p>2777471928267</text:p>
          </table:table-cell>
          <table:table-cell office:value-type="float" office:value="0.0103007">
            <text:p>0.0103007</text:p>
          </table:table-cell>
          <table:table-cell office:value-type="float" office:value="-0.00214279">
            <text:p>-0.00214279</text:p>
          </table:table-cell>
          <table:table-cell office:value-type="float" office:value="2777471929113">
            <text:p>27774719291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549">
            <text:p>2777471928549</text:p>
          </table:table-cell>
          <table:table-cell office:value-type="float" office:value="0.021659">
            <text:p>0.021659</text:p>
          </table:table-cell>
          <table:table-cell office:value-type="float" office:value="-0.00477535">
            <text:p>-0.00477535</text:p>
          </table:table-cell>
          <table:table-cell office:value-type="float" office:value="2777471929963">
            <text:p>277747192996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832">
            <text:p>2777471928832</text:p>
          </table:table-cell>
          <table:table-cell office:value-type="float" office:value="0.022016">
            <text:p>0.022016</text:p>
          </table:table-cell>
          <table:table-cell office:value-type="float" office:value="-0.00975086">
            <text:p>-0.00975086</text:p>
          </table:table-cell>
          <table:table-cell office:value-type="float" office:value="2777471930245">
            <text:p>27774719302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114">
            <text:p>2777471929114</text:p>
          </table:table-cell>
          <table:table-cell office:value-type="float" office:value="0.0236811">
            <text:p>0.0236811</text:p>
          </table:table-cell>
          <table:table-cell office:value-type="float" office:value="-0.0134641">
            <text:p>-0.0134641</text:p>
          </table:table-cell>
          <table:table-cell office:value-type="float" office:value="2777471931093">
            <text:p>27774719310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397">
            <text:p>2777471929397</text:p>
          </table:table-cell>
          <table:table-cell office:value-type="float" office:value="0.0218783">
            <text:p>0.0218783</text:p>
          </table:table-cell>
          <table:table-cell office:value-type="float" office:value="-0.00629425">
            <text:p>-0.00629425</text:p>
          </table:table-cell>
          <table:table-cell office:value-type="float" office:value="2777471931658">
            <text:p>27774719316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680">
            <text:p>2777471929680</text:p>
          </table:table-cell>
          <table:table-cell office:value-type="float" office:value="0.0240539">
            <text:p>0.0240539</text:p>
          </table:table-cell>
          <table:table-cell office:value-type="float" office:value="-0.0101993">
            <text:p>-0.0101993</text:p>
          </table:table-cell>
          <table:table-cell office:value-type="float" office:value="2777471931941">
            <text:p>277747193194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964">
            <text:p>2777471929964</text:p>
          </table:table-cell>
          <table:table-cell office:value-type="float" office:value="0.0311775">
            <text:p>0.0311775</text:p>
          </table:table-cell>
          <table:table-cell office:value-type="float" office:value="-0.0172058">
            <text:p>-0.0172058</text:p>
          </table:table-cell>
          <table:table-cell office:value-type="float" office:value="2777471932506">
            <text:p>277747193250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246">
            <text:p>2777471930246</text:p>
          </table:table-cell>
          <table:table-cell office:value-type="float" office:value="0.0397579">
            <text:p>0.0397579</text:p>
          </table:table-cell>
          <table:table-cell office:value-type="float" office:value="-0.0155555">
            <text:p>-0.0155555</text:p>
          </table:table-cell>
          <table:table-cell office:value-type="float" office:value="2777471933072">
            <text:p>277747193307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529">
            <text:p>2777471930529</text:p>
          </table:table-cell>
          <table:table-cell office:value-type="float" office:value="0.0247297">
            <text:p>0.0247297</text:p>
          </table:table-cell>
          <table:table-cell office:value-type="float" office:value="-0.0159417">
            <text:p>-0.0159417</text:p>
          </table:table-cell>
          <table:table-cell office:value-type="float" office:value="2777471933920">
            <text:p>27774719339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811">
            <text:p>2777471930811</text:p>
          </table:table-cell>
          <table:table-cell office:value-type="float" office:value="0.0386871">
            <text:p>0.0386871</text:p>
          </table:table-cell>
          <table:table-cell office:value-type="float" office:value="-0.0201737">
            <text:p>-0.0201737</text:p>
          </table:table-cell>
          <table:table-cell office:value-type="float" office:value="2777471934485">
            <text:p>277747193448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094">
            <text:p>2777471931094</text:p>
          </table:table-cell>
          <table:table-cell office:value-type="float" office:value="0.0677375">
            <text:p>0.0677375</text:p>
          </table:table-cell>
          <table:table-cell office:value-type="float" office:value="-0.018286">
            <text:p>-0.018286</text:p>
          </table:table-cell>
          <table:table-cell office:value-type="float" office:value="2777471935051">
            <text:p>277747193505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379">
            <text:p>2777471931379</text:p>
          </table:table-cell>
          <table:table-cell office:value-type="float" office:value="0.0642828">
            <text:p>0.0642828</text:p>
          </table:table-cell>
          <table:table-cell office:value-type="float" office:value="-0.017469">
            <text:p>-0.017469</text:p>
          </table:table-cell>
          <table:table-cell office:value-type="float" office:value="2777471935334">
            <text:p>277747193533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659">
            <text:p>2777471931659</text:p>
          </table:table-cell>
          <table:table-cell office:value-type="float" office:value="0.082061">
            <text:p>0.082061</text:p>
          </table:table-cell>
          <table:table-cell office:value-type="float" office:value="-0.0156634">
            <text:p>-0.0156634</text:p>
          </table:table-cell>
          <table:table-cell office:value-type="float" office:value="2777471935617">
            <text:p>27774719356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942">
            <text:p>2777471931942</text:p>
          </table:table-cell>
          <table:table-cell office:value-type="float" office:value="0.0918439">
            <text:p>0.0918439</text:p>
          </table:table-cell>
          <table:table-cell office:value-type="float" office:value="-0.012065">
            <text:p>-0.012065</text:p>
          </table:table-cell>
          <table:table-cell office:value-type="float" office:value="2777471935900">
            <text:p>27774719359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224">
            <text:p>2777471932224</text:p>
          </table:table-cell>
          <table:table-cell office:value-type="float" office:value="0.160242">
            <text:p>0.160242</text:p>
          </table:table-cell>
          <table:table-cell office:value-type="float" office:value="-0.0063802">
            <text:p>-0.0063802</text:p>
          </table:table-cell>
          <table:table-cell office:value-type="float" office:value="2777471937034">
            <text:p>277747193703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507">
            <text:p>2777471932507</text:p>
          </table:table-cell>
          <table:table-cell office:value-type="float" office:value="0.190823">
            <text:p>0.190823</text:p>
          </table:table-cell>
          <table:table-cell office:value-type="float" office:value="-0.00446675">
            <text:p>-0.00446675</text:p>
          </table:table-cell>
          <table:table-cell office:value-type="float" office:value="2777471937600">
            <text:p>277747193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790">
            <text:p>2777471932790</text:p>
          </table:table-cell>
          <table:table-cell office:value-type="float" office:value="0.234582">
            <text:p>0.234582</text:p>
          </table:table-cell>
          <table:table-cell office:value-type="float" office:value="-0.000940229">
            <text:p>-0.000940229</text:p>
          </table:table-cell>
          <table:table-cell office:value-type="float" office:value="2777471938448">
            <text:p>27774719384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073">
            <text:p>2777471933073</text:p>
          </table:table-cell>
          <table:table-cell office:value-type="float" office:value="0.277764">
            <text:p>0.277764</text:p>
          </table:table-cell>
          <table:table-cell office:value-type="float" office:value="0.00103496">
            <text:p>0.00103496</text:p>
          </table:table-cell>
          <table:table-cell office:value-type="float" office:value="2777471939013">
            <text:p>27774719390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356">
            <text:p>2777471933356</text:p>
          </table:table-cell>
          <table:table-cell office:value-type="float" office:value="0.406471">
            <text:p>0.406471</text:p>
          </table:table-cell>
          <table:table-cell office:value-type="float" office:value="0.0266278">
            <text:p>0.0266278</text:p>
          </table:table-cell>
          <table:table-cell office:value-type="float" office:value="2777471940995">
            <text:p>277747194099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639">
            <text:p>2777471933639</text:p>
          </table:table-cell>
          <table:table-cell office:value-type="float" office:value="0.484815">
            <text:p>0.484815</text:p>
          </table:table-cell>
          <table:table-cell office:value-type="float" office:value="0.0413254">
            <text:p>0.0413254</text:p>
          </table:table-cell>
          <table:table-cell office:value-type="float" office:value="2777471942129">
            <text:p>277747194212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921">
            <text:p>2777471933921</text:p>
          </table:table-cell>
          <table:table-cell office:value-type="float" office:value="0.599067">
            <text:p>0.599067</text:p>
          </table:table-cell>
          <table:table-cell office:value-type="float" office:value="0.0607938">
            <text:p>0.0607938</text:p>
          </table:table-cell>
          <table:table-cell office:value-type="float" office:value="2777471943545">
            <text:p>2777471943545</text:p>
          </table:table-cell>
        </table:table-row>
        <table:table-row table:style-name="ro1">
          <table:table-cell office:value-type="float" office:value="0.0169181">
            <text:p>0.0169181</text:p>
          </table:table-cell>
          <table:table-cell office:value-type="float" office:value="-0.00587296">
            <text:p>-0.00587296</text:p>
          </table:table-cell>
          <table:table-cell office:value-type="float" office:value="2777471934204">
            <text:p>2777471934204</text:p>
          </table:table-cell>
          <table:table-cell office:value-type="float" office:value="0.857347">
            <text:p>0.857347</text:p>
          </table:table-cell>
          <table:table-cell office:value-type="float" office:value="0.0957357">
            <text:p>0.0957357</text:p>
          </table:table-cell>
          <table:table-cell office:value-type="float" office:value="2777471946660">
            <text:p>2777471946660</text:p>
          </table:table-cell>
        </table:table-row>
        <table:table-row table:style-name="ro1">
          <table:table-cell office:value-type="float" office:value="0.0215396">
            <text:p>0.0215396</text:p>
          </table:table-cell>
          <table:table-cell office:value-type="float" office:value="-0.00568303">
            <text:p>-0.00568303</text:p>
          </table:table-cell>
          <table:table-cell office:value-type="float" office:value="2777471934486">
            <text:p>2777471934486</text:p>
          </table:table-cell>
          <table:table-cell office:value-type="float" office:value="0.860948">
            <text:p>0.860948</text:p>
          </table:table-cell>
          <table:table-cell office:value-type="float" office:value="0.0834579">
            <text:p>0.0834579</text:p>
          </table:table-cell>
          <table:table-cell office:value-type="float" office:value="2777471949205">
            <text:p>2777471949205</text:p>
          </table:table-cell>
        </table:table-row>
        <table:table-row table:style-name="ro1">
          <table:table-cell office:value-type="float" office:value="0.0321554">
            <text:p>0.0321554</text:p>
          </table:table-cell>
          <table:table-cell office:value-type="float" office:value="-0.00522704">
            <text:p>-0.00522704</text:p>
          </table:table-cell>
          <table:table-cell office:value-type="float" office:value="2777471934769">
            <text:p>2777471934769</text:p>
          </table:table-cell>
          <table:table-cell office:value-type="float" office:value="0.872788">
            <text:p>0.872788</text:p>
          </table:table-cell>
          <table:table-cell office:value-type="float" office:value="0.109377">
            <text:p>0.109377</text:p>
          </table:table-cell>
          <table:table-cell office:value-type="float" office:value="2777471950341">
            <text:p>2777471950341</text:p>
          </table:table-cell>
        </table:table-row>
        <table:table-row table:style-name="ro1">
          <table:table-cell office:value-type="float" office:value="0.0415113">
            <text:p>0.0415113</text:p>
          </table:table-cell>
          <table:table-cell office:value-type="float" office:value="-0.00433726">
            <text:p>-0.00433726</text:p>
          </table:table-cell>
          <table:table-cell office:value-type="float" office:value="2777471935052">
            <text:p>2777471935052</text:p>
          </table:table-cell>
          <table:table-cell office:value-type="float" office:value="0.905617">
            <text:p>0.905617</text:p>
          </table:table-cell>
          <table:table-cell office:value-type="float" office:value="0.141399">
            <text:p>0.141399</text:p>
          </table:table-cell>
          <table:table-cell office:value-type="float" office:value="2777471951190">
            <text:p>2777471951190</text:p>
          </table:table-cell>
        </table:table-row>
        <table:table-row table:style-name="ro1">
          <table:table-cell office:value-type="float" office:value="0.0528872">
            <text:p>0.0528872</text:p>
          </table:table-cell>
          <table:table-cell office:value-type="float" office:value="-0.00346273">
            <text:p>-0.00346273</text:p>
          </table:table-cell>
          <table:table-cell office:value-type="float" office:value="2777471935335">
            <text:p>2777471935335</text:p>
          </table:table-cell>
          <table:table-cell office:value-type="float" office:value="0.926473">
            <text:p>0.926473</text:p>
          </table:table-cell>
          <table:table-cell office:value-type="float" office:value="0.177044">
            <text:p>0.177044</text:p>
          </table:table-cell>
          <table:table-cell office:value-type="float" office:value="2777471952036">
            <text:p>2777471952036</text:p>
          </table:table-cell>
        </table:table-row>
        <table:table-row table:style-name="ro1">
          <table:table-cell office:value-type="float" office:value="0.0665605">
            <text:p>0.0665605</text:p>
          </table:table-cell>
          <table:table-cell office:value-type="float" office:value="-0.00223768">
            <text:p>-0.00223768</text:p>
          </table:table-cell>
          <table:table-cell office:value-type="float" office:value="2777471935618">
            <text:p>2777471935618</text:p>
          </table:table-cell>
          <table:table-cell office:value-type="float" office:value="0.967387">
            <text:p>0.967387</text:p>
          </table:table-cell>
          <table:table-cell office:value-type="float" office:value="0.220875">
            <text:p>0.220875</text:p>
          </table:table-cell>
          <table:table-cell office:value-type="float" office:value="2777471953450">
            <text:p>2777471953450</text:p>
          </table:table-cell>
        </table:table-row>
        <table:table-row table:style-name="ro1">
          <table:table-cell office:value-type="float" office:value="0.0801131">
            <text:p>0.0801131</text:p>
          </table:table-cell>
          <table:table-cell office:value-type="float" office:value="-0.000923694">
            <text:p>-0.000923694</text:p>
          </table:table-cell>
          <table:table-cell office:value-type="float" office:value="2777471935901">
            <text:p>2777471935901</text:p>
          </table:table-cell>
          <table:table-cell office:value-type="float" office:value="1.01053">
            <text:p>1.01053</text:p>
          </table:table-cell>
          <table:table-cell office:value-type="float" office:value="0.308185">
            <text:p>0.308185</text:p>
          </table:table-cell>
          <table:table-cell office:value-type="float" office:value="2777471955149">
            <text:p>2777471955149</text:p>
          </table:table-cell>
        </table:table-row>
        <table:table-row table:style-name="ro1">
          <table:table-cell office:value-type="float" office:value="0.0929235">
            <text:p>0.0929235</text:p>
          </table:table-cell>
          <table:table-cell office:value-type="float" office:value="0.000389131">
            <text:p>0.000389131</text:p>
          </table:table-cell>
          <table:table-cell office:value-type="float" office:value="2777471936185">
            <text:p>2777471936185</text:p>
          </table:table-cell>
          <table:table-cell office:value-type="float" office:value="1.03013">
            <text:p>1.03013</text:p>
          </table:table-cell>
          <table:table-cell office:value-type="float" office:value="0.341193">
            <text:p>0.341193</text:p>
          </table:table-cell>
          <table:table-cell office:value-type="float" office:value="2777471955714">
            <text:p>2777471955714</text:p>
          </table:table-cell>
        </table:table-row>
        <table:table-row table:style-name="ro1">
          <table:table-cell office:value-type="float" office:value="0.101269">
            <text:p>0.101269</text:p>
          </table:table-cell>
          <table:table-cell office:value-type="float" office:value="0.00121482">
            <text:p>0.00121482</text:p>
          </table:table-cell>
          <table:table-cell office:value-type="float" office:value="2777471936468">
            <text:p>2777471936468</text:p>
          </table:table-cell>
          <table:table-cell office:value-type="float" office:value="1.06506">
            <text:p>1.06506</text:p>
          </table:table-cell>
          <table:table-cell office:value-type="float" office:value="0.356072">
            <text:p>0.356072</text:p>
          </table:table-cell>
          <table:table-cell office:value-type="float" office:value="2777471955996">
            <text:p>2777471955996</text:p>
          </table:table-cell>
        </table:table-row>
        <table:table-row table:style-name="ro1">
          <table:table-cell office:value-type="float" office:value="0.121414">
            <text:p>0.121414</text:p>
          </table:table-cell>
          <table:table-cell office:value-type="float" office:value="0.00322134">
            <text:p>0.00322134</text:p>
          </table:table-cell>
          <table:table-cell office:value-type="float" office:value="2777471936751">
            <text:p>2777471936751</text:p>
          </table:table-cell>
          <table:table-cell office:value-type="float" office:value="1.12169">
            <text:p>1.12169</text:p>
          </table:table-cell>
          <table:table-cell office:value-type="float" office:value="0.46885">
            <text:p>0.46885</text:p>
          </table:table-cell>
          <table:table-cell office:value-type="float" office:value="2777471957696">
            <text:p>2777471957696</text:p>
          </table:table-cell>
        </table:table-row>
        <table:table-row table:style-name="ro1">
          <table:table-cell office:value-type="float" office:value="0.1306">
            <text:p>0.1306</text:p>
          </table:table-cell>
          <table:table-cell office:value-type="float" office:value="0.0042449">
            <text:p>0.0042449</text:p>
          </table:table-cell>
          <table:table-cell office:value-type="float" office:value="2777471937035">
            <text:p>2777471937035</text:p>
          </table:table-cell>
          <table:table-cell office:value-type="float" office:value="1.15114">
            <text:p>1.15114</text:p>
          </table:table-cell>
          <table:table-cell office:value-type="float" office:value="0.550893">
            <text:p>0.550893</text:p>
          </table:table-cell>
          <table:table-cell office:value-type="float" office:value="2777471958829">
            <text:p>2777471958829</text:p>
          </table:table-cell>
        </table:table-row>
        <table:table-row table:style-name="ro1">
          <table:table-cell office:value-type="float" office:value="0.1458">
            <text:p>0.1458</text:p>
          </table:table-cell>
          <table:table-cell office:value-type="float" office:value="0.00640312">
            <text:p>0.00640312</text:p>
          </table:table-cell>
          <table:table-cell office:value-type="float" office:value="2777471937318">
            <text:p>2777471937318</text:p>
          </table:table-cell>
          <table:table-cell office:value-type="float" office:value="1.16113">
            <text:p>1.16113</text:p>
          </table:table-cell>
          <table:table-cell office:value-type="float" office:value="0.535042">
            <text:p>0.535042</text:p>
          </table:table-cell>
          <table:table-cell office:value-type="float" office:value="2777471962504">
            <text:p>2777471962504</text:p>
          </table:table-cell>
        </table:table-row>
        <table:table-row table:style-name="ro1">
          <table:table-cell office:value-type="float" office:value="0.167601">
            <text:p>0.167601</text:p>
          </table:table-cell>
          <table:table-cell office:value-type="float" office:value="0.00935815">
            <text:p>0.00935815</text:p>
          </table:table-cell>
          <table:table-cell office:value-type="float" office:value="2777471937601">
            <text:p>2777471937601</text:p>
          </table:table-cell>
          <table:table-cell office:value-type="float" office:value="1.10586">
            <text:p>1.10586</text:p>
          </table:table-cell>
          <table:table-cell office:value-type="float" office:value="0.56423">
            <text:p>0.56423</text:p>
          </table:table-cell>
          <table:table-cell office:value-type="float" office:value="2777471963636">
            <text:p>2777471963636</text:p>
          </table:table-cell>
        </table:table-row>
        <table:table-row table:style-name="ro1">
          <table:table-cell office:value-type="float" office:value="0.177662">
            <text:p>0.177662</text:p>
          </table:table-cell>
          <table:table-cell office:value-type="float" office:value="0.0109049">
            <text:p>0.0109049</text:p>
          </table:table-cell>
          <table:table-cell office:value-type="float" office:value="2777471937884">
            <text:p>2777471937884</text:p>
          </table:table-cell>
          <table:table-cell office:value-type="float" office:value="1.05972">
            <text:p>1.05972</text:p>
          </table:table-cell>
          <table:table-cell office:value-type="float" office:value="0.605289">
            <text:p>0.605289</text:p>
          </table:table-cell>
          <table:table-cell office:value-type="float" office:value="2777471964201">
            <text:p>2777471964201</text:p>
          </table:table-cell>
        </table:table-row>
        <table:table-row table:style-name="ro1">
          <table:table-cell office:value-type="float" office:value="0.192935">
            <text:p>0.192935</text:p>
          </table:table-cell>
          <table:table-cell office:value-type="float" office:value="0.0131051">
            <text:p>0.0131051</text:p>
          </table:table-cell>
          <table:table-cell office:value-type="float" office:value="2777471938169">
            <text:p>2777471938169</text:p>
          </table:table-cell>
          <table:table-cell office:value-type="float" office:value="1.05585">
            <text:p>1.05585</text:p>
          </table:table-cell>
          <table:table-cell office:value-type="float" office:value="0.604602">
            <text:p>0.604602</text:p>
          </table:table-cell>
          <table:table-cell office:value-type="float" office:value="2777471964484">
            <text:p>2777471964484</text:p>
          </table:table-cell>
        </table:table-row>
        <table:table-row table:style-name="ro1">
          <table:table-cell office:value-type="float" office:value="0.199314">
            <text:p>0.199314</text:p>
          </table:table-cell>
          <table:table-cell office:value-type="float" office:value="0.0139362">
            <text:p>0.0139362</text:p>
          </table:table-cell>
          <table:table-cell office:value-type="float" office:value="2777471938449">
            <text:p>2777471938449</text:p>
          </table:table-cell>
          <table:table-cell office:value-type="float" office:value="0.986353">
            <text:p>0.986353</text:p>
          </table:table-cell>
          <table:table-cell office:value-type="float" office:value="0.672172">
            <text:p>0.672172</text:p>
          </table:table-cell>
          <table:table-cell office:value-type="float" office:value="2777471965898">
            <text:p>2777471965898</text:p>
          </table:table-cell>
        </table:table-row>
        <table:table-row table:style-name="ro1">
          <table:table-cell office:value-type="float" office:value="0.220071">
            <text:p>0.220071</text:p>
          </table:table-cell>
          <table:table-cell office:value-type="float" office:value="0.0170288">
            <text:p>0.0170288</text:p>
          </table:table-cell>
          <table:table-cell office:value-type="float" office:value="2777471938732">
            <text:p>2777471938732</text:p>
          </table:table-cell>
          <table:table-cell office:value-type="float" office:value="0.94576">
            <text:p>0.94576</text:p>
          </table:table-cell>
          <table:table-cell office:value-type="float" office:value="0.713613">
            <text:p>0.713613</text:p>
          </table:table-cell>
          <table:table-cell office:value-type="float" office:value="2777471966743">
            <text:p>2777471966743</text:p>
          </table:table-cell>
        </table:table-row>
        <table:table-row table:style-name="ro1">
          <table:table-cell office:value-type="float" office:value="0.234613">
            <text:p>0.234613</text:p>
          </table:table-cell>
          <table:table-cell office:value-type="float" office:value="0.0193088">
            <text:p>0.0193088</text:p>
          </table:table-cell>
          <table:table-cell office:value-type="float" office:value="2777471939014">
            <text:p>2777471939014</text:p>
          </table:table-cell>
          <table:table-cell office:value-type="float" office:value="0.869447">
            <text:p>0.869447</text:p>
          </table:table-cell>
          <table:table-cell office:value-type="float" office:value="0.775925">
            <text:p>0.775925</text:p>
          </table:table-cell>
          <table:table-cell office:value-type="float" office:value="2777471968156">
            <text:p>2777471968156</text:p>
          </table:table-cell>
        </table:table-row>
        <table:table-row table:style-name="ro1">
          <table:table-cell office:value-type="float" office:value="0.246789">
            <text:p>0.246789</text:p>
          </table:table-cell>
          <table:table-cell office:value-type="float" office:value="0.0217437">
            <text:p>0.0217437</text:p>
          </table:table-cell>
          <table:table-cell office:value-type="float" office:value="2777471939297">
            <text:p>2777471939297</text:p>
          </table:table-cell>
          <table:table-cell office:value-type="float" office:value="0.81973">
            <text:p>0.81973</text:p>
          </table:table-cell>
          <table:table-cell office:value-type="float" office:value="0.79565">
            <text:p>0.79565</text:p>
          </table:table-cell>
          <table:table-cell office:value-type="float" office:value="2777471971833">
            <text:p>2777471971833</text:p>
          </table:table-cell>
        </table:table-row>
        <table:table-row table:style-name="ro1">
          <table:table-cell office:value-type="float" office:value="0.263361">
            <text:p>0.263361</text:p>
          </table:table-cell>
          <table:table-cell office:value-type="float" office:value="0.0245547">
            <text:p>0.0245547</text:p>
          </table:table-cell>
          <table:table-cell office:value-type="float" office:value="2777471939580">
            <text:p>2777471939580</text:p>
          </table:table-cell>
          <table:table-cell office:value-type="float" office:value="0.820297">
            <text:p>0.820297</text:p>
          </table:table-cell>
          <table:table-cell office:value-type="float" office:value="0.805881">
            <text:p>0.805881</text:p>
          </table:table-cell>
          <table:table-cell office:value-type="float" office:value="2777471972116">
            <text:p>2777471972116</text:p>
          </table:table-cell>
        </table:table-row>
        <table:table-row table:style-name="ro1">
          <table:table-cell office:value-type="float" office:value="0.281002">
            <text:p>0.281002</text:p>
          </table:table-cell>
          <table:table-cell office:value-type="float" office:value="0.0274748">
            <text:p>0.0274748</text:p>
          </table:table-cell>
          <table:table-cell office:value-type="float" office:value="2777471939864">
            <text:p>2777471939864</text:p>
          </table:table-cell>
          <table:table-cell office:value-type="float" office:value="0.806943">
            <text:p>0.806943</text:p>
          </table:table-cell>
          <table:table-cell office:value-type="float" office:value="0.810722">
            <text:p>0.810722</text:p>
          </table:table-cell>
          <table:table-cell office:value-type="float" office:value="2777471972962">
            <text:p>2777471972962</text:p>
          </table:table-cell>
        </table:table-row>
        <table:table-row table:style-name="ro1">
          <table:table-cell office:value-type="float" office:value="0.305078">
            <text:p>0.305078</text:p>
          </table:table-cell>
          <table:table-cell office:value-type="float" office:value="0.0316833">
            <text:p>0.0316833</text:p>
          </table:table-cell>
          <table:table-cell office:value-type="float" office:value="2777471940147">
            <text:p>2777471940147</text:p>
          </table:table-cell>
          <table:table-cell office:value-type="float" office:value="0.792083">
            <text:p>0.792083</text:p>
          </table:table-cell>
          <table:table-cell office:value-type="float" office:value="0.810339">
            <text:p>0.810339</text:p>
          </table:table-cell>
          <table:table-cell office:value-type="float" office:value="2777471973528">
            <text:p>2777471973528</text:p>
          </table:table-cell>
        </table:table-row>
        <table:table-row table:style-name="ro1">
          <table:table-cell office:value-type="float" office:value="0.320142">
            <text:p>0.320142</text:p>
          </table:table-cell>
          <table:table-cell office:value-type="float" office:value="0.0342014">
            <text:p>0.0342014</text:p>
          </table:table-cell>
          <table:table-cell office:value-type="float" office:value="2777471940430">
            <text:p>2777471940430</text:p>
          </table:table-cell>
          <table:table-cell office:value-type="float" office:value="0.580181">
            <text:p>0.580181</text:p>
          </table:table-cell>
          <table:table-cell office:value-type="float" office:value="0.797452">
            <text:p>0.797452</text:p>
          </table:table-cell>
          <table:table-cell office:value-type="float" office:value="2777471977487">
            <text:p>2777471977487</text:p>
          </table:table-cell>
        </table:table-row>
        <table:table-row table:style-name="ro1">
          <table:table-cell office:value-type="float" office:value="0.343048">
            <text:p>0.343048</text:p>
          </table:table-cell>
          <table:table-cell office:value-type="float" office:value="0.0381397">
            <text:p>0.0381397</text:p>
          </table:table-cell>
          <table:table-cell office:value-type="float" office:value="2777471940713">
            <text:p>2777471940713</text:p>
          </table:table-cell>
          <table:table-cell office:value-type="float" office:value="0.402533">
            <text:p>0.402533</text:p>
          </table:table-cell>
          <table:table-cell office:value-type="float" office:value="0.761627">
            <text:p>0.761627</text:p>
          </table:table-cell>
          <table:table-cell office:value-type="float" office:value="2777471980035">
            <text:p>2777471980035</text:p>
          </table:table-cell>
        </table:table-row>
        <table:table-row table:style-name="ro1">
          <table:table-cell office:value-type="float" office:value="0.361906">
            <text:p>0.361906</text:p>
          </table:table-cell>
          <table:table-cell office:value-type="float" office:value="0.0413226">
            <text:p>0.0413226</text:p>
          </table:table-cell>
          <table:table-cell office:value-type="float" office:value="2777471940996">
            <text:p>2777471940996</text:p>
          </table:table-cell>
          <table:table-cell office:value-type="float" office:value="0.302825">
            <text:p>0.302825</text:p>
          </table:table-cell>
          <table:table-cell office:value-type="float" office:value="0.741933">
            <text:p>0.741933</text:p>
          </table:table-cell>
          <table:table-cell office:value-type="float" office:value="2777471981166">
            <text:p>2777471981166</text:p>
          </table:table-cell>
        </table:table-row>
        <table:table-row table:style-name="ro1">
          <table:table-cell office:value-type="float" office:value="0.378511">
            <text:p>0.378511</text:p>
          </table:table-cell>
          <table:table-cell office:value-type="float" office:value="0.044204">
            <text:p>0.044204</text:p>
          </table:table-cell>
          <table:table-cell office:value-type="float" office:value="2777471941280">
            <text:p>2777471941280</text:p>
          </table:table-cell>
          <table:table-cell office:value-type="float" office:value="0.193996">
            <text:p>0.193996</text:p>
          </table:table-cell>
          <table:table-cell office:value-type="float" office:value="0.709527">
            <text:p>0.709527</text:p>
          </table:table-cell>
          <table:table-cell office:value-type="float" office:value="2777471982577">
            <text:p>2777471982577</text:p>
          </table:table-cell>
        </table:table-row>
        <table:table-row table:style-name="ro1">
          <table:table-cell office:value-type="float" office:value="0.403363">
            <text:p>0.403363</text:p>
          </table:table-cell>
          <table:table-cell office:value-type="float" office:value="0.0478721">
            <text:p>0.0478721</text:p>
          </table:table-cell>
          <table:table-cell office:value-type="float" office:value="2777471941564">
            <text:p>2777471941564</text:p>
          </table:table-cell>
          <table:table-cell office:value-type="float" office:value="0.118105">
            <text:p>0.118105</text:p>
          </table:table-cell>
          <table:table-cell office:value-type="float" office:value="0.690914">
            <text:p>0.690914</text:p>
          </table:table-cell>
          <table:table-cell office:value-type="float" office:value="2777471983707">
            <text:p>2777471983707</text:p>
          </table:table-cell>
        </table:table-row>
        <table:table-row table:style-name="ro1">
          <table:table-cell office:value-type="float" office:value="0.427916">
            <text:p>0.427916</text:p>
          </table:table-cell>
          <table:table-cell office:value-type="float" office:value="0.0516519">
            <text:p>0.0516519</text:p>
          </table:table-cell>
          <table:table-cell office:value-type="float" office:value="2777471941847">
            <text:p>2777471941847</text:p>
          </table:table-cell>
          <table:table-cell office:value-type="float" office:value="0.0350559">
            <text:p>0.0350559</text:p>
          </table:table-cell>
          <table:table-cell office:value-type="float" office:value="0.693773">
            <text:p>0.693773</text:p>
          </table:table-cell>
          <table:table-cell office:value-type="float" office:value="2777471988233">
            <text:p>2777471988233</text:p>
          </table:table-cell>
        </table:table-row>
        <table:table-row table:style-name="ro1">
          <table:table-cell office:value-type="float" office:value="0.4542">
            <text:p>0.4542</text:p>
          </table:table-cell>
          <table:table-cell office:value-type="float" office:value="0.0560058">
            <text:p>0.0560058</text:p>
          </table:table-cell>
          <table:table-cell office:value-type="float" office:value="2777471942130">
            <text:p>2777471942130</text:p>
          </table:table-cell>
          <table:table-cell office:value-type="float" office:value="0.0350536">
            <text:p>0.0350536</text:p>
          </table:table-cell>
          <table:table-cell office:value-type="float" office:value="0.693866">
            <text:p>0.693866</text:p>
          </table:table-cell>
          <table:table-cell office:value-type="float" office:value="2777471989644">
            <text:p>2777471989644</text:p>
          </table:table-cell>
        </table:table-row>
        <table:table-row table:style-name="ro1">
          <table:table-cell office:value-type="float" office:value="0.476395">
            <text:p>0.476395</text:p>
          </table:table-cell>
          <table:table-cell office:value-type="float" office:value="0.0599266">
            <text:p>0.0599266</text:p>
          </table:table-cell>
          <table:table-cell office:value-type="float" office:value="2777471942414">
            <text:p>2777471942414</text:p>
          </table:table-cell>
          <table:table-cell office:value-type="float" office:value="0.044492">
            <text:p>0.044492</text:p>
          </table:table-cell>
          <table:table-cell office:value-type="float" office:value="0.693721">
            <text:p>0.693721</text:p>
          </table:table-cell>
          <table:table-cell office:value-type="float" office:value="2777471991338">
            <text:p>2777471991338</text:p>
          </table:table-cell>
        </table:table-row>
        <table:table-row table:style-name="ro1">
          <table:table-cell office:value-type="float" office:value="0.503094">
            <text:p>0.503094</text:p>
          </table:table-cell>
          <table:table-cell office:value-type="float" office:value="0.0639629">
            <text:p>0.0639629</text:p>
          </table:table-cell>
          <table:table-cell office:value-type="float" office:value="2777471942698">
            <text:p>2777471942698</text:p>
          </table:table-cell>
          <table:table-cell office:value-type="float" office:value="0.0351002">
            <text:p>0.0351002</text:p>
          </table:table-cell>
          <table:table-cell office:value-type="float" office:value="0.696143">
            <text:p>0.696143</text:p>
          </table:table-cell>
          <table:table-cell office:value-type="float" office:value="2777471992185">
            <text:p>2777471992185</text:p>
          </table:table-cell>
        </table:table-row>
        <table:table-row table:style-name="ro1">
          <table:table-cell office:value-type="float" office:value="0.520045">
            <text:p>0.520045</text:p>
          </table:table-cell>
          <table:table-cell office:value-type="float" office:value="0.0667918">
            <text:p>0.0667918</text:p>
          </table:table-cell>
          <table:table-cell office:value-type="float" office:value="2777471942981">
            <text:p>2777471942981</text:p>
          </table:table-cell>
          <table:table-cell office:value-type="float" office:value="0.0562908">
            <text:p>0.0562908</text:p>
          </table:table-cell>
          <table:table-cell office:value-type="float" office:value="0.80843">
            <text:p>0.80843</text:p>
          </table:table-cell>
          <table:table-cell office:value-type="float" office:value="2777471995290">
            <text:p>2777471995290</text:p>
          </table:table-cell>
        </table:table-row>
        <table:table-row table:style-name="ro1">
          <table:table-cell office:value-type="float" office:value="0.540412">
            <text:p>0.540412</text:p>
          </table:table-cell>
          <table:table-cell office:value-type="float" office:value="0.0699494">
            <text:p>0.0699494</text:p>
          </table:table-cell>
          <table:table-cell office:value-type="float" office:value="2777471943263">
            <text:p>2777471943263</text:p>
          </table:table-cell>
          <table:table-cell office:value-type="float" office:value="0.0590507">
            <text:p>0.0590507</text:p>
          </table:table-cell>
          <table:table-cell office:value-type="float" office:value="0.877035">
            <text:p>0.877035</text:p>
          </table:table-cell>
          <table:table-cell office:value-type="float" office:value="2777471996424">
            <text:p>2777471996424</text:p>
          </table:table-cell>
        </table:table-row>
        <table:table-row table:style-name="ro1">
          <table:table-cell office:value-type="float" office:value="0.561456">
            <text:p>0.561456</text:p>
          </table:table-cell>
          <table:table-cell office:value-type="float" office:value="0.0730724">
            <text:p>0.0730724</text:p>
          </table:table-cell>
          <table:table-cell office:value-type="float" office:value="2777471943546">
            <text:p>2777471943546</text:p>
          </table:table-cell>
          <table:table-cell office:value-type="float" office:value="0.0642165">
            <text:p>0.0642165</text:p>
          </table:table-cell>
          <table:table-cell office:value-type="float" office:value="0.90913">
            <text:p>0.90913</text:p>
          </table:table-cell>
          <table:table-cell office:value-type="float" office:value="2777471996990">
            <text:p>2777471996990</text:p>
          </table:table-cell>
        </table:table-row>
        <table:table-row table:style-name="ro1">
          <table:table-cell office:value-type="float" office:value="0.586231">
            <text:p>0.586231</text:p>
          </table:table-cell>
          <table:table-cell office:value-type="float" office:value="0.0764914">
            <text:p>0.0764914</text:p>
          </table:table-cell>
          <table:table-cell office:value-type="float" office:value="2777471943830">
            <text:p>2777471943830</text:p>
          </table:table-cell>
          <table:table-cell office:value-type="float" office:value="0.0681928">
            <text:p>0.0681928</text:p>
          </table:table-cell>
          <table:table-cell office:value-type="float" office:value="0.98369">
            <text:p>0.98369</text:p>
          </table:table-cell>
          <table:table-cell office:value-type="float" office:value="2777471998122">
            <text:p>2777471998122</text:p>
          </table:table-cell>
        </table:table-row>
        <table:table-row table:style-name="ro1">
          <table:table-cell office:value-type="float" office:value="0.608189">
            <text:p>0.608189</text:p>
          </table:table-cell>
          <table:table-cell office:value-type="float" office:value="0.0794159">
            <text:p>0.0794159</text:p>
          </table:table-cell>
          <table:table-cell office:value-type="float" office:value="2777471944114">
            <text:p>2777471944114</text:p>
          </table:table-cell>
          <table:table-cell office:value-type="float" office:value="0.0669005">
            <text:p>0.0669005</text:p>
          </table:table-cell>
          <table:table-cell office:value-type="float" office:value="1.0376">
            <text:p>1.0376</text:p>
          </table:table-cell>
          <table:table-cell office:value-type="float" office:value="2777471998689">
            <text:p>2777471998689</text:p>
          </table:table-cell>
        </table:table-row>
        <table:table-row table:style-name="ro1">
          <table:table-cell office:value-type="float" office:value="0.633984">
            <text:p>0.633984</text:p>
          </table:table-cell>
          <table:table-cell office:value-type="float" office:value="0.0829832">
            <text:p>0.0829832</text:p>
          </table:table-cell>
          <table:table-cell office:value-type="float" office:value="2777471944398">
            <text:p>2777471944398</text:p>
          </table:table-cell>
          <table:table-cell office:value-type="float" office:value="0.064884">
            <text:p>0.064884</text:p>
          </table:table-cell>
          <table:table-cell office:value-type="float" office:value="1.06203">
            <text:p>1.06203</text:p>
          </table:table-cell>
          <table:table-cell office:value-type="float" office:value="2777471999254">
            <text:p>2777471999254</text:p>
          </table:table-cell>
        </table:table-row>
        <table:table-row table:style-name="ro1">
          <table:table-cell office:value-type="float" office:value="0.65851">
            <text:p>0.65851</text:p>
          </table:table-cell>
          <table:table-cell office:value-type="float" office:value="0.0863626">
            <text:p>0.0863626</text:p>
          </table:table-cell>
          <table:table-cell office:value-type="float" office:value="2777471944681">
            <text:p>2777471944681</text:p>
          </table:table-cell>
          <table:table-cell office:value-type="float" office:value="0.0590111">
            <text:p>0.0590111</text:p>
          </table:table-cell>
          <table:table-cell office:value-type="float" office:value="1.12745">
            <text:p>1.12745</text:p>
          </table:table-cell>
          <table:table-cell office:value-type="float" office:value="2777472000100">
            <text:p>2777472000100</text:p>
          </table:table-cell>
        </table:table-row>
        <table:table-row table:style-name="ro1">
          <table:table-cell office:value-type="float" office:value="0.682146">
            <text:p>0.682146</text:p>
          </table:table-cell>
          <table:table-cell office:value-type="float" office:value="0.089762">
            <text:p>0.089762</text:p>
          </table:table-cell>
          <table:table-cell office:value-type="float" office:value="2777471944965">
            <text:p>2777471944965</text:p>
          </table:table-cell>
          <table:table-cell office:value-type="float" office:value="0.049179">
            <text:p>0.049179</text:p>
          </table:table-cell>
          <table:table-cell office:value-type="float" office:value="1.19007">
            <text:p>1.19007</text:p>
          </table:table-cell>
          <table:table-cell office:value-type="float" office:value="2777472000950">
            <text:p>2777472000950</text:p>
          </table:table-cell>
        </table:table-row>
        <table:table-row table:style-name="ro1">
          <table:table-cell office:value-type="float" office:value="0.708413">
            <text:p>0.708413</text:p>
          </table:table-cell>
          <table:table-cell office:value-type="float" office:value="0.0935168">
            <text:p>0.0935168</text:p>
          </table:table-cell>
          <table:table-cell office:value-type="float" office:value="2777471945249">
            <text:p>2777471945249</text:p>
          </table:table-cell>
          <table:table-cell office:value-type="float" office:value="0.0452233">
            <text:p>0.0452233</text:p>
          </table:table-cell>
          <table:table-cell office:value-type="float" office:value="1.21059">
            <text:p>1.21059</text:p>
          </table:table-cell>
          <table:table-cell office:value-type="float" office:value="2777472001232">
            <text:p>2777472001232</text:p>
          </table:table-cell>
        </table:table-row>
        <table:table-row table:style-name="ro1">
          <table:table-cell office:value-type="float" office:value="0.730238">
            <text:p>0.730238</text:p>
          </table:table-cell>
          <table:table-cell office:value-type="float" office:value="0.0966078">
            <text:p>0.0966078</text:p>
          </table:table-cell>
          <table:table-cell office:value-type="float" office:value="2777471945530">
            <text:p>2777471945530</text:p>
          </table:table-cell>
          <table:table-cell office:value-type="float" office:value="0.0342847">
            <text:p>0.0342847</text:p>
          </table:table-cell>
          <table:table-cell office:value-type="float" office:value="1.26149">
            <text:p>1.26149</text:p>
          </table:table-cell>
          <table:table-cell office:value-type="float" office:value="2777472002079">
            <text:p>2777472002079</text:p>
          </table:table-cell>
        </table:table-row>
        <table:table-row table:style-name="ro1">
          <table:table-cell office:value-type="float" office:value="0.763172">
            <text:p>0.763172</text:p>
          </table:table-cell>
          <table:table-cell office:value-type="float" office:value="0.101701">
            <text:p>0.101701</text:p>
          </table:table-cell>
          <table:table-cell office:value-type="float" office:value="2777471945813">
            <text:p>2777471945813</text:p>
          </table:table-cell>
          <table:table-cell office:value-type="float" office:value="0.0216235">
            <text:p>0.0216235</text:p>
          </table:table-cell>
          <table:table-cell office:value-type="float" office:value="1.33557">
            <text:p>1.33557</text:p>
          </table:table-cell>
          <table:table-cell office:value-type="float" office:value="2777472002927">
            <text:p>2777472002927</text:p>
          </table:table-cell>
        </table:table-row>
        <table:table-row table:style-name="ro1">
          <table:table-cell office:value-type="float" office:value="0.78205">
            <text:p>0.78205</text:p>
          </table:table-cell>
          <table:table-cell office:value-type="float" office:value="0.105433">
            <text:p>0.105433</text:p>
          </table:table-cell>
          <table:table-cell office:value-type="float" office:value="2777471946096">
            <text:p>2777471946096</text:p>
          </table:table-cell>
          <table:table-cell office:value-type="float" office:value="0.0140185">
            <text:p>0.0140185</text:p>
          </table:table-cell>
          <table:table-cell office:value-type="float" office:value="1.36972">
            <text:p>1.36972</text:p>
          </table:table-cell>
          <table:table-cell office:value-type="float" office:value="2777472003495">
            <text:p>2777472003495</text:p>
          </table:table-cell>
        </table:table-row>
        <table:table-row table:style-name="ro1">
          <table:table-cell office:value-type="float" office:value="0.799747">
            <text:p>0.799747</text:p>
          </table:table-cell>
          <table:table-cell office:value-type="float" office:value="0.108681">
            <text:p>0.108681</text:p>
          </table:table-cell>
          <table:table-cell office:value-type="float" office:value="2777471946378">
            <text:p>2777471946378</text:p>
          </table:table-cell>
          <table:table-cell office:value-type="float" office:value="0.0267426">
            <text:p>0.0267426</text:p>
          </table:table-cell>
          <table:table-cell office:value-type="float" office:value="1.39069">
            <text:p>1.39069</text:p>
          </table:table-cell>
          <table:table-cell office:value-type="float" office:value="2777472004629">
            <text:p>2777472004629</text:p>
          </table:table-cell>
        </table:table-row>
        <table:table-row table:style-name="ro1">
          <table:table-cell office:value-type="float" office:value="0.824859">
            <text:p>0.824859</text:p>
          </table:table-cell>
          <table:table-cell office:value-type="float" office:value="0.113821">
            <text:p>0.113821</text:p>
          </table:table-cell>
          <table:table-cell office:value-type="float" office:value="2777471946661">
            <text:p>2777471946661</text:p>
          </table:table-cell>
          <table:table-cell office:value-type="float" office:value="0.0288361">
            <text:p>0.0288361</text:p>
          </table:table-cell>
          <table:table-cell office:value-type="float" office:value="1.39756">
            <text:p>1.39756</text:p>
          </table:table-cell>
          <table:table-cell office:value-type="float" office:value="2777472005481">
            <text:p>2777472005481</text:p>
          </table:table-cell>
        </table:table-row>
        <table:table-row table:style-name="ro1">
          <table:table-cell office:value-type="float" office:value="0.836047">
            <text:p>0.836047</text:p>
          </table:table-cell>
          <table:table-cell office:value-type="float" office:value="0.116141">
            <text:p>0.116141</text:p>
          </table:table-cell>
          <table:table-cell office:value-type="float" office:value="2777471946947">
            <text:p>2777471946947</text:p>
          </table:table-cell>
          <table:table-cell office:value-type="float" office:value="0.021604">
            <text:p>0.021604</text:p>
          </table:table-cell>
          <table:table-cell office:value-type="float" office:value="1.38211">
            <text:p>1.38211</text:p>
          </table:table-cell>
          <table:table-cell office:value-type="float" office:value="2777472006606">
            <text:p>2777472006606</text:p>
          </table:table-cell>
        </table:table-row>
        <table:table-row table:style-name="ro1">
          <table:table-cell office:value-type="float" office:value="0.845817">
            <text:p>0.845817</text:p>
          </table:table-cell>
          <table:table-cell office:value-type="float" office:value="0.11806">
            <text:p>0.11806</text:p>
          </table:table-cell>
          <table:table-cell office:value-type="float" office:value="2777471947228">
            <text:p>2777471947228</text:p>
          </table:table-cell>
          <table:table-cell office:value-type="float" office:value="0.0227787">
            <text:p>0.0227787</text:p>
          </table:table-cell>
          <table:table-cell office:value-type="float" office:value="1.3886">
            <text:p>1.3886</text:p>
          </table:table-cell>
          <table:table-cell office:value-type="float" office:value="2777472007741">
            <text:p>2777472007741</text:p>
          </table:table-cell>
        </table:table-row>
        <table:table-row table:style-name="ro1">
          <table:table-cell office:value-type="float" office:value="0.847357">
            <text:p>0.847357</text:p>
          </table:table-cell>
          <table:table-cell office:value-type="float" office:value="0.118389">
            <text:p>0.118389</text:p>
          </table:table-cell>
          <table:table-cell office:value-type="float" office:value="2777471947511">
            <text:p>2777471947511</text:p>
          </table:table-cell>
          <table:table-cell office:value-type="float" office:value="0.0065321">
            <text:p>0.0065321</text:p>
          </table:table-cell>
          <table:table-cell office:value-type="float" office:value="1.36797">
            <text:p>1.36797</text:p>
          </table:table-cell>
          <table:table-cell office:value-type="float" office:value="2777472008022">
            <text:p>2777472008022</text:p>
          </table:table-cell>
        </table:table-row>
        <table:table-row table:style-name="ro1">
          <table:table-cell office:value-type="float" office:value="0.851121">
            <text:p>0.851121</text:p>
          </table:table-cell>
          <table:table-cell office:value-type="float" office:value="0.119456">
            <text:p>0.119456</text:p>
          </table:table-cell>
          <table:table-cell office:value-type="float" office:value="2777471947792">
            <text:p>2777471947792</text:p>
          </table:table-cell>
          <table:table-cell office:value-type="float" office:value="0.0149742">
            <text:p>0.0149742</text:p>
          </table:table-cell>
          <table:table-cell office:value-type="float" office:value="1.37871">
            <text:p>1.37871</text:p>
          </table:table-cell>
          <table:table-cell office:value-type="float" office:value="2777472008585">
            <text:p>2777472008585</text:p>
          </table:table-cell>
        </table:table-row>
        <table:table-row table:style-name="ro1">
          <table:table-cell office:value-type="float" office:value="0.8487">
            <text:p>0.8487</text:p>
          </table:table-cell>
          <table:table-cell office:value-type="float" office:value="0.118611">
            <text:p>0.118611</text:p>
          </table:table-cell>
          <table:table-cell office:value-type="float" office:value="2777471948072">
            <text:p>2777471948072</text:p>
          </table:table-cell>
          <table:table-cell office:value-type="float" office:value="0.0240367">
            <text:p>0.0240367</text:p>
          </table:table-cell>
          <table:table-cell office:value-type="float" office:value="1.37028">
            <text:p>1.37028</text:p>
          </table:table-cell>
          <table:table-cell office:value-type="float" office:value="2777472008868">
            <text:p>2777472008868</text:p>
          </table:table-cell>
        </table:table-row>
        <table:table-row table:style-name="ro1">
          <table:table-cell office:value-type="float" office:value="0.844413">
            <text:p>0.844413</text:p>
          </table:table-cell>
          <table:table-cell office:value-type="float" office:value="0.116307">
            <text:p>0.116307</text:p>
          </table:table-cell>
          <table:table-cell office:value-type="float" office:value="2777471948353">
            <text:p>2777471948353</text:p>
          </table:table-cell>
          <table:table-cell office:value-type="float" office:value="0.0547621">
            <text:p>0.0547621</text:p>
          </table:table-cell>
          <table:table-cell office:value-type="float" office:value="1.38789">
            <text:p>1.38789</text:p>
          </table:table-cell>
          <table:table-cell office:value-type="float" office:value="2777472009998">
            <text:p>2777472009998</text:p>
          </table:table-cell>
        </table:table-row>
        <table:table-row table:style-name="ro1">
          <table:table-cell office:value-type="float" office:value="0.846393">
            <text:p>0.846393</text:p>
          </table:table-cell>
          <table:table-cell office:value-type="float" office:value="0.118148">
            <text:p>0.118148</text:p>
          </table:table-cell>
          <table:table-cell office:value-type="float" office:value="2777471948637">
            <text:p>2777471948637</text:p>
          </table:table-cell>
          <table:table-cell office:value-type="float" office:value="0.107635">
            <text:p>0.107635</text:p>
          </table:table-cell>
          <table:table-cell office:value-type="float" office:value="1.41114">
            <text:p>1.41114</text:p>
          </table:table-cell>
          <table:table-cell office:value-type="float" office:value="2777472011128">
            <text:p>2777472011128</text:p>
          </table:table-cell>
        </table:table-row>
        <table:table-row table:style-name="ro1">
          <table:table-cell office:value-type="float" office:value="0.842814">
            <text:p>0.842814</text:p>
          </table:table-cell>
          <table:table-cell office:value-type="float" office:value="0.114388">
            <text:p>0.114388</text:p>
          </table:table-cell>
          <table:table-cell office:value-type="float" office:value="2777471948920">
            <text:p>2777471948920</text:p>
          </table:table-cell>
          <table:table-cell office:value-type="float" office:value="0.211229">
            <text:p>0.211229</text:p>
          </table:table-cell>
          <table:table-cell office:value-type="float" office:value="1.45583">
            <text:p>1.45583</text:p>
          </table:table-cell>
          <table:table-cell office:value-type="float" office:value="2777472013109">
            <text:p>2777472013109</text:p>
          </table:table-cell>
        </table:table-row>
        <table:table-row table:style-name="ro1">
          <table:table-cell office:value-type="float" office:value="0.839914">
            <text:p>0.839914</text:p>
          </table:table-cell>
          <table:table-cell office:value-type="float" office:value="0.110697">
            <text:p>0.110697</text:p>
          </table:table-cell>
          <table:table-cell office:value-type="float" office:value="2777471949206">
            <text:p>2777471949206</text:p>
          </table:table-cell>
          <table:table-cell office:value-type="float" office:value="0.240082">
            <text:p>0.240082</text:p>
          </table:table-cell>
          <table:table-cell office:value-type="float" office:value="1.47698">
            <text:p>1.47698</text:p>
          </table:table-cell>
          <table:table-cell office:value-type="float" office:value="2777472013675">
            <text:p>2777472013675</text:p>
          </table:table-cell>
        </table:table-row>
        <table:table-row table:style-name="ro1">
          <table:table-cell office:value-type="float" office:value="0.839914">
            <text:p>0.839914</text:p>
          </table:table-cell>
          <table:table-cell office:value-type="float" office:value="0.110697">
            <text:p>0.110697</text:p>
          </table:table-cell>
          <table:table-cell office:value-type="float" office:value="2777471949492">
            <text:p>2777471949492</text:p>
          </table:table-cell>
          <table:table-cell office:value-type="float" office:value="0.26684">
            <text:p>0.26684</text:p>
          </table:table-cell>
          <table:table-cell office:value-type="float" office:value="1.48775">
            <text:p>1.48775</text:p>
          </table:table-cell>
          <table:table-cell office:value-type="float" office:value="2777472014240">
            <text:p>2777472014240</text:p>
          </table:table-cell>
        </table:table-row>
        <table:table-row table:style-name="ro1">
          <table:table-cell office:value-type="float" office:value="0.839097">
            <text:p>0.839097</text:p>
          </table:table-cell>
          <table:table-cell office:value-type="float" office:value="0.109445">
            <text:p>0.109445</text:p>
          </table:table-cell>
          <table:table-cell office:value-type="float" office:value="2777471949775">
            <text:p>2777471949775</text:p>
          </table:table-cell>
          <table:table-cell office:value-type="float" office:value="0.303536">
            <text:p>0.303536</text:p>
          </table:table-cell>
          <table:table-cell office:value-type="float" office:value="1.51843">
            <text:p>1.51843</text:p>
          </table:table-cell>
          <table:table-cell office:value-type="float" office:value="2777472014804">
            <text:p>2777472014804</text:p>
          </table:table-cell>
        </table:table-row>
        <table:table-row table:style-name="ro1">
          <table:table-cell office:value-type="float" office:value="0.844215">
            <text:p>0.844215</text:p>
          </table:table-cell>
          <table:table-cell office:value-type="float" office:value="0.116998">
            <text:p>0.116998</text:p>
          </table:table-cell>
          <table:table-cell office:value-type="float" office:value="2777471950058">
            <text:p>2777471950058</text:p>
          </table:table-cell>
          <table:table-cell office:value-type="float" office:value="0.367311">
            <text:p>0.367311</text:p>
          </table:table-cell>
          <table:table-cell office:value-type="float" office:value="1.55945">
            <text:p>1.55945</text:p>
          </table:table-cell>
          <table:table-cell office:value-type="float" office:value="2777472015935">
            <text:p>2777472015935</text:p>
          </table:table-cell>
        </table:table-row>
        <table:table-row table:style-name="ro1">
          <table:table-cell office:value-type="float" office:value="0.848707">
            <text:p>0.848707</text:p>
          </table:table-cell>
          <table:table-cell office:value-type="float" office:value="0.12361">
            <text:p>0.12361</text:p>
          </table:table-cell>
          <table:table-cell office:value-type="float" office:value="2777471950341">
            <text:p>2777471950341</text:p>
          </table:table-cell>
          <table:table-cell office:value-type="float" office:value="0.472814">
            <text:p>0.472814</text:p>
          </table:table-cell>
          <table:table-cell office:value-type="float" office:value="1.64477">
            <text:p>1.64477</text:p>
          </table:table-cell>
          <table:table-cell office:value-type="float" office:value="2777472017913">
            <text:p>2777472017913</text:p>
          </table:table-cell>
        </table:table-row>
        <table:table-row table:style-name="ro1">
          <table:table-cell office:value-type="float" office:value="0.854035">
            <text:p>0.854035</text:p>
          </table:table-cell>
          <table:table-cell office:value-type="float" office:value="0.131748">
            <text:p>0.131748</text:p>
          </table:table-cell>
          <table:table-cell office:value-type="float" office:value="2777471950625">
            <text:p>2777471950625</text:p>
          </table:table-cell>
          <table:table-cell office:value-type="float" office:value="0.471412">
            <text:p>0.471412</text:p>
          </table:table-cell>
          <table:table-cell office:value-type="float" office:value="1.64729">
            <text:p>1.64729</text:p>
          </table:table-cell>
          <table:table-cell office:value-type="float" office:value="2777472019611">
            <text:p>2777472019611</text:p>
          </table:table-cell>
        </table:table-row>
        <table:table-row table:style-name="ro1">
          <table:table-cell office:value-type="float" office:value="0.859921">
            <text:p>0.859921</text:p>
          </table:table-cell>
          <table:table-cell office:value-type="float" office:value="0.140563">
            <text:p>0.140563</text:p>
          </table:table-cell>
          <table:table-cell office:value-type="float" office:value="2777471950908">
            <text:p>2777471950908</text:p>
          </table:table-cell>
          <table:table-cell office:value-type="float" office:value="0.464077">
            <text:p>0.464077</text:p>
          </table:table-cell>
          <table:table-cell office:value-type="float" office:value="1.64735">
            <text:p>1.64735</text:p>
          </table:table-cell>
          <table:table-cell office:value-type="float" office:value="2777472023567">
            <text:p>2777472023567</text:p>
          </table:table-cell>
        </table:table-row>
        <table:table-row table:style-name="ro1">
          <table:table-cell office:value-type="float" office:value="0.867856">
            <text:p>0.867856</text:p>
          </table:table-cell>
          <table:table-cell office:value-type="float" office:value="0.152126">
            <text:p>0.152126</text:p>
          </table:table-cell>
          <table:table-cell office:value-type="float" office:value="2777471951191">
            <text:p>2777471951191</text:p>
          </table:table-cell>
          <table:table-cell office:value-type="float" office:value="0.455353">
            <text:p>0.455353</text:p>
          </table:table-cell>
          <table:table-cell office:value-type="float" office:value="1.6325">
            <text:p>1.6325</text:p>
          </table:table-cell>
          <table:table-cell office:value-type="float" office:value="2777472024413">
            <text:p>2777472024413</text:p>
          </table:table-cell>
        </table:table-row>
        <table:table-row table:style-name="ro1">
          <table:table-cell office:value-type="float" office:value="0.872956">
            <text:p>0.872956</text:p>
          </table:table-cell>
          <table:table-cell office:value-type="float" office:value="0.160042">
            <text:p>0.160042</text:p>
          </table:table-cell>
          <table:table-cell office:value-type="float" office:value="2777471951473">
            <text:p>2777471951473</text:p>
          </table:table-cell>
          <table:table-cell office:value-type="float" office:value="0.508911">
            <text:p>0.508911</text:p>
          </table:table-cell>
          <table:table-cell office:value-type="float" office:value="1.61131">
            <text:p>1.61131</text:p>
          </table:table-cell>
          <table:table-cell office:value-type="float" office:value="2777472025540">
            <text:p>2777472025540</text:p>
          </table:table-cell>
        </table:table-row>
        <table:table-row table:style-name="ro1">
          <table:table-cell office:value-type="float" office:value="0.879576">
            <text:p>0.879576</text:p>
          </table:table-cell>
          <table:table-cell office:value-type="float" office:value="0.17077">
            <text:p>0.17077</text:p>
          </table:table-cell>
          <table:table-cell office:value-type="float" office:value="2777471951755">
            <text:p>2777471951755</text:p>
          </table:table-cell>
          <table:table-cell office:value-type="float" office:value="0.564433">
            <text:p>0.564433</text:p>
          </table:table-cell>
          <table:table-cell office:value-type="float" office:value="1.57803">
            <text:p>1.57803</text:p>
          </table:table-cell>
          <table:table-cell office:value-type="float" office:value="2777472026670">
            <text:p>2777472026670</text:p>
          </table:table-cell>
        </table:table-row>
        <table:table-row table:style-name="ro1">
          <table:table-cell office:value-type="float" office:value="0.889617">
            <text:p>0.889617</text:p>
          </table:table-cell>
          <table:table-cell office:value-type="float" office:value="0.186359">
            <text:p>0.186359</text:p>
          </table:table-cell>
          <table:table-cell office:value-type="float" office:value="2777471952037">
            <text:p>2777471952037</text:p>
          </table:table-cell>
          <table:table-cell office:value-type="float" office:value="0.617991">
            <text:p>0.617991</text:p>
          </table:table-cell>
          <table:table-cell office:value-type="float" office:value="1.55042">
            <text:p>1.55042</text:p>
          </table:table-cell>
          <table:table-cell office:value-type="float" office:value="2777472027520">
            <text:p>2777472027520</text:p>
          </table:table-cell>
        </table:table-row>
        <table:table-row table:style-name="ro1">
          <table:table-cell office:value-type="float" office:value="0.89943">
            <text:p>0.89943</text:p>
          </table:table-cell>
          <table:table-cell office:value-type="float" office:value="0.202897">
            <text:p>0.202897</text:p>
          </table:table-cell>
          <table:table-cell office:value-type="float" office:value="2777471952320">
            <text:p>2777471952320</text:p>
          </table:table-cell>
          <table:table-cell office:value-type="float" office:value="0.629799">
            <text:p>0.629799</text:p>
          </table:table-cell>
          <table:table-cell office:value-type="float" office:value="1.54534">
            <text:p>1.54534</text:p>
          </table:table-cell>
          <table:table-cell office:value-type="float" office:value="2777472027803">
            <text:p>2777472027803</text:p>
          </table:table-cell>
        </table:table-row>
        <table:table-row table:style-name="ro1">
          <table:table-cell office:value-type="float" office:value="0.903073">
            <text:p>0.903073</text:p>
          </table:table-cell>
          <table:table-cell office:value-type="float" office:value="0.208992">
            <text:p>0.208992</text:p>
          </table:table-cell>
          <table:table-cell office:value-type="float" office:value="2777471952603">
            <text:p>2777471952603</text:p>
          </table:table-cell>
          <table:table-cell office:value-type="float" office:value="0.773584">
            <text:p>0.773584</text:p>
          </table:table-cell>
          <table:table-cell office:value-type="float" office:value="1.48179">
            <text:p>1.48179</text:p>
          </table:table-cell>
          <table:table-cell office:value-type="float" office:value="2777472030065">
            <text:p>2777472030065</text:p>
          </table:table-cell>
        </table:table-row>
        <table:table-row table:style-name="ro1">
          <table:table-cell office:value-type="float" office:value="0.912845">
            <text:p>0.912845</text:p>
          </table:table-cell>
          <table:table-cell office:value-type="float" office:value="0.225058">
            <text:p>0.225058</text:p>
          </table:table-cell>
          <table:table-cell office:value-type="float" office:value="2777471952886">
            <text:p>2777471952886</text:p>
          </table:table-cell>
          <table:table-cell office:value-type="float" office:value="0.942177">
            <text:p>0.942177</text:p>
          </table:table-cell>
          <table:table-cell office:value-type="float" office:value="1.43047">
            <text:p>1.43047</text:p>
          </table:table-cell>
          <table:table-cell office:value-type="float" office:value="2777472032606">
            <text:p>2777472032606</text:p>
          </table:table-cell>
        </table:table-row>
        <table:table-row table:style-name="ro1">
          <table:table-cell office:value-type="float" office:value="0.917215">
            <text:p>0.917215</text:p>
          </table:table-cell>
          <table:table-cell office:value-type="float" office:value="0.232408">
            <text:p>0.232408</text:p>
          </table:table-cell>
          <table:table-cell office:value-type="float" office:value="2777471953168">
            <text:p>2777471953168</text:p>
          </table:table-cell>
          <table:table-cell office:value-type="float" office:value="0.989694">
            <text:p>0.989694</text:p>
          </table:table-cell>
          <table:table-cell office:value-type="float" office:value="1.41638">
            <text:p>1.41638</text:p>
          </table:table-cell>
          <table:table-cell office:value-type="float" office:value="2777472033172">
            <text:p>2777472033172</text:p>
          </table:table-cell>
        </table:table-row>
        <table:table-row table:style-name="ro1">
          <table:table-cell office:value-type="float" office:value="0.927009">
            <text:p>0.927009</text:p>
          </table:table-cell>
          <table:table-cell office:value-type="float" office:value="0.248879">
            <text:p>0.248879</text:p>
          </table:table-cell>
          <table:table-cell office:value-type="float" office:value="2777471953451">
            <text:p>2777471953451</text:p>
          </table:table-cell>
          <table:table-cell office:value-type="float" office:value="0.992456">
            <text:p>0.992456</text:p>
          </table:table-cell>
          <table:table-cell office:value-type="float" office:value="1.42696">
            <text:p>1.42696</text:p>
          </table:table-cell>
          <table:table-cell office:value-type="float" office:value="2777472033738">
            <text:p>2777472033738</text:p>
          </table:table-cell>
        </table:table-row>
        <table:table-row table:style-name="ro1">
          <table:table-cell office:value-type="float" office:value="0.937039">
            <text:p>0.937039</text:p>
          </table:table-cell>
          <table:table-cell office:value-type="float" office:value="0.265951">
            <text:p>0.265951</text:p>
          </table:table-cell>
          <table:table-cell office:value-type="float" office:value="2777471953734">
            <text:p>2777471953734</text:p>
          </table:table-cell>
          <table:table-cell office:value-type="float" office:value="0.991932">
            <text:p>0.991932</text:p>
          </table:table-cell>
          <table:table-cell office:value-type="float" office:value="1.4356">
            <text:p>1.4356</text:p>
          </table:table-cell>
          <table:table-cell office:value-type="float" office:value="2777472035155">
            <text:p>2777472035155</text:p>
          </table:table-cell>
        </table:table-row>
        <table:table-row table:style-name="ro1">
          <table:table-cell office:value-type="float" office:value="0.948494">
            <text:p>0.948494</text:p>
          </table:table-cell>
          <table:table-cell office:value-type="float" office:value="0.285608">
            <text:p>0.285608</text:p>
          </table:table-cell>
          <table:table-cell office:value-type="float" office:value="2777471954017">
            <text:p>2777471954017</text:p>
          </table:table-cell>
          <table:table-cell office:value-type="float" office:value="1.02706">
            <text:p>1.02706</text:p>
          </table:table-cell>
          <table:table-cell office:value-type="float" office:value="1.38257">
            <text:p>1.38257</text:p>
          </table:table-cell>
          <table:table-cell office:value-type="float" office:value="2777472037126">
            <text:p>2777472037126</text:p>
          </table:table-cell>
        </table:table-row>
        <table:table-row table:style-name="ro1">
          <table:table-cell office:value-type="float" office:value="0.951849">
            <text:p>0.951849</text:p>
          </table:table-cell>
          <table:table-cell office:value-type="float" office:value="0.291712">
            <text:p>0.291712</text:p>
          </table:table-cell>
          <table:table-cell office:value-type="float" office:value="2777471954301">
            <text:p>2777471954301</text:p>
          </table:table-cell>
          <table:table-cell office:value-type="float" office:value="1.0673">
            <text:p>1.0673</text:p>
          </table:table-cell>
          <table:table-cell office:value-type="float" office:value="1.3306">
            <text:p>1.3306</text:p>
          </table:table-cell>
          <table:table-cell office:value-type="float" office:value="2777472038535">
            <text:p>2777472038535</text:p>
          </table:table-cell>
        </table:table-row>
        <table:table-row table:style-name="ro1">
          <table:table-cell office:value-type="float" office:value="0.954914">
            <text:p>0.954914</text:p>
          </table:table-cell>
          <table:table-cell office:value-type="float" office:value="0.2971">
            <text:p>0.2971</text:p>
          </table:table-cell>
          <table:table-cell office:value-type="float" office:value="2777471954584">
            <text:p>2777471954584</text:p>
          </table:table-cell>
          <table:table-cell office:value-type="float" office:value="1.17811">
            <text:p>1.17811</text:p>
          </table:table-cell>
          <table:table-cell office:value-type="float" office:value="1.25185">
            <text:p>1.25185</text:p>
          </table:table-cell>
          <table:table-cell office:value-type="float" office:value="2777472039948">
            <text:p>2777472039948</text:p>
          </table:table-cell>
        </table:table-row>
        <table:table-row table:style-name="ro1">
          <table:table-cell office:value-type="float" office:value="0.969298">
            <text:p>0.969298</text:p>
          </table:table-cell>
          <table:table-cell office:value-type="float" office:value="0.322503">
            <text:p>0.322503</text:p>
          </table:table-cell>
          <table:table-cell office:value-type="float" office:value="2777471954867">
            <text:p>2777471954867</text:p>
          </table:table-cell>
          <table:table-cell office:value-type="float" office:value="1.19855">
            <text:p>1.19855</text:p>
          </table:table-cell>
          <table:table-cell office:value-type="float" office:value="1.21716">
            <text:p>1.21716</text:p>
          </table:table-cell>
          <table:table-cell office:value-type="float" office:value="2777472040799">
            <text:p>2777472040799</text:p>
          </table:table-cell>
        </table:table-row>
        <table:table-row table:style-name="ro1">
          <table:table-cell office:value-type="float" office:value="0.975419">
            <text:p>0.975419</text:p>
          </table:table-cell>
          <table:table-cell office:value-type="float" office:value="0.333244">
            <text:p>0.333244</text:p>
          </table:table-cell>
          <table:table-cell office:value-type="float" office:value="2777471955150">
            <text:p>2777471955150</text:p>
          </table:table-cell>
          <table:table-cell office:value-type="float" office:value="1.19195">
            <text:p>1.19195</text:p>
          </table:table-cell>
          <table:table-cell office:value-type="float" office:value="1.23597">
            <text:p>1.23597</text:p>
          </table:table-cell>
          <table:table-cell office:value-type="float" office:value="2777472041366">
            <text:p>2777472041366</text:p>
          </table:table-cell>
        </table:table-row>
        <table:table-row table:style-name="ro1">
          <table:table-cell office:value-type="float" office:value="0.980506">
            <text:p>0.980506</text:p>
          </table:table-cell>
          <table:table-cell office:value-type="float" office:value="0.341173">
            <text:p>0.341173</text:p>
          </table:table-cell>
          <table:table-cell office:value-type="float" office:value="2777471955432">
            <text:p>2777471955432</text:p>
          </table:table-cell>
          <table:table-cell office:value-type="float" office:value="1.19158">
            <text:p>1.19158</text:p>
          </table:table-cell>
          <table:table-cell office:value-type="float" office:value="1.2515">
            <text:p>1.2515</text:p>
          </table:table-cell>
          <table:table-cell office:value-type="float" office:value="2777472043342">
            <text:p>2777472043342</text:p>
          </table:table-cell>
        </table:table-row>
        <table:table-row table:style-name="ro1">
          <table:table-cell office:value-type="float" office:value="0.987836">
            <text:p>0.987836</text:p>
          </table:table-cell>
          <table:table-cell office:value-type="float" office:value="0.353604">
            <text:p>0.353604</text:p>
          </table:table-cell>
          <table:table-cell office:value-type="float" office:value="2777471955715">
            <text:p>2777471955715</text:p>
          </table:table-cell>
          <table:table-cell office:value-type="float" office:value="1.17235">
            <text:p>1.17235</text:p>
          </table:table-cell>
          <table:table-cell office:value-type="float" office:value="1.20558">
            <text:p>1.20558</text:p>
          </table:table-cell>
          <table:table-cell office:value-type="float" office:value="2777472044748">
            <text:p>2777472044748</text:p>
          </table:table-cell>
        </table:table-row>
        <table:table-row table:style-name="ro1">
          <table:table-cell office:value-type="float" office:value="1.00325">
            <text:p>1.00325</text:p>
          </table:table-cell>
          <table:table-cell office:value-type="float" office:value="0.379736">
            <text:p>0.379736</text:p>
          </table:table-cell>
          <table:table-cell office:value-type="float" office:value="2777471955997">
            <text:p>2777471955997</text:p>
          </table:table-cell>
          <table:table-cell office:value-type="float" office:value="1.14018">
            <text:p>1.14018</text:p>
          </table:table-cell>
          <table:table-cell office:value-type="float" office:value="1.1043">
            <text:p>1.1043</text:p>
          </table:table-cell>
          <table:table-cell office:value-type="float" office:value="2777472049547">
            <text:p>2777472049547</text:p>
          </table:table-cell>
        </table:table-row>
        <table:table-row table:style-name="ro1">
          <table:table-cell office:value-type="float" office:value="1.01543">
            <text:p>1.01543</text:p>
          </table:table-cell>
          <table:table-cell office:value-type="float" office:value="0.401551">
            <text:p>0.401551</text:p>
          </table:table-cell>
          <table:table-cell office:value-type="float" office:value="2777471956281">
            <text:p>2777471956281</text:p>
          </table:table-cell>
          <table:table-cell office:value-type="float" office:value="1.03587">
            <text:p>1.03587</text:p>
          </table:table-cell>
          <table:table-cell office:value-type="float" office:value="0.933099">
            <text:p>0.933099</text:p>
          </table:table-cell>
          <table:table-cell office:value-type="float" office:value="2777472052932">
            <text:p>2777472052932</text:p>
          </table:table-cell>
        </table:table-row>
        <table:table-row table:style-name="ro1">
          <table:table-cell office:value-type="float" office:value="1.02035">
            <text:p>1.02035</text:p>
          </table:table-cell>
          <table:table-cell office:value-type="float" office:value="0.410385">
            <text:p>0.410385</text:p>
          </table:table-cell>
          <table:table-cell office:value-type="float" office:value="2777471956565">
            <text:p>2777471956565</text:p>
          </table:table-cell>
          <table:table-cell office:value-type="float" office:value="1.00887">
            <text:p>1.00887</text:p>
          </table:table-cell>
          <table:table-cell office:value-type="float" office:value="0.852987">
            <text:p>0.852987</text:p>
          </table:table-cell>
          <table:table-cell office:value-type="float" office:value="2777472054343">
            <text:p>2777472054343</text:p>
          </table:table-cell>
        </table:table-row>
        <table:table-row table:style-name="ro1">
          <table:table-cell office:value-type="float" office:value="1.02974">
            <text:p>1.02974</text:p>
          </table:table-cell>
          <table:table-cell office:value-type="float" office:value="0.427426">
            <text:p>0.427426</text:p>
          </table:table-cell>
          <table:table-cell office:value-type="float" office:value="2777471956848">
            <text:p>2777471956848</text:p>
          </table:table-cell>
          <table:table-cell office:value-type="float" office:value="1.00183">
            <text:p>1.00183</text:p>
          </table:table-cell>
          <table:table-cell office:value-type="float" office:value="0.818007">
            <text:p>0.818007</text:p>
          </table:table-cell>
          <table:table-cell office:value-type="float" office:value="2777472056327">
            <text:p>2777472056327</text:p>
          </table:table-cell>
        </table:table-row>
        <table:table-row table:style-name="ro1">
          <table:table-cell office:value-type="float" office:value="1.03794">
            <text:p>1.03794</text:p>
          </table:table-cell>
          <table:table-cell office:value-type="float" office:value="0.442296">
            <text:p>0.442296</text:p>
          </table:table-cell>
          <table:table-cell office:value-type="float" office:value="2777471957131">
            <text:p>2777471957131</text:p>
          </table:table-cell>
          <table:table-cell office:value-type="float" office:value="1.00003">
            <text:p>1.00003</text:p>
          </table:table-cell>
          <table:table-cell office:value-type="float" office:value="0.817663">
            <text:p>0.817663</text:p>
          </table:table-cell>
          <table:table-cell office:value-type="float" office:value="2777472057173">
            <text:p>2777472057173</text:p>
          </table:table-cell>
        </table:table-row>
        <table:table-row table:style-name="ro1">
          <table:table-cell office:value-type="float" office:value="1.05125">
            <text:p>1.05125</text:p>
          </table:table-cell>
          <table:table-cell office:value-type="float" office:value="0.4667">
            <text:p>0.4667</text:p>
          </table:table-cell>
          <table:table-cell office:value-type="float" office:value="2777471957414">
            <text:p>2777471957414</text:p>
          </table:table-cell>
          <table:table-cell office:value-type="float" office:value="0.998108">
            <text:p>0.998108</text:p>
          </table:table-cell>
          <table:table-cell office:value-type="float" office:value="0.816858">
            <text:p>0.816858</text:p>
          </table:table-cell>
          <table:table-cell office:value-type="float" office:value="2777472058016">
            <text:p>2777472058016</text:p>
          </table:table-cell>
        </table:table-row>
        <table:table-row table:style-name="ro1">
          <table:table-cell office:value-type="float" office:value="1.06549">
            <text:p>1.06549</text:p>
          </table:table-cell>
          <table:table-cell office:value-type="float" office:value="0.492541">
            <text:p>0.492541</text:p>
          </table:table-cell>
          <table:table-cell office:value-type="float" office:value="2777471957697">
            <text:p>2777471957697</text:p>
          </table:table-cell>
          <table:table-cell office:value-type="float" office:value="0.965326">
            <text:p>0.965326</text:p>
          </table:table-cell>
          <table:table-cell office:value-type="float" office:value="0.819886">
            <text:p>0.819886</text:p>
          </table:table-cell>
          <table:table-cell office:value-type="float" office:value="2777472058861">
            <text:p>2777472058861</text:p>
          </table:table-cell>
        </table:table-row>
        <table:table-row table:style-name="ro1">
          <table:table-cell office:value-type="float" office:value="1.07782">
            <text:p>1.07782</text:p>
          </table:table-cell>
          <table:table-cell office:value-type="float" office:value="0.516197">
            <text:p>0.516197</text:p>
          </table:table-cell>
          <table:table-cell office:value-type="float" office:value="2777471957980">
            <text:p>2777471957980</text:p>
          </table:table-cell>
          <table:table-cell office:value-type="float" office:value="0.815776">
            <text:p>0.815776</text:p>
          </table:table-cell>
          <table:table-cell office:value-type="float" office:value="0.833307">
            <text:p>0.833307</text:p>
          </table:table-cell>
          <table:table-cell office:value-type="float" office:value="2777472061399">
            <text:p>2777472061399</text:p>
          </table:table-cell>
        </table:table-row>
        <table:table-row table:style-name="ro1">
          <table:table-cell office:value-type="float" office:value="1.08952">
            <text:p>1.08952</text:p>
          </table:table-cell>
          <table:table-cell office:value-type="float" office:value="0.539089">
            <text:p>0.539089</text:p>
          </table:table-cell>
          <table:table-cell office:value-type="float" office:value="2777471958264">
            <text:p>2777471958264</text:p>
          </table:table-cell>
          <table:table-cell office:value-type="float" office:value="0.726138">
            <text:p>0.726138</text:p>
          </table:table-cell>
          <table:table-cell office:value-type="float" office:value="0.829779">
            <text:p>0.829779</text:p>
          </table:table-cell>
          <table:table-cell office:value-type="float" office:value="2777472062807">
            <text:p>2777472062807</text:p>
          </table:table-cell>
        </table:table-row>
        <table:table-row table:style-name="ro1">
          <table:table-cell office:value-type="float" office:value="1.09816">
            <text:p>1.09816</text:p>
          </table:table-cell>
          <table:table-cell office:value-type="float" office:value="0.555498">
            <text:p>0.555498</text:p>
          </table:table-cell>
          <table:table-cell office:value-type="float" office:value="2777471958547">
            <text:p>2777471958547</text:p>
          </table:table-cell>
          <table:table-cell office:value-type="float" office:value="0.696401">
            <text:p>0.696401</text:p>
          </table:table-cell>
          <table:table-cell office:value-type="float" office:value="0.829471">
            <text:p>0.829471</text:p>
          </table:table-cell>
          <table:table-cell office:value-type="float" office:value="2777472063371">
            <text:p>2777472063371</text:p>
          </table:table-cell>
        </table:table-row>
        <table:table-row table:style-name="ro1">
          <table:table-cell office:value-type="float" office:value="1.10002">
            <text:p>1.10002</text:p>
          </table:table-cell>
          <table:table-cell office:value-type="float" office:value="0.559318">
            <text:p>0.559318</text:p>
          </table:table-cell>
          <table:table-cell office:value-type="float" office:value="2777471958830">
            <text:p>2777471958830</text:p>
          </table:table-cell>
          <table:table-cell office:value-type="float" office:value="0.515591">
            <text:p>0.515591</text:p>
          </table:table-cell>
          <table:table-cell office:value-type="float" office:value="0.806914">
            <text:p>0.806914</text:p>
          </table:table-cell>
          <table:table-cell office:value-type="float" office:value="2777472065910">
            <text:p>2777472065910</text:p>
          </table:table-cell>
        </table:table-row>
        <table:table-row table:style-name="ro1">
          <table:table-cell office:value-type="float" office:value="1.10055">
            <text:p>1.10055</text:p>
          </table:table-cell>
          <table:table-cell office:value-type="float" office:value="0.560378">
            <text:p>0.560378</text:p>
          </table:table-cell>
          <table:table-cell office:value-type="float" office:value="2777471959112">
            <text:p>2777471959112</text:p>
          </table:table-cell>
          <table:table-cell office:value-type="float" office:value="0.139915">
            <text:p>0.139915</text:p>
          </table:table-cell>
          <table:table-cell office:value-type="float" office:value="0.710031">
            <text:p>0.710031</text:p>
          </table:table-cell>
          <table:table-cell office:value-type="float" office:value="2777472070712">
            <text:p>2777472070712</text:p>
          </table:table-cell>
        </table:table-row>
        <table:table-row table:style-name="ro1">
          <table:table-cell office:value-type="float" office:value="1.09918">
            <text:p>1.09918</text:p>
          </table:table-cell>
          <table:table-cell office:value-type="float" office:value="0.557026">
            <text:p>0.557026</text:p>
          </table:table-cell>
          <table:table-cell office:value-type="float" office:value="2777471959393">
            <text:p>2777471959393</text:p>
          </table:table-cell>
          <table:table-cell office:value-type="float" office:value="-0.0626393">
            <text:p>-0.0626393</text:p>
          </table:table-cell>
          <table:table-cell office:value-type="float" office:value="0.614273">
            <text:p>0.614273</text:p>
          </table:table-cell>
          <table:table-cell office:value-type="float" office:value="2777472073251">
            <text:p>2777472073251</text:p>
          </table:table-cell>
        </table:table-row>
        <table:table-row table:style-name="ro1">
          <table:table-cell office:value-type="float" office:value="1.1007">
            <text:p>1.1007</text:p>
          </table:table-cell>
          <table:table-cell office:value-type="float" office:value="0.560847">
            <text:p>0.560847</text:p>
          </table:table-cell>
          <table:table-cell office:value-type="float" office:value="2777471959676">
            <text:p>2777471959676</text:p>
          </table:table-cell>
          <table:table-cell office:value-type="float" office:value="-0.0708767">
            <text:p>-0.0708767</text:p>
          </table:table-cell>
          <table:table-cell office:value-type="float" office:value="0.595104">
            <text:p>0.595104</text:p>
          </table:table-cell>
          <table:table-cell office:value-type="float" office:value="2777472075782">
            <text:p>2777472075782</text:p>
          </table:table-cell>
        </table:table-row>
        <table:table-row table:style-name="ro1">
          <table:table-cell office:value-type="float" office:value="1.10057">
            <text:p>1.10057</text:p>
          </table:table-cell>
          <table:table-cell office:value-type="float" office:value="0.560108">
            <text:p>0.560108</text:p>
          </table:table-cell>
          <table:table-cell office:value-type="float" office:value="2777471959959">
            <text:p>2777471959959</text:p>
          </table:table-cell>
          <table:table-cell office:value-type="float" office:value="-0.061524">
            <text:p>-0.061524</text:p>
          </table:table-cell>
          <table:table-cell office:value-type="float" office:value="0.59137">
            <text:p>0.59137</text:p>
          </table:table-cell>
          <table:table-cell office:value-type="float" office:value="2777472078327">
            <text:p>2777472078327</text:p>
          </table:table-cell>
        </table:table-row>
        <table:table-row table:style-name="ro1">
          <table:table-cell office:value-type="float" office:value="1.1002">
            <text:p>1.1002</text:p>
          </table:table-cell>
          <table:table-cell office:value-type="float" office:value="0.55257">
            <text:p>0.55257</text:p>
          </table:table-cell>
          <table:table-cell office:value-type="float" office:value="2777471960242">
            <text:p>2777471960242</text:p>
          </table:table-cell>
          <table:table-cell office:value-type="float" office:value="-0.0797998">
            <text:p>-0.0797998</text:p>
          </table:table-cell>
          <table:table-cell office:value-type="float" office:value="0.613472">
            <text:p>0.613472</text:p>
          </table:table-cell>
          <table:table-cell office:value-type="float" office:value="2777472078891">
            <text:p>2777472078891</text:p>
          </table:table-cell>
        </table:table-row>
        <table:table-row table:style-name="ro1">
          <table:table-cell office:value-type="float" office:value="1.0999">
            <text:p>1.0999</text:p>
          </table:table-cell>
          <table:table-cell office:value-type="float" office:value="0.552694">
            <text:p>0.552694</text:p>
          </table:table-cell>
          <table:table-cell office:value-type="float" office:value="2777471960524">
            <text:p>2777471960524</text:p>
          </table:table-cell>
          <table:table-cell office:value-type="float" office:value="-0.0669425">
            <text:p>-0.0669425</text:p>
          </table:table-cell>
          <table:table-cell office:value-type="float" office:value="0.607847">
            <text:p>0.607847</text:p>
          </table:table-cell>
          <table:table-cell office:value-type="float" office:value="2777472079734">
            <text:p>2777472079734</text:p>
          </table:table-cell>
        </table:table-row>
        <table:table-row table:style-name="ro1">
          <table:table-cell office:value-type="float" office:value="1.10072">
            <text:p>1.10072</text:p>
          </table:table-cell>
          <table:table-cell office:value-type="float" office:value="0.548774">
            <text:p>0.548774</text:p>
          </table:table-cell>
          <table:table-cell office:value-type="float" office:value="2777471960805">
            <text:p>2777471960805</text:p>
          </table:table-cell>
          <table:table-cell office:value-type="float" office:value="-0.0668775">
            <text:p>-0.0668775</text:p>
          </table:table-cell>
          <table:table-cell office:value-type="float" office:value="0.607656">
            <text:p>0.607656</text:p>
          </table:table-cell>
          <table:table-cell office:value-type="float" office:value="2777472080302">
            <text:p>2777472080302</text:p>
          </table:table-cell>
        </table:table-row>
        <table:table-row table:style-name="ro1">
          <table:table-cell office:value-type="float" office:value="1.10282">
            <text:p>1.10282</text:p>
          </table:table-cell>
          <table:table-cell office:value-type="float" office:value="0.542632">
            <text:p>0.542632</text:p>
          </table:table-cell>
          <table:table-cell office:value-type="float" office:value="2777471961086">
            <text:p>2777471961086</text:p>
          </table:table-cell>
          <table:table-cell office:value-type="float" office:value="-0.0567829">
            <text:p>-0.0567829</text:p>
          </table:table-cell>
          <table:table-cell office:value-type="float" office:value="0.581923">
            <text:p>0.581923</text:p>
          </table:table-cell>
          <table:table-cell office:value-type="float" office:value="2777472081148">
            <text:p>2777472081148</text:p>
          </table:table-cell>
        </table:table-row>
        <table:table-row table:style-name="ro1">
          <table:table-cell office:value-type="float" office:value="1.10699">
            <text:p>1.10699</text:p>
          </table:table-cell>
          <table:table-cell office:value-type="float" office:value="0.535451">
            <text:p>0.535451</text:p>
          </table:table-cell>
          <table:table-cell office:value-type="float" office:value="2777471961369">
            <text:p>2777471961369</text:p>
          </table:table-cell>
          <table:table-cell office:value-type="float" office:value="-0.0524142">
            <text:p>-0.0524142</text:p>
          </table:table-cell>
          <table:table-cell office:value-type="float" office:value="0.572875">
            <text:p>0.572875</text:p>
          </table:table-cell>
          <table:table-cell office:value-type="float" office:value="2777472081428">
            <text:p>2777472081428</text:p>
          </table:table-cell>
        </table:table-row>
        <table:table-row table:style-name="ro1">
          <table:table-cell office:value-type="float" office:value="1.11022">
            <text:p>1.11022</text:p>
          </table:table-cell>
          <table:table-cell office:value-type="float" office:value="0.531302">
            <text:p>0.531302</text:p>
          </table:table-cell>
          <table:table-cell office:value-type="float" office:value="2777471961652">
            <text:p>2777471961652</text:p>
          </table:table-cell>
          <table:table-cell office:value-type="float" office:value="-0.0368139">
            <text:p>-0.0368139</text:p>
          </table:table-cell>
          <table:table-cell office:value-type="float" office:value="0.531015">
            <text:p>0.531015</text:p>
          </table:table-cell>
          <table:table-cell office:value-type="float" office:value="2777472082274">
            <text:p>2777472082274</text:p>
          </table:table-cell>
        </table:table-row>
        <table:table-row table:style-name="ro1">
          <table:table-cell office:value-type="float" office:value="1.10727">
            <text:p>1.10727</text:p>
          </table:table-cell>
          <table:table-cell office:value-type="float" office:value="0.53443">
            <text:p>0.53443</text:p>
          </table:table-cell>
          <table:table-cell office:value-type="float" office:value="2777471961937">
            <text:p>2777471961937</text:p>
          </table:table-cell>
          <table:table-cell office:value-type="float" office:value="-0.0164624">
            <text:p>-0.0164624</text:p>
          </table:table-cell>
          <table:table-cell office:value-type="float" office:value="0.49378">
            <text:p>0.49378</text:p>
          </table:table-cell>
          <table:table-cell office:value-type="float" office:value="2777472083120">
            <text:p>2777472083120</text:p>
          </table:table-cell>
        </table:table-row>
        <table:table-row table:style-name="ro1">
          <table:table-cell office:value-type="float" office:value="1.09934">
            <text:p>1.09934</text:p>
          </table:table-cell>
          <table:table-cell office:value-type="float" office:value="0.541886">
            <text:p>0.541886</text:p>
          </table:table-cell>
          <table:table-cell office:value-type="float" office:value="2777471962222">
            <text:p>2777471962222</text:p>
          </table:table-cell>
          <table:table-cell office:value-type="float" office:value="-0.00879375">
            <text:p>-0.00879375</text:p>
          </table:table-cell>
          <table:table-cell office:value-type="float" office:value="0.486526">
            <text:p>0.486526</text:p>
          </table:table-cell>
          <table:table-cell office:value-type="float" office:value="2777472083403">
            <text:p>2777472083403</text:p>
          </table:table-cell>
        </table:table-row>
        <table:table-row table:style-name="ro1">
          <table:table-cell office:value-type="float" office:value="1.09266">
            <text:p>1.09266</text:p>
          </table:table-cell>
          <table:table-cell office:value-type="float" office:value="0.547766">
            <text:p>0.547766</text:p>
          </table:table-cell>
          <table:table-cell office:value-type="float" office:value="2777471962505">
            <text:p>2777471962505</text:p>
          </table:table-cell>
          <table:table-cell office:value-type="float" office:value="0.0381975">
            <text:p>0.0381975</text:p>
          </table:table-cell>
          <table:table-cell office:value-type="float" office:value="0.430745">
            <text:p>0.430745</text:p>
          </table:table-cell>
          <table:table-cell office:value-type="float" office:value="2777472084532">
            <text:p>2777472084532</text:p>
          </table:table-cell>
        </table:table-row>
        <table:table-row table:style-name="ro1">
          <table:table-cell office:value-type="float" office:value="1.08687">
            <text:p>1.08687</text:p>
          </table:table-cell>
          <table:table-cell office:value-type="float" office:value="0.552833">
            <text:p>0.552833</text:p>
          </table:table-cell>
          <table:table-cell office:value-type="float" office:value="2777471962788">
            <text:p>2777471962788</text:p>
          </table:table-cell>
          <table:table-cell office:value-type="float" office:value="0.0269947">
            <text:p>0.0269947</text:p>
          </table:table-cell>
          <table:table-cell office:value-type="float" office:value="0.446368">
            <text:p>0.446368</text:p>
          </table:table-cell>
          <table:table-cell office:value-type="float" office:value="2777472085096">
            <text:p>2777472085096</text:p>
          </table:table-cell>
        </table:table-row>
        <table:table-row table:style-name="ro1">
          <table:table-cell office:value-type="float" office:value="1.06759">
            <text:p>1.06759</text:p>
          </table:table-cell>
          <table:table-cell office:value-type="float" office:value="0.569099">
            <text:p>0.569099</text:p>
          </table:table-cell>
          <table:table-cell office:value-type="float" office:value="2777471963071">
            <text:p>2777471963071</text:p>
          </table:table-cell>
          <table:table-cell office:value-type="float" office:value="0.056385">
            <text:p>0.056385</text:p>
          </table:table-cell>
          <table:table-cell office:value-type="float" office:value="0.432504">
            <text:p>0.432504</text:p>
          </table:table-cell>
          <table:table-cell office:value-type="float" office:value="2777472085662">
            <text:p>2777472085662</text:p>
          </table:table-cell>
        </table:table-row>
        <table:table-row table:style-name="ro1">
          <table:table-cell office:value-type="float" office:value="1.05622">
            <text:p>1.05622</text:p>
          </table:table-cell>
          <table:table-cell office:value-type="float" office:value="0.57986">
            <text:p>0.57986</text:p>
          </table:table-cell>
          <table:table-cell office:value-type="float" office:value="2777471963355">
            <text:p>2777471963355</text:p>
          </table:table-cell>
          <table:table-cell office:value-type="float" office:value="0.0539816">
            <text:p>0.0539816</text:p>
          </table:table-cell>
          <table:table-cell office:value-type="float" office:value="0.424387">
            <text:p>0.424387</text:p>
          </table:table-cell>
          <table:table-cell office:value-type="float" office:value="2777472086511">
            <text:p>2777472086511</text:p>
          </table:table-cell>
        </table:table-row>
        <table:table-row table:style-name="ro1">
          <table:table-cell office:value-type="float" office:value="1.04825">
            <text:p>1.04825</text:p>
          </table:table-cell>
          <table:table-cell office:value-type="float" office:value="0.586819">
            <text:p>0.586819</text:p>
          </table:table-cell>
          <table:table-cell office:value-type="float" office:value="2777471963637">
            <text:p>2777471963637</text:p>
          </table:table-cell>
          <table:table-cell office:value-type="float" office:value="0.0553784">
            <text:p>0.0553784</text:p>
          </table:table-cell>
          <table:table-cell office:value-type="float" office:value="0.407657">
            <text:p>0.407657</text:p>
          </table:table-cell>
          <table:table-cell office:value-type="float" office:value="2777472087073">
            <text:p>2777472087073</text:p>
          </table:table-cell>
        </table:table-row>
        <table:table-row table:style-name="ro1">
          <table:table-cell office:value-type="float" office:value="1.03486">
            <text:p>1.03486</text:p>
          </table:table-cell>
          <table:table-cell office:value-type="float" office:value="0.598365">
            <text:p>0.598365</text:p>
          </table:table-cell>
          <table:table-cell office:value-type="float" office:value="2777471963920">
            <text:p>2777471963920</text:p>
          </table:table-cell>
          <table:table-cell office:value-type="float" office:value="0.0557521">
            <text:p>0.0557521</text:p>
          </table:table-cell>
          <table:table-cell office:value-type="float" office:value="0.403794">
            <text:p>0.403794</text:p>
          </table:table-cell>
          <table:table-cell office:value-type="float" office:value="2777472087631">
            <text:p>2777472087631</text:p>
          </table:table-cell>
        </table:table-row>
        <table:table-row table:style-name="ro1">
          <table:table-cell office:value-type="float" office:value="1.03333">
            <text:p>1.03333</text:p>
          </table:table-cell>
          <table:table-cell office:value-type="float" office:value="0.599707">
            <text:p>0.599707</text:p>
          </table:table-cell>
          <table:table-cell office:value-type="float" office:value="2777471964202">
            <text:p>2777471964202</text:p>
          </table:table-cell>
          <table:table-cell office:value-type="float" office:value="0.0557472">
            <text:p>0.0557472</text:p>
          </table:table-cell>
          <table:table-cell office:value-type="float" office:value="0.402228">
            <text:p>0.402228</text:p>
          </table:table-cell>
          <table:table-cell office:value-type="float" office:value="2777472088199">
            <text:p>2777472088199</text:p>
          </table:table-cell>
        </table:table-row>
        <table:table-row table:style-name="ro1">
          <table:table-cell office:value-type="float" office:value="1.01334">
            <text:p>1.01334</text:p>
          </table:table-cell>
          <table:table-cell office:value-type="float" office:value="0.617111">
            <text:p>0.617111</text:p>
          </table:table-cell>
          <table:table-cell office:value-type="float" office:value="2777471964485">
            <text:p>2777471964485</text:p>
          </table:table-cell>
          <table:table-cell office:value-type="float" office:value="0.0570085">
            <text:p>0.0570085</text:p>
          </table:table-cell>
          <table:table-cell office:value-type="float" office:value="0.390377">
            <text:p>0.390377</text:p>
          </table:table-cell>
          <table:table-cell office:value-type="float" office:value="2777472088763">
            <text:p>2777472088763</text:p>
          </table:table-cell>
        </table:table-row>
        <table:table-row table:style-name="ro1">
          <table:table-cell office:value-type="float" office:value="1.00003">
            <text:p>1.00003</text:p>
          </table:table-cell>
          <table:table-cell office:value-type="float" office:value="0.628543">
            <text:p>0.628543</text:p>
          </table:table-cell>
          <table:table-cell office:value-type="float" office:value="2777471964768">
            <text:p>2777471964768</text:p>
          </table:table-cell>
          <table:table-cell office:value-type="float" office:value="0.0374194">
            <text:p>0.0374194</text:p>
          </table:table-cell>
          <table:table-cell office:value-type="float" office:value="0.351693">
            <text:p>0.351693</text:p>
          </table:table-cell>
          <table:table-cell office:value-type="float" office:value="2777472089882">
            <text:p>2777472089882</text:p>
          </table:table-cell>
        </table:table-row>
        <table:table-row table:style-name="ro1">
          <table:table-cell office:value-type="float" office:value="0.988938">
            <text:p>0.988938</text:p>
          </table:table-cell>
          <table:table-cell office:value-type="float" office:value="0.638486">
            <text:p>0.638486</text:p>
          </table:table-cell>
          <table:table-cell office:value-type="float" office:value="2777471965051">
            <text:p>2777471965051</text:p>
          </table:table-cell>
          <table:table-cell office:value-type="float" office:value="0.0287618">
            <text:p>0.0287618</text:p>
          </table:table-cell>
          <table:table-cell office:value-type="float" office:value="0.342084">
            <text:p>0.342084</text:p>
          </table:table-cell>
          <table:table-cell office:value-type="float" office:value="2777472090165">
            <text:p>2777472090165</text:p>
          </table:table-cell>
        </table:table-row>
        <table:table-row table:style-name="ro1">
          <table:table-cell office:value-type="float" office:value="0.979469">
            <text:p>0.979469</text:p>
          </table:table-cell>
          <table:table-cell office:value-type="float" office:value="0.646333">
            <text:p>0.646333</text:p>
          </table:table-cell>
          <table:table-cell office:value-type="float" office:value="2777471965334">
            <text:p>2777471965334</text:p>
          </table:table-cell>
          <table:table-cell office:value-type="float" office:value="0.0104455">
            <text:p>0.0104455</text:p>
          </table:table-cell>
          <table:table-cell office:value-type="float" office:value="0.310835">
            <text:p>0.310835</text:p>
          </table:table-cell>
          <table:table-cell office:value-type="float" office:value="2777472090730">
            <text:p>2777472090730</text:p>
          </table:table-cell>
        </table:table-row>
        <table:table-row table:style-name="ro1">
          <table:table-cell office:value-type="float" office:value="0.962399">
            <text:p>0.962399</text:p>
          </table:table-cell>
          <table:table-cell office:value-type="float" office:value="0.661332">
            <text:p>0.661332</text:p>
          </table:table-cell>
          <table:table-cell office:value-type="float" office:value="2777471965617">
            <text:p>2777471965617</text:p>
          </table:table-cell>
          <table:table-cell office:value-type="float" office:value="-0.0457874">
            <text:p>-0.0457874</text:p>
          </table:table-cell>
          <table:table-cell office:value-type="float" office:value="0.22708">
            <text:p>0.22708</text:p>
          </table:table-cell>
          <table:table-cell office:value-type="float" office:value="2777472091577">
            <text:p>2777472091577</text:p>
          </table:table-cell>
        </table:table-row>
        <table:table-row table:style-name="ro1">
          <table:table-cell office:value-type="float" office:value="0.948003">
            <text:p>0.948003</text:p>
          </table:table-cell>
          <table:table-cell office:value-type="float" office:value="0.673982">
            <text:p>0.673982</text:p>
          </table:table-cell>
          <table:table-cell office:value-type="float" office:value="2777471965900">
            <text:p>2777471965900</text:p>
          </table:table-cell>
          <table:table-cell office:value-type="float" office:value="-0.0691431">
            <text:p>-0.0691431</text:p>
          </table:table-cell>
          <table:table-cell office:value-type="float" office:value="0.177957">
            <text:p>0.177957</text:p>
          </table:table-cell>
          <table:table-cell office:value-type="float" office:value="2777472092700">
            <text:p>2777472092700</text:p>
          </table:table-cell>
        </table:table-row>
        <table:table-row table:style-name="ro1">
          <table:table-cell office:value-type="float" office:value="0.940954">
            <text:p>0.940954</text:p>
          </table:table-cell>
          <table:table-cell office:value-type="float" office:value="0.680192">
            <text:p>0.680192</text:p>
          </table:table-cell>
          <table:table-cell office:value-type="float" office:value="2777471966181">
            <text:p>2777471966181</text:p>
          </table:table-cell>
          <table:table-cell office:value-type="float" office:value="-0.0635367">
            <text:p>-0.0635367</text:p>
          </table:table-cell>
          <table:table-cell office:value-type="float" office:value="0.175684">
            <text:p>0.175684</text:p>
          </table:table-cell>
          <table:table-cell office:value-type="float" office:value="2777472093550">
            <text:p>2777472093550</text:p>
          </table:table-cell>
        </table:table-row>
        <table:table-row table:style-name="ro1">
          <table:table-cell office:value-type="float" office:value="0.923693">
            <text:p>0.923693</text:p>
          </table:table-cell>
          <table:table-cell office:value-type="float" office:value="0.695373">
            <text:p>0.695373</text:p>
          </table:table-cell>
          <table:table-cell office:value-type="float" office:value="2777471966462">
            <text:p>2777471966462</text:p>
          </table:table-cell>
          <table:table-cell office:value-type="float" office:value="-0.0717955">
            <text:p>-0.0717955</text:p>
          </table:table-cell>
          <table:table-cell office:value-type="float" office:value="0.179785">
            <text:p>0.179785</text:p>
          </table:table-cell>
          <table:table-cell office:value-type="float" office:value="2777472094117">
            <text:p>2777472094117</text:p>
          </table:table-cell>
        </table:table-row>
        <table:table-row table:style-name="ro1">
          <table:table-cell office:value-type="float" office:value="0.914301">
            <text:p>0.914301</text:p>
          </table:table-cell>
          <table:table-cell office:value-type="float" office:value="0.703648">
            <text:p>0.703648</text:p>
          </table:table-cell>
          <table:table-cell office:value-type="float" office:value="2777471966744">
            <text:p>2777471966744</text:p>
          </table:table-cell>
          <table:table-cell office:value-type="float" office:value="-0.0471788">
            <text:p>-0.0471788</text:p>
          </table:table-cell>
          <table:table-cell office:value-type="float" office:value="0.160813">
            <text:p>0.160813</text:p>
          </table:table-cell>
          <table:table-cell office:value-type="float" office:value="2777472094962">
            <text:p>2777472094962</text:p>
          </table:table-cell>
        </table:table-row>
        <table:table-row table:style-name="ro1">
          <table:table-cell office:value-type="float" office:value="0.901644">
            <text:p>0.901644</text:p>
          </table:table-cell>
          <table:table-cell office:value-type="float" office:value="0.714255">
            <text:p>0.714255</text:p>
          </table:table-cell>
          <table:table-cell office:value-type="float" office:value="2777471967027">
            <text:p>2777471967027</text:p>
          </table:table-cell>
          <table:table-cell office:value-type="float" office:value="-0.016174">
            <text:p>-0.016174</text:p>
          </table:table-cell>
          <table:table-cell office:value-type="float" office:value="0.154634">
            <text:p>0.154634</text:p>
          </table:table-cell>
          <table:table-cell office:value-type="float" office:value="2777472095528">
            <text:p>2777472095528</text:p>
          </table:table-cell>
        </table:table-row>
        <table:table-row table:style-name="ro1">
          <table:table-cell office:value-type="float" office:value="0.879522">
            <text:p>0.879522</text:p>
          </table:table-cell>
          <table:table-cell office:value-type="float" office:value="0.732805">
            <text:p>0.732805</text:p>
          </table:table-cell>
          <table:table-cell office:value-type="float" office:value="2777471967309">
            <text:p>2777471967309</text:p>
          </table:table-cell>
          <table:table-cell office:value-type="float" office:value="0.0113478">
            <text:p>0.0113478</text:p>
          </table:table-cell>
          <table:table-cell office:value-type="float" office:value="0.123535">
            <text:p>0.123535</text:p>
          </table:table-cell>
          <table:table-cell office:value-type="float" office:value="2777472096371">
            <text:p>2777472096371</text:p>
          </table:table-cell>
        </table:table-row>
        <table:table-row table:style-name="ro1">
          <table:table-cell office:value-type="float" office:value="0.862065">
            <text:p>0.862065</text:p>
          </table:table-cell>
          <table:table-cell office:value-type="float" office:value="0.747516">
            <text:p>0.747516</text:p>
          </table:table-cell>
          <table:table-cell office:value-type="float" office:value="2777471967592">
            <text:p>2777471967592</text:p>
          </table:table-cell>
          <table:table-cell office:value-type="float" office:value="0.0326592">
            <text:p>0.0326592</text:p>
          </table:table-cell>
          <table:table-cell office:value-type="float" office:value="0.0941335">
            <text:p>0.0941335</text:p>
          </table:table-cell>
          <table:table-cell office:value-type="float" office:value="2777472096934">
            <text:p>2777472096934</text:p>
          </table:table-cell>
        </table:table-row>
        <table:table-row table:style-name="ro1">
          <table:table-cell office:value-type="float" office:value="0.844071">
            <text:p>0.844071</text:p>
          </table:table-cell>
          <table:table-cell office:value-type="float" office:value="0.762692">
            <text:p>0.762692</text:p>
          </table:table-cell>
          <table:table-cell office:value-type="float" office:value="2777471967874">
            <text:p>2777471967874</text:p>
          </table:table-cell>
          <table:table-cell office:value-type="float" office:value="0.107482">
            <text:p>0.107482</text:p>
          </table:table-cell>
          <table:table-cell office:value-type="float" office:value="0.0106244">
            <text:p>0.0106244</text:p>
          </table:table-cell>
          <table:table-cell office:value-type="float" office:value="2777472102009">
            <text:p>2777472102009</text:p>
          </table:table-cell>
        </table:table-row>
        <table:table-row table:style-name="ro1">
          <table:table-cell office:value-type="float" office:value="0.842965">
            <text:p>0.842965</text:p>
          </table:table-cell>
          <table:table-cell office:value-type="float" office:value="0.763616">
            <text:p>0.763616</text:p>
          </table:table-cell>
          <table:table-cell office:value-type="float" office:value="2777471968157">
            <text:p>2777471968157</text:p>
          </table:table-cell>
          <table:table-cell office:value-type="float" office:value="0.0968041">
            <text:p>0.0968041</text:p>
          </table:table-cell>
          <table:table-cell office:value-type="float" office:value="0.0155218">
            <text:p>0.0155218</text:p>
          </table:table-cell>
          <table:table-cell office:value-type="float" office:value="2777472102290">
            <text:p>2777472102290</text:p>
          </table:table-cell>
        </table:table-row>
        <table:table-row table:style-name="ro1">
          <table:table-cell office:value-type="float" office:value="0.829565">
            <text:p>0.829565</text:p>
          </table:table-cell>
          <table:table-cell office:value-type="float" office:value="0.774115">
            <text:p>0.774115</text:p>
          </table:table-cell>
          <table:table-cell office:value-type="float" office:value="2777471968440">
            <text:p>2777471968440</text:p>
          </table:table-cell>
          <table:table-cell office:value-type="float" office:value="0.113496">
            <text:p>0.113496</text:p>
          </table:table-cell>
          <table:table-cell office:value-type="float" office:value="0.0163111">
            <text:p>0.0163111</text:p>
          </table:table-cell>
          <table:table-cell office:value-type="float" office:value="2777472102857">
            <text:p>2777472102857</text:p>
          </table:table-cell>
        </table:table-row>
        <table:table-row table:style-name="ro1">
          <table:table-cell office:value-type="float" office:value="0.812931">
            <text:p>0.812931</text:p>
          </table:table-cell>
          <table:table-cell office:value-type="float" office:value="0.787209">
            <text:p>0.787209</text:p>
          </table:table-cell>
          <table:table-cell office:value-type="float" office:value="2777471968724">
            <text:p>2777471968724</text:p>
          </table:table-cell>
          <table:table-cell office:value-type="float" office:value="0.130114">
            <text:p>0.130114</text:p>
          </table:table-cell>
          <table:table-cell office:value-type="float" office:value="0.0140564">
            <text:p>0.0140564</text:p>
          </table:table-cell>
          <table:table-cell office:value-type="float" office:value="2777472103422">
            <text:p>2777472103422</text:p>
          </table:table-cell>
        </table:table-row>
        <table:table-row table:style-name="ro1">
          <table:table-cell office:value-type="float" office:value="0.799488">
            <text:p>0.799488</text:p>
          </table:table-cell>
          <table:table-cell office:value-type="float" office:value="0.797847">
            <text:p>0.797847</text:p>
          </table:table-cell>
          <table:table-cell office:value-type="float" office:value="2777471969007">
            <text:p>2777471969007</text:p>
          </table:table-cell>
          <table:table-cell office:value-type="float" office:value="0.125239">
            <text:p>0.125239</text:p>
          </table:table-cell>
          <table:table-cell office:value-type="float" office:value="-0.00536236">
            <text:p>-0.00536236</text:p>
          </table:table-cell>
          <table:table-cell office:value-type="float" office:value="2777472106803">
            <text:p>2777472106803</text:p>
          </table:table-cell>
        </table:table-row>
        <table:table-row table:style-name="ro1">
          <table:table-cell office:value-type="float" office:value="0.79543">
            <text:p>0.79543</text:p>
          </table:table-cell>
          <table:table-cell office:value-type="float" office:value="0.800963">
            <text:p>0.800963</text:p>
          </table:table-cell>
          <table:table-cell office:value-type="float" office:value="2777471969290">
            <text:p>2777471969290</text:p>
          </table:table-cell>
          <table:table-cell office:value-type="float" office:value="0.133661">
            <text:p>0.133661</text:p>
          </table:table-cell>
          <table:table-cell office:value-type="float" office:value="0.00272003">
            <text:p>0.00272003</text:p>
          </table:table-cell>
          <table:table-cell office:value-type="float" office:value="2777472109335">
            <text:p>2777472109335</text:p>
          </table:table-cell>
        </table:table-row>
        <table:table-row table:style-name="ro1">
          <table:table-cell office:value-type="float" office:value="0.79543">
            <text:p>0.79543</text:p>
          </table:table-cell>
          <table:table-cell office:value-type="float" office:value="0.800963">
            <text:p>0.800963</text:p>
          </table:table-cell>
          <table:table-cell office:value-type="float" office:value="2777471969574">
            <text:p>2777471969574</text:p>
          </table:table-cell>
          <table:table-cell office:value-type="float" office:value="0.125239">
            <text:p>0.125239</text:p>
          </table:table-cell>
          <table:table-cell office:value-type="float" office:value="-0.00536236">
            <text:p>-0.00536236</text:p>
          </table:table-cell>
          <table:table-cell office:value-type="float" office:value="2777472110179">
            <text:p>2777472110179</text:p>
          </table:table-cell>
        </table:table-row>
        <table:table-row table:style-name="ro1">
          <table:table-cell office:value-type="float" office:value="0.79703">
            <text:p>0.79703</text:p>
          </table:table-cell>
          <table:table-cell office:value-type="float" office:value="0.79979">
            <text:p>0.79979</text:p>
          </table:table-cell>
          <table:table-cell office:value-type="float" office:value="2777471969854">
            <text:p>2777471969854</text:p>
          </table:table-cell>
          <table:table-cell office:value-type="float" office:value="0.133533">
            <text:p>0.133533</text:p>
          </table:table-cell>
          <table:table-cell office:value-type="float" office:value="-0.000925536">
            <text:p>-0.000925536</text:p>
          </table:table-cell>
          <table:table-cell office:value-type="float" office:value="2777472111304">
            <text:p>2777472111304</text:p>
          </table:table-cell>
        </table:table-row>
        <table:table-row table:style-name="ro1">
          <table:table-cell office:value-type="float" office:value="0.78944">
            <text:p>0.78944</text:p>
          </table:table-cell>
          <table:table-cell office:value-type="float" office:value="0.804289">
            <text:p>0.804289</text:p>
          </table:table-cell>
          <table:table-cell office:value-type="float" office:value="2777471970134">
            <text:p>2777471970134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2147">
            <text:p>2777472112147</text:p>
          </table:table-cell>
        </table:table-row>
        <table:table-row table:style-name="ro1">
          <table:table-cell office:value-type="float" office:value="0.792044">
            <text:p>0.792044</text:p>
          </table:table-cell>
          <table:table-cell office:value-type="float" office:value="0.803395">
            <text:p>0.803395</text:p>
          </table:table-cell>
          <table:table-cell office:value-type="float" office:value="2777471970415">
            <text:p>2777471970415</text:p>
          </table:table-cell>
          <table:table-cell office:value-type="float" office:value="0.130826">
            <text:p>0.130826</text:p>
          </table:table-cell>
          <table:table-cell office:value-type="float" office:value="-0.00582043">
            <text:p>-0.00582043</text:p>
          </table:table-cell>
          <table:table-cell office:value-type="float" office:value="2777472113276">
            <text:p>2777472113276</text:p>
          </table:table-cell>
        </table:table-row>
        <table:table-row table:style-name="ro1">
          <table:table-cell office:value-type="float" office:value="0.800739">
            <text:p>0.800739</text:p>
          </table:table-cell>
          <table:table-cell office:value-type="float" office:value="0.801987">
            <text:p>0.801987</text:p>
          </table:table-cell>
          <table:table-cell office:value-type="float" office:value="2777471970699">
            <text:p>2777471970699</text:p>
          </table:table-cell>
          <table:table-cell office:value-type="float" office:value="0.130925">
            <text:p>0.130925</text:p>
          </table:table-cell>
          <table:table-cell office:value-type="float" office:value="-0.00414471">
            <text:p>-0.00414471</text:p>
          </table:table-cell>
          <table:table-cell office:value-type="float" office:value="2777472114121">
            <text:p>2777472114121</text:p>
          </table:table-cell>
        </table:table-row>
        <table:table-row table:style-name="ro1">
          <table:table-cell office:value-type="float" office:value="0.795394">
            <text:p>0.795394</text:p>
          </table:table-cell>
          <table:table-cell office:value-type="float" office:value="0.801864">
            <text:p>0.801864</text:p>
          </table:table-cell>
          <table:table-cell office:value-type="float" office:value="2777471970982">
            <text:p>2777471970982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4966">
            <text:p>2777472114966</text:p>
          </table:table-cell>
        </table:table-row>
        <table:table-row table:style-name="ro1">
          <table:table-cell office:value-type="float" office:value="0.795578">
            <text:p>0.795578</text:p>
          </table:table-cell>
          <table:table-cell office:value-type="float" office:value="0.801893">
            <text:p>0.801893</text:p>
          </table:table-cell>
          <table:table-cell office:value-type="float" office:value="2777471971268">
            <text:p>2777471971268</text:p>
          </table:table-cell>
          <table:table-cell office:value-type="float" office:value="0.138558">
            <text:p>0.138558</text:p>
          </table:table-cell>
          <table:table-cell office:value-type="float" office:value="-0.000974666">
            <text:p>-0.000974666</text:p>
          </table:table-cell>
          <table:table-cell office:value-type="float" office:value="2777472116374">
            <text:p>2777472116374</text:p>
          </table:table-cell>
        </table:table-row>
        <table:table-row table:style-name="ro1">
          <table:table-cell office:value-type="float" office:value="0.795578">
            <text:p>0.795578</text:p>
          </table:table-cell>
          <table:table-cell office:value-type="float" office:value="0.801893">
            <text:p>0.801893</text:p>
          </table:table-cell>
          <table:table-cell office:value-type="float" office:value="2777471971550">
            <text:p>2777471971550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7219">
            <text:p>2777472117219</text:p>
          </table:table-cell>
        </table:table-row>
        <table:table-row table:style-name="ro1">
          <table:table-cell office:value-type="float" office:value="0.795909">
            <text:p>0.795909</text:p>
          </table:table-cell>
          <table:table-cell office:value-type="float" office:value="0.801938">
            <text:p>0.801938</text:p>
          </table:table-cell>
          <table:table-cell office:value-type="float" office:value="2777471971834">
            <text:p>2777471971834</text:p>
          </table:table-cell>
          <table:table-cell office:value-type="float" office:value="0.136646">
            <text:p>0.136646</text:p>
          </table:table-cell>
          <table:table-cell office:value-type="float" office:value="-0.0057917">
            <text:p>-0.0057917</text:p>
          </table:table-cell>
          <table:table-cell office:value-type="float" office:value="2777472117783">
            <text:p>2777472117783</text:p>
          </table:table-cell>
        </table:table-row>
        <table:table-row table:style-name="ro1">
          <table:table-cell office:value-type="float" office:value="0.805801">
            <text:p>0.805801</text:p>
          </table:table-cell>
          <table:table-cell office:value-type="float" office:value="0.803103">
            <text:p>0.803103</text:p>
          </table:table-cell>
          <table:table-cell office:value-type="float" office:value="2777471972117">
            <text:p>2777471972117</text:p>
          </table:table-cell>
          <table:table-cell table:number-columns-repeated="3"/>
        </table:table-row>
        <table:table-row table:style-name="ro1">
          <table:table-cell office:value-type="float" office:value="0.80561">
            <text:p>0.80561</text:p>
          </table:table-cell>
          <table:table-cell office:value-type="float" office:value="0.803091">
            <text:p>0.803091</text:p>
          </table:table-cell>
          <table:table-cell office:value-type="float" office:value="2777471972398">
            <text:p>2777471972398</text:p>
          </table:table-cell>
          <table:table-cell table:number-columns-repeated="3"/>
        </table:table-row>
        <table:table-row table:style-name="ro1">
          <table:table-cell office:value-type="float" office:value="0.80561">
            <text:p>0.80561</text:p>
          </table:table-cell>
          <table:table-cell office:value-type="float" office:value="0.803091">
            <text:p>0.803091</text:p>
          </table:table-cell>
          <table:table-cell office:value-type="float" office:value="2777471972680">
            <text:p>2777471972680</text:p>
          </table:table-cell>
          <table:table-cell table:number-columns-repeated="3"/>
        </table:table-row>
        <table:table-row table:style-name="ro1">
          <table:table-cell office:value-type="float" office:value="0.801976">
            <text:p>0.801976</text:p>
          </table:table-cell>
          <table:table-cell office:value-type="float" office:value="0.802892">
            <text:p>0.802892</text:p>
          </table:table-cell>
          <table:table-cell office:value-type="float" office:value="2777471972963">
            <text:p>2777471972963</text:p>
          </table:table-cell>
          <table:table-cell table:number-columns-repeated="3"/>
        </table:table-row>
        <table:table-row table:style-name="ro1">
          <table:table-cell office:value-type="float" office:value="0.789394">
            <text:p>0.789394</text:p>
          </table:table-cell>
          <table:table-cell office:value-type="float" office:value="0.802255">
            <text:p>0.802255</text:p>
          </table:table-cell>
          <table:table-cell office:value-type="float" office:value="2777471973246">
            <text:p>2777471973246</text:p>
          </table:table-cell>
          <table:table-cell table:number-columns-repeated="3"/>
        </table:table-row>
        <table:table-row table:style-name="ro1">
          <table:table-cell office:value-type="float" office:value="0.770551">
            <text:p>0.770551</text:p>
          </table:table-cell>
          <table:table-cell office:value-type="float" office:value="0.801633">
            <text:p>0.801633</text:p>
          </table:table-cell>
          <table:table-cell office:value-type="float" office:value="2777471973529">
            <text:p>2777471973529</text:p>
          </table:table-cell>
          <table:table-cell table:number-columns-repeated="3"/>
        </table:table-row>
        <table:table-row table:style-name="ro1">
          <table:table-cell office:value-type="float" office:value="0.758327">
            <text:p>0.758327</text:p>
          </table:table-cell>
          <table:table-cell office:value-type="float" office:value="0.80115">
            <text:p>0.80115</text:p>
          </table:table-cell>
          <table:table-cell office:value-type="float" office:value="2777471973812">
            <text:p>2777471973812</text:p>
          </table:table-cell>
          <table:table-cell table:number-columns-repeated="3"/>
        </table:table-row>
        <table:table-row table:style-name="ro1">
          <table:table-cell office:value-type="float" office:value="0.748482">
            <text:p>0.748482</text:p>
          </table:table-cell>
          <table:table-cell office:value-type="float" office:value="0.801168">
            <text:p>0.801168</text:p>
          </table:table-cell>
          <table:table-cell office:value-type="float" office:value="2777471974095">
            <text:p>2777471974095</text:p>
          </table:table-cell>
          <table:table-cell table:number-columns-repeated="3"/>
        </table:table-row>
        <table:table-row table:style-name="ro1">
          <table:table-cell office:value-type="float" office:value="0.740265">
            <text:p>0.740265</text:p>
          </table:table-cell>
          <table:table-cell office:value-type="float" office:value="0.800985">
            <text:p>0.800985</text:p>
          </table:table-cell>
          <table:table-cell office:value-type="float" office:value="2777471974377">
            <text:p>2777471974377</text:p>
          </table:table-cell>
          <table:table-cell table:number-columns-repeated="3"/>
        </table:table-row>
        <table:table-row table:style-name="ro1">
          <table:table-cell office:value-type="float" office:value="0.718485">
            <text:p>0.718485</text:p>
          </table:table-cell>
          <table:table-cell office:value-type="float" office:value="0.800428">
            <text:p>0.800428</text:p>
          </table:table-cell>
          <table:table-cell office:value-type="float" office:value="2777471974660">
            <text:p>2777471974660</text:p>
          </table:table-cell>
          <table:table-cell table:number-columns-repeated="3"/>
        </table:table-row>
        <table:table-row table:style-name="ro1">
          <table:table-cell office:value-type="float" office:value="0.702929">
            <text:p>0.702929</text:p>
          </table:table-cell>
          <table:table-cell office:value-type="float" office:value="0.799843">
            <text:p>0.799843</text:p>
          </table:table-cell>
          <table:table-cell office:value-type="float" office:value="2777471974943">
            <text:p>2777471974943</text:p>
          </table:table-cell>
          <table:table-cell table:number-columns-repeated="3"/>
        </table:table-row>
        <table:table-row table:style-name="ro1">
          <table:table-cell office:value-type="float" office:value="0.691466">
            <text:p>0.691466</text:p>
          </table:table-cell>
          <table:table-cell office:value-type="float" office:value="0.79907">
            <text:p>0.79907</text:p>
          </table:table-cell>
          <table:table-cell office:value-type="float" office:value="2777471975226">
            <text:p>2777471975226</text:p>
          </table:table-cell>
          <table:table-cell table:number-columns-repeated="3"/>
        </table:table-row>
        <table:table-row table:style-name="ro1">
          <table:table-cell office:value-type="float" office:value="0.682132">
            <text:p>0.682132</text:p>
          </table:table-cell>
          <table:table-cell office:value-type="float" office:value="0.798588">
            <text:p>0.798588</text:p>
          </table:table-cell>
          <table:table-cell office:value-type="float" office:value="2777471975508">
            <text:p>2777471975508</text:p>
          </table:table-cell>
          <table:table-cell table:number-columns-repeated="3"/>
        </table:table-row>
        <table:table-row table:style-name="ro1">
          <table:table-cell office:value-type="float" office:value="0.654756">
            <text:p>0.654756</text:p>
          </table:table-cell>
          <table:table-cell office:value-type="float" office:value="0.797234">
            <text:p>0.797234</text:p>
          </table:table-cell>
          <table:table-cell office:value-type="float" office:value="2777471975793">
            <text:p>2777471975793</text:p>
          </table:table-cell>
          <table:table-cell table:number-columns-repeated="3"/>
        </table:table-row>
        <table:table-row table:style-name="ro1">
          <table:table-cell office:value-type="float" office:value="0.646585">
            <text:p>0.646585</text:p>
          </table:table-cell>
          <table:table-cell office:value-type="float" office:value="0.796647">
            <text:p>0.796647</text:p>
          </table:table-cell>
          <table:table-cell office:value-type="float" office:value="2777471976074">
            <text:p>2777471976074</text:p>
          </table:table-cell>
          <table:table-cell table:number-columns-repeated="3"/>
        </table:table-row>
        <table:table-row table:style-name="ro1">
          <table:table-cell office:value-type="float" office:value="0.62652">
            <text:p>0.62652</text:p>
          </table:table-cell>
          <table:table-cell office:value-type="float" office:value="0.795807">
            <text:p>0.795807</text:p>
          </table:table-cell>
          <table:table-cell office:value-type="float" office:value="2777471976357">
            <text:p>2777471976357</text:p>
          </table:table-cell>
          <table:table-cell table:number-columns-repeated="3"/>
        </table:table-row>
        <table:table-row table:style-name="ro1">
          <table:table-cell office:value-type="float" office:value="0.606274">
            <text:p>0.606274</text:p>
          </table:table-cell>
          <table:table-cell office:value-type="float" office:value="0.794892">
            <text:p>0.794892</text:p>
          </table:table-cell>
          <table:table-cell office:value-type="float" office:value="2777471976639">
            <text:p>2777471976639</text:p>
          </table:table-cell>
          <table:table-cell table:number-columns-repeated="3"/>
        </table:table-row>
        <table:table-row table:style-name="ro1">
          <table:table-cell office:value-type="float" office:value="0.5875">
            <text:p>0.5875</text:p>
          </table:table-cell>
          <table:table-cell office:value-type="float" office:value="0.793247">
            <text:p>0.793247</text:p>
          </table:table-cell>
          <table:table-cell office:value-type="float" office:value="2777471976922">
            <text:p>2777471976922</text:p>
          </table:table-cell>
          <table:table-cell table:number-columns-repeated="3"/>
        </table:table-row>
        <table:table-row table:style-name="ro1">
          <table:table-cell office:value-type="float" office:value="0.583512">
            <text:p>0.583512</text:p>
          </table:table-cell>
          <table:table-cell office:value-type="float" office:value="0.793044">
            <text:p>0.793044</text:p>
          </table:table-cell>
          <table:table-cell office:value-type="float" office:value="2777471977205">
            <text:p>2777471977205</text:p>
          </table:table-cell>
          <table:table-cell table:number-columns-repeated="3"/>
        </table:table-row>
        <table:table-row table:style-name="ro1">
          <table:table-cell office:value-type="float" office:value="0.562727">
            <text:p>0.562727</text:p>
          </table:table-cell>
          <table:table-cell office:value-type="float" office:value="0.791675">
            <text:p>0.791675</text:p>
          </table:table-cell>
          <table:table-cell office:value-type="float" office:value="2777471977488">
            <text:p>2777471977488</text:p>
          </table:table-cell>
          <table:table-cell table:number-columns-repeated="3"/>
        </table:table-row>
        <table:table-row table:style-name="ro1">
          <table:table-cell office:value-type="float" office:value="0.548891">
            <text:p>0.548891</text:p>
          </table:table-cell>
          <table:table-cell office:value-type="float" office:value="0.790413">
            <text:p>0.790413</text:p>
          </table:table-cell>
          <table:table-cell office:value-type="float" office:value="2777471977771">
            <text:p>2777471977771</text:p>
          </table:table-cell>
          <table:table-cell table:number-columns-repeated="3"/>
        </table:table-row>
        <table:table-row table:style-name="ro1">
          <table:table-cell office:value-type="float" office:value="0.526315">
            <text:p>0.526315</text:p>
          </table:table-cell>
          <table:table-cell office:value-type="float" office:value="0.787462">
            <text:p>0.787462</text:p>
          </table:table-cell>
          <table:table-cell office:value-type="float" office:value="2777471978055">
            <text:p>2777471978055</text:p>
          </table:table-cell>
          <table:table-cell table:number-columns-repeated="3"/>
        </table:table-row>
        <table:table-row table:style-name="ro1">
          <table:table-cell office:value-type="float" office:value="0.509002">
            <text:p>0.509002</text:p>
          </table:table-cell>
          <table:table-cell office:value-type="float" office:value="0.785251">
            <text:p>0.785251</text:p>
          </table:table-cell>
          <table:table-cell office:value-type="float" office:value="2777471978338">
            <text:p>2777471978338</text:p>
          </table:table-cell>
          <table:table-cell table:number-columns-repeated="3"/>
        </table:table-row>
        <table:table-row table:style-name="ro1">
          <table:table-cell office:value-type="float" office:value="0.487752">
            <text:p>0.487752</text:p>
          </table:table-cell>
          <table:table-cell office:value-type="float" office:value="0.781861">
            <text:p>0.781861</text:p>
          </table:table-cell>
          <table:table-cell office:value-type="float" office:value="2777471978621">
            <text:p>2777471978621</text:p>
          </table:table-cell>
          <table:table-cell table:number-columns-repeated="3"/>
        </table:table-row>
        <table:table-row table:style-name="ro1">
          <table:table-cell office:value-type="float" office:value="0.469142">
            <text:p>0.469142</text:p>
          </table:table-cell>
          <table:table-cell office:value-type="float" office:value="0.778159">
            <text:p>0.778159</text:p>
          </table:table-cell>
          <table:table-cell office:value-type="float" office:value="2777471978905">
            <text:p>2777471978905</text:p>
          </table:table-cell>
          <table:table-cell table:number-columns-repeated="3"/>
        </table:table-row>
        <table:table-row table:style-name="ro1">
          <table:table-cell office:value-type="float" office:value="0.452084">
            <text:p>0.452084</text:p>
          </table:table-cell>
          <table:table-cell office:value-type="float" office:value="0.774823">
            <text:p>0.774823</text:p>
          </table:table-cell>
          <table:table-cell office:value-type="float" office:value="2777471979188">
            <text:p>2777471979188</text:p>
          </table:table-cell>
          <table:table-cell table:number-columns-repeated="3"/>
        </table:table-row>
        <table:table-row table:style-name="ro1">
          <table:table-cell office:value-type="float" office:value="0.429972">
            <text:p>0.429972</text:p>
          </table:table-cell>
          <table:table-cell office:value-type="float" office:value="0.770814">
            <text:p>0.770814</text:p>
          </table:table-cell>
          <table:table-cell office:value-type="float" office:value="2777471979470">
            <text:p>2777471979470</text:p>
          </table:table-cell>
          <table:table-cell table:number-columns-repeated="3"/>
        </table:table-row>
        <table:table-row table:style-name="ro1">
          <table:table-cell office:value-type="float" office:value="0.405954">
            <text:p>0.405954</text:p>
          </table:table-cell>
          <table:table-cell office:value-type="float" office:value="0.765813">
            <text:p>0.765813</text:p>
          </table:table-cell>
          <table:table-cell office:value-type="float" office:value="2777471979753">
            <text:p>2777471979753</text:p>
          </table:table-cell>
          <table:table-cell table:number-columns-repeated="3"/>
        </table:table-row>
        <table:table-row table:style-name="ro1">
          <table:table-cell office:value-type="float" office:value="0.383335">
            <text:p>0.383335</text:p>
          </table:table-cell>
          <table:table-cell office:value-type="float" office:value="0.761059">
            <text:p>0.761059</text:p>
          </table:table-cell>
          <table:table-cell office:value-type="float" office:value="2777471980036">
            <text:p>2777471980036</text:p>
          </table:table-cell>
          <table:table-cell table:number-columns-repeated="3"/>
        </table:table-row>
        <table:table-row table:style-name="ro1">
          <table:table-cell office:value-type="float" office:value="0.36945">
            <text:p>0.36945</text:p>
          </table:table-cell>
          <table:table-cell office:value-type="float" office:value="0.758059">
            <text:p>0.758059</text:p>
          </table:table-cell>
          <table:table-cell office:value-type="float" office:value="2777471980320">
            <text:p>2777471980320</text:p>
          </table:table-cell>
          <table:table-cell table:number-columns-repeated="3"/>
        </table:table-row>
        <table:table-row table:style-name="ro1">
          <table:table-cell office:value-type="float" office:value="0.354299">
            <text:p>0.354299</text:p>
          </table:table-cell>
          <table:table-cell office:value-type="float" office:value="0.754959">
            <text:p>0.754959</text:p>
          </table:table-cell>
          <table:table-cell office:value-type="float" office:value="2777471980603">
            <text:p>2777471980603</text:p>
          </table:table-cell>
          <table:table-cell table:number-columns-repeated="3"/>
        </table:table-row>
        <table:table-row table:style-name="ro1">
          <table:table-cell office:value-type="float" office:value="0.322644">
            <text:p>0.322644</text:p>
          </table:table-cell>
          <table:table-cell office:value-type="float" office:value="0.748419">
            <text:p>0.748419</text:p>
          </table:table-cell>
          <table:table-cell office:value-type="float" office:value="2777471980884">
            <text:p>2777471980884</text:p>
          </table:table-cell>
          <table:table-cell table:number-columns-repeated="3"/>
        </table:table-row>
        <table:table-row table:style-name="ro1">
          <table:table-cell office:value-type="float" office:value="0.314267">
            <text:p>0.314267</text:p>
          </table:table-cell>
          <table:table-cell office:value-type="float" office:value="0.746569">
            <text:p>0.746569</text:p>
          </table:table-cell>
          <table:table-cell office:value-type="float" office:value="2777471981167">
            <text:p>2777471981167</text:p>
          </table:table-cell>
          <table:table-cell table:number-columns-repeated="3"/>
        </table:table-row>
        <table:table-row table:style-name="ro1">
          <table:table-cell office:value-type="float" office:value="0.281595">
            <text:p>0.281595</text:p>
          </table:table-cell>
          <table:table-cell office:value-type="float" office:value="0.739205">
            <text:p>0.739205</text:p>
          </table:table-cell>
          <table:table-cell office:value-type="float" office:value="2777471981449">
            <text:p>2777471981449</text:p>
          </table:table-cell>
          <table:table-cell table:number-columns-repeated="3"/>
        </table:table-row>
        <table:table-row table:style-name="ro1">
          <table:table-cell office:value-type="float" office:value="0.256803">
            <text:p>0.256803</text:p>
          </table:table-cell>
          <table:table-cell office:value-type="float" office:value="0.733329">
            <text:p>0.733329</text:p>
          </table:table-cell>
          <table:table-cell office:value-type="float" office:value="2777471981731">
            <text:p>2777471981731</text:p>
          </table:table-cell>
          <table:table-cell table:number-columns-repeated="3"/>
        </table:table-row>
        <table:table-row table:style-name="ro1">
          <table:table-cell office:value-type="float" office:value="0.240575">
            <text:p>0.240575</text:p>
          </table:table-cell>
          <table:table-cell office:value-type="float" office:value="0.729612">
            <text:p>0.729612</text:p>
          </table:table-cell>
          <table:table-cell office:value-type="float" office:value="2777471982014">
            <text:p>2777471982014</text:p>
          </table:table-cell>
          <table:table-cell table:number-columns-repeated="3"/>
        </table:table-row>
        <table:table-row table:style-name="ro1">
          <table:table-cell office:value-type="float" office:value="0.224439">
            <text:p>0.224439</text:p>
          </table:table-cell>
          <table:table-cell office:value-type="float" office:value="0.725954">
            <text:p>0.725954</text:p>
          </table:table-cell>
          <table:table-cell office:value-type="float" office:value="2777471982296">
            <text:p>2777471982296</text:p>
          </table:table-cell>
          <table:table-cell table:number-columns-repeated="3"/>
        </table:table-row>
        <table:table-row table:style-name="ro1">
          <table:table-cell office:value-type="float" office:value="0.19731">
            <text:p>0.19731</text:p>
          </table:table-cell>
          <table:table-cell office:value-type="float" office:value="0.719386">
            <text:p>0.719386</text:p>
          </table:table-cell>
          <table:table-cell office:value-type="float" office:value="2777471982578">
            <text:p>2777471982578</text:p>
          </table:table-cell>
          <table:table-cell table:number-columns-repeated="3"/>
        </table:table-row>
        <table:table-row table:style-name="ro1">
          <table:table-cell office:value-type="float" office:value="0.17626">
            <text:p>0.17626</text:p>
          </table:table-cell>
          <table:table-cell office:value-type="float" office:value="0.714582">
            <text:p>0.714582</text:p>
          </table:table-cell>
          <table:table-cell office:value-type="float" office:value="2777471982860">
            <text:p>2777471982860</text:p>
          </table:table-cell>
          <table:table-cell table:number-columns-repeated="3"/>
        </table:table-row>
        <table:table-row table:style-name="ro1">
          <table:table-cell office:value-type="float" office:value="0.15498">
            <text:p>0.15498</text:p>
          </table:table-cell>
          <table:table-cell office:value-type="float" office:value="0.708805">
            <text:p>0.708805</text:p>
          </table:table-cell>
          <table:table-cell office:value-type="float" office:value="2777471983143">
            <text:p>2777471983143</text:p>
          </table:table-cell>
          <table:table-cell table:number-columns-repeated="3"/>
        </table:table-row>
        <table:table-row table:style-name="ro1">
          <table:table-cell office:value-type="float" office:value="0.131316">
            <text:p>0.131316</text:p>
          </table:table-cell>
          <table:table-cell office:value-type="float" office:value="0.702789">
            <text:p>0.702789</text:p>
          </table:table-cell>
          <table:table-cell office:value-type="float" office:value="2777471983426">
            <text:p>2777471983426</text:p>
          </table:table-cell>
          <table:table-cell table:number-columns-repeated="3"/>
        </table:table-row>
        <table:table-row table:style-name="ro1">
          <table:table-cell office:value-type="float" office:value="0.101806">
            <text:p>0.101806</text:p>
          </table:table-cell>
          <table:table-cell office:value-type="float" office:value="0.695009">
            <text:p>0.695009</text:p>
          </table:table-cell>
          <table:table-cell office:value-type="float" office:value="2777471983708">
            <text:p>2777471983708</text:p>
          </table:table-cell>
          <table:table-cell table:number-columns-repeated="3"/>
        </table:table-row>
        <table:table-row table:style-name="ro1">
          <table:table-cell office:value-type="float" office:value="0.0792632">
            <text:p>0.0792632</text:p>
          </table:table-cell>
          <table:table-cell office:value-type="float" office:value="0.689064">
            <text:p>0.689064</text:p>
          </table:table-cell>
          <table:table-cell office:value-type="float" office:value="2777471983991">
            <text:p>2777471983991</text:p>
          </table:table-cell>
          <table:table-cell table:number-columns-repeated="3"/>
        </table:table-row>
        <table:table-row table:style-name="ro1">
          <table:table-cell office:value-type="float" office:value="0.060081">
            <text:p>0.060081</text:p>
          </table:table-cell>
          <table:table-cell office:value-type="float" office:value="0.684152">
            <text:p>0.684152</text:p>
          </table:table-cell>
          <table:table-cell office:value-type="float" office:value="2777471984274">
            <text:p>2777471984274</text:p>
          </table:table-cell>
          <table:table-cell table:number-columns-repeated="3"/>
        </table:table-row>
        <table:table-row table:style-name="ro1">
          <table:table-cell office:value-type="float" office:value="0.0353193">
            <text:p>0.0353193</text:p>
          </table:table-cell>
          <table:table-cell office:value-type="float" office:value="0.677366">
            <text:p>0.677366</text:p>
          </table:table-cell>
          <table:table-cell office:value-type="float" office:value="2777471984558">
            <text:p>2777471984558</text:p>
          </table:table-cell>
          <table:table-cell table:number-columns-repeated="3"/>
        </table:table-row>
        <table:table-row table:style-name="ro1">
          <table:table-cell office:value-type="float" office:value="0.0329582">
            <text:p>0.0329582</text:p>
          </table:table-cell>
          <table:table-cell office:value-type="float" office:value="0.676924">
            <text:p>0.676924</text:p>
          </table:table-cell>
          <table:table-cell office:value-type="float" office:value="2777471984844">
            <text:p>2777471984844</text:p>
          </table:table-cell>
          <table:table-cell table:number-columns-repeated="3"/>
        </table:table-row>
        <table:table-row table:style-name="ro1">
          <table:table-cell office:value-type="float" office:value="0.0335362">
            <text:p>0.0335362</text:p>
          </table:table-cell>
          <table:table-cell office:value-type="float" office:value="0.6772">
            <text:p>0.6772</text:p>
          </table:table-cell>
          <table:table-cell office:value-type="float" office:value="2777471985130">
            <text:p>2777471985130</text:p>
          </table:table-cell>
          <table:table-cell table:number-columns-repeated="3"/>
        </table:table-row>
        <table:table-row table:style-name="ro1">
          <table:table-cell office:value-type="float" office:value="0.0300648">
            <text:p>0.0300648</text:p>
          </table:table-cell>
          <table:table-cell office:value-type="float" office:value="0.677258">
            <text:p>0.677258</text:p>
          </table:table-cell>
          <table:table-cell office:value-type="float" office:value="2777471985414">
            <text:p>2777471985414</text:p>
          </table:table-cell>
          <table:table-cell table:number-columns-repeated="3"/>
        </table:table-row>
        <table:table-row table:style-name="ro1">
          <table:table-cell office:value-type="float" office:value="0.0244267">
            <text:p>0.0244267</text:p>
          </table:table-cell>
          <table:table-cell office:value-type="float" office:value="0.678234">
            <text:p>0.678234</text:p>
          </table:table-cell>
          <table:table-cell office:value-type="float" office:value="2777471985698">
            <text:p>2777471985698</text:p>
          </table:table-cell>
          <table:table-cell table:number-columns-repeated="3"/>
        </table:table-row>
        <table:table-row table:style-name="ro1">
          <table:table-cell office:value-type="float" office:value="0.0315794">
            <text:p>0.0315794</text:p>
          </table:table-cell>
          <table:table-cell office:value-type="float" office:value="0.675484">
            <text:p>0.675484</text:p>
          </table:table-cell>
          <table:table-cell office:value-type="float" office:value="2777471985981">
            <text:p>2777471985981</text:p>
          </table:table-cell>
          <table:table-cell table:number-columns-repeated="3"/>
        </table:table-row>
        <table:table-row table:style-name="ro1">
          <table:table-cell office:value-type="float" office:value="0.0298525">
            <text:p>0.0298525</text:p>
          </table:table-cell>
          <table:table-cell office:value-type="float" office:value="0.676867">
            <text:p>0.676867</text:p>
          </table:table-cell>
          <table:table-cell office:value-type="float" office:value="2777471986263">
            <text:p>2777471986263</text:p>
          </table:table-cell>
          <table:table-cell table:number-columns-repeated="3"/>
        </table:table-row>
        <table:table-row table:style-name="ro1">
          <table:table-cell office:value-type="float" office:value="0.0292146">
            <text:p>0.0292146</text:p>
          </table:table-cell>
          <table:table-cell office:value-type="float" office:value="0.677461">
            <text:p>0.677461</text:p>
          </table:table-cell>
          <table:table-cell office:value-type="float" office:value="2777471986545">
            <text:p>2777471986545</text:p>
          </table:table-cell>
          <table:table-cell table:number-columns-repeated="3"/>
        </table:table-row>
        <table:table-row table:style-name="ro1">
          <table:table-cell office:value-type="float" office:value="0.0278695">
            <text:p>0.0278695</text:p>
          </table:table-cell>
          <table:table-cell office:value-type="float" office:value="0.679269">
            <text:p>0.679269</text:p>
          </table:table-cell>
          <table:table-cell office:value-type="float" office:value="2777471986826">
            <text:p>2777471986826</text:p>
          </table:table-cell>
          <table:table-cell table:number-columns-repeated="3"/>
        </table:table-row>
        <table:table-row table:style-name="ro1">
          <table:table-cell office:value-type="float" office:value="0.0241894">
            <text:p>0.0241894</text:p>
          </table:table-cell>
          <table:table-cell office:value-type="float" office:value="0.686942">
            <text:p>0.686942</text:p>
          </table:table-cell>
          <table:table-cell office:value-type="float" office:value="2777471987110">
            <text:p>2777471987110</text:p>
          </table:table-cell>
          <table:table-cell table:number-columns-repeated="3"/>
        </table:table-row>
        <table:table-row table:style-name="ro1">
          <table:table-cell office:value-type="float" office:value="0.0225891">
            <text:p>0.0225891</text:p>
          </table:table-cell>
          <table:table-cell office:value-type="float" office:value="0.693659">
            <text:p>0.693659</text:p>
          </table:table-cell>
          <table:table-cell office:value-type="float" office:value="2777471987393">
            <text:p>2777471987393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7672">
            <text:p>277747198767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7952">
            <text:p>277747198795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234">
            <text:p>2777471988234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515">
            <text:p>2777471988515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797">
            <text:p>2777471988797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080">
            <text:p>2777471989080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362">
            <text:p>277747198936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645">
            <text:p>2777471989645</text:p>
          </table:table-cell>
          <table:table-cell table:number-columns-repeated="3"/>
        </table:table-row>
        <table:table-row table:style-name="ro1">
          <table:table-cell office:value-type="float" office:value="0.0224285">
            <text:p>0.0224285</text:p>
          </table:table-cell>
          <table:table-cell office:value-type="float" office:value="0.69616">
            <text:p>0.69616</text:p>
          </table:table-cell>
          <table:table-cell office:value-type="float" office:value="2777471989929">
            <text:p>2777471989929</text:p>
          </table:table-cell>
          <table:table-cell table:number-columns-repeated="3"/>
        </table:table-row>
        <table:table-row table:style-name="ro1">
          <table:table-cell office:value-type="float" office:value="0.0224125">
            <text:p>0.0224125</text:p>
          </table:table-cell>
          <table:table-cell office:value-type="float" office:value="0.695932">
            <text:p>0.695932</text:p>
          </table:table-cell>
          <table:table-cell office:value-type="float" office:value="2777471990215">
            <text:p>2777471990215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0492">
            <text:p>2777471990492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0774">
            <text:p>2777471990774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058">
            <text:p>2777471991058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339">
            <text:p>2777471991339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622">
            <text:p>2777471991622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904">
            <text:p>2777471991904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2186">
            <text:p>2777471992186</text:p>
          </table:table-cell>
          <table:table-cell table:number-columns-repeated="3"/>
        </table:table-row>
        <table:table-row table:style-name="ro1">
          <table:table-cell office:value-type="float" office:value="0.0226373">
            <text:p>0.0226373</text:p>
          </table:table-cell>
          <table:table-cell office:value-type="float" office:value="0.697387">
            <text:p>0.697387</text:p>
          </table:table-cell>
          <table:table-cell office:value-type="float" office:value="2777471992468">
            <text:p>2777471992468</text:p>
          </table:table-cell>
          <table:table-cell table:number-columns-repeated="3"/>
        </table:table-row>
        <table:table-row table:style-name="ro1">
          <table:table-cell office:value-type="float" office:value="0.0232353">
            <text:p>0.0232353</text:p>
          </table:table-cell>
          <table:table-cell office:value-type="float" office:value="0.700721">
            <text:p>0.700721</text:p>
          </table:table-cell>
          <table:table-cell office:value-type="float" office:value="2777471992750">
            <text:p>2777471992750</text:p>
          </table:table-cell>
          <table:table-cell table:number-columns-repeated="3"/>
        </table:table-row>
        <table:table-row table:style-name="ro1">
          <table:table-cell office:value-type="float" office:value="0.0268778">
            <text:p>0.0268778</text:p>
          </table:table-cell>
          <table:table-cell office:value-type="float" office:value="0.719996">
            <text:p>0.719996</text:p>
          </table:table-cell>
          <table:table-cell office:value-type="float" office:value="2777471993032">
            <text:p>2777471993032</text:p>
          </table:table-cell>
          <table:table-cell table:number-columns-repeated="3"/>
        </table:table-row>
        <table:table-row table:style-name="ro1">
          <table:table-cell office:value-type="float" office:value="0.0304776">
            <text:p>0.0304776</text:p>
          </table:table-cell>
          <table:table-cell office:value-type="float" office:value="0.744563">
            <text:p>0.744563</text:p>
          </table:table-cell>
          <table:table-cell office:value-type="float" office:value="2777471993314">
            <text:p>2777471993314</text:p>
          </table:table-cell>
          <table:table-cell table:number-columns-repeated="3"/>
        </table:table-row>
        <table:table-row table:style-name="ro1">
          <table:table-cell office:value-type="float" office:value="0.031514">
            <text:p>0.031514</text:p>
          </table:table-cell>
          <table:table-cell office:value-type="float" office:value="0.750967">
            <text:p>0.750967</text:p>
          </table:table-cell>
          <table:table-cell office:value-type="float" office:value="2777471993597">
            <text:p>2777471993597</text:p>
          </table:table-cell>
          <table:table-cell table:number-columns-repeated="3"/>
        </table:table-row>
        <table:table-row table:style-name="ro1">
          <table:table-cell office:value-type="float" office:value="0.0323141">
            <text:p>0.0323141</text:p>
          </table:table-cell>
          <table:table-cell office:value-type="float" office:value="0.756051">
            <text:p>0.756051</text:p>
          </table:table-cell>
          <table:table-cell office:value-type="float" office:value="2777471993880">
            <text:p>2777471993880</text:p>
          </table:table-cell>
          <table:table-cell table:number-columns-repeated="3"/>
        </table:table-row>
        <table:table-row table:style-name="ro1">
          <table:table-cell office:value-type="float" office:value="0.0337552">
            <text:p>0.0337552</text:p>
          </table:table-cell>
          <table:table-cell office:value-type="float" office:value="0.766058">
            <text:p>0.766058</text:p>
          </table:table-cell>
          <table:table-cell office:value-type="float" office:value="2777471994161">
            <text:p>2777471994161</text:p>
          </table:table-cell>
          <table:table-cell table:number-columns-repeated="3"/>
        </table:table-row>
        <table:table-row table:style-name="ro1">
          <table:table-cell office:value-type="float" office:value="0.0357098">
            <text:p>0.0357098</text:p>
          </table:table-cell>
          <table:table-cell office:value-type="float" office:value="0.781087">
            <text:p>0.781087</text:p>
          </table:table-cell>
          <table:table-cell office:value-type="float" office:value="2777471994443">
            <text:p>2777471994443</text:p>
          </table:table-cell>
          <table:table-cell table:number-columns-repeated="3"/>
        </table:table-row>
        <table:table-row table:style-name="ro1">
          <table:table-cell office:value-type="float" office:value="0.0383492">
            <text:p>0.0383492</text:p>
          </table:table-cell>
          <table:table-cell office:value-type="float" office:value="0.801448">
            <text:p>0.801448</text:p>
          </table:table-cell>
          <table:table-cell office:value-type="float" office:value="2777471994727">
            <text:p>2777471994727</text:p>
          </table:table-cell>
          <table:table-cell table:number-columns-repeated="3"/>
        </table:table-row>
        <table:table-row table:style-name="ro1">
          <table:table-cell office:value-type="float" office:value="0.0400951">
            <text:p>0.0400951</text:p>
          </table:table-cell>
          <table:table-cell office:value-type="float" office:value="0.814296">
            <text:p>0.814296</text:p>
          </table:table-cell>
          <table:table-cell office:value-type="float" office:value="2777471995009">
            <text:p>2777471995009</text:p>
          </table:table-cell>
          <table:table-cell table:number-columns-repeated="3"/>
        </table:table-row>
        <table:table-row table:style-name="ro1">
          <table:table-cell office:value-type="float" office:value="0.0415438">
            <text:p>0.0415438</text:p>
          </table:table-cell>
          <table:table-cell office:value-type="float" office:value="0.825403">
            <text:p>0.825403</text:p>
          </table:table-cell>
          <table:table-cell office:value-type="float" office:value="2777471995291">
            <text:p>2777471995291</text:p>
          </table:table-cell>
          <table:table-cell table:number-columns-repeated="3"/>
        </table:table-row>
        <table:table-row table:style-name="ro1">
          <table:table-cell office:value-type="float" office:value="0.044042">
            <text:p>0.044042</text:p>
          </table:table-cell>
          <table:table-cell office:value-type="float" office:value="0.851023">
            <text:p>0.851023</text:p>
          </table:table-cell>
          <table:table-cell office:value-type="float" office:value="2777471995574">
            <text:p>2777471995574</text:p>
          </table:table-cell>
          <table:table-cell table:number-columns-repeated="3"/>
        </table:table-row>
        <table:table-row table:style-name="ro1">
          <table:table-cell office:value-type="float" office:value="0.0452255">
            <text:p>0.0452255</text:p>
          </table:table-cell>
          <table:table-cell office:value-type="float" office:value="0.862004">
            <text:p>0.862004</text:p>
          </table:table-cell>
          <table:table-cell office:value-type="float" office:value="2777471995858">
            <text:p>2777471995858</text:p>
          </table:table-cell>
          <table:table-cell table:number-columns-repeated="3"/>
        </table:table-row>
        <table:table-row table:style-name="ro1">
          <table:table-cell office:value-type="float" office:value="0.0465639">
            <text:p>0.0465639</text:p>
          </table:table-cell>
          <table:table-cell office:value-type="float" office:value="0.875904">
            <text:p>0.875904</text:p>
          </table:table-cell>
          <table:table-cell office:value-type="float" office:value="2777471996141">
            <text:p>2777471996141</text:p>
          </table:table-cell>
          <table:table-cell table:number-columns-repeated="3"/>
        </table:table-row>
        <table:table-row table:style-name="ro1">
          <table:table-cell office:value-type="float" office:value="0.0475878">
            <text:p>0.0475878</text:p>
          </table:table-cell>
          <table:table-cell office:value-type="float" office:value="0.887868">
            <text:p>0.887868</text:p>
          </table:table-cell>
          <table:table-cell office:value-type="float" office:value="2777471996425">
            <text:p>2777471996425</text:p>
          </table:table-cell>
          <table:table-cell table:number-columns-repeated="3"/>
        </table:table-row>
        <table:table-row table:style-name="ro1">
          <table:table-cell office:value-type="float" office:value="0.0495727">
            <text:p>0.0495727</text:p>
          </table:table-cell>
          <table:table-cell office:value-type="float" office:value="0.913289">
            <text:p>0.913289</text:p>
          </table:table-cell>
          <table:table-cell office:value-type="float" office:value="2777471996708">
            <text:p>2777471996708</text:p>
          </table:table-cell>
          <table:table-cell table:number-columns-repeated="3"/>
        </table:table-row>
        <table:table-row table:style-name="ro1">
          <table:table-cell office:value-type="float" office:value="0.0509468">
            <text:p>0.0509468</text:p>
          </table:table-cell>
          <table:table-cell office:value-type="float" office:value="0.93118">
            <text:p>0.93118</text:p>
          </table:table-cell>
          <table:table-cell office:value-type="float" office:value="2777471996991">
            <text:p>2777471996991</text:p>
          </table:table-cell>
          <table:table-cell table:number-columns-repeated="3"/>
        </table:table-row>
        <table:table-row table:style-name="ro1">
          <table:table-cell office:value-type="float" office:value="0.0522449">
            <text:p>0.0522449</text:p>
          </table:table-cell>
          <table:table-cell office:value-type="float" office:value="0.949213">
            <text:p>0.949213</text:p>
          </table:table-cell>
          <table:table-cell office:value-type="float" office:value="2777471997275">
            <text:p>2777471997275</text:p>
          </table:table-cell>
          <table:table-cell table:number-columns-repeated="3"/>
        </table:table-row>
        <table:table-row table:style-name="ro1">
          <table:table-cell office:value-type="float" office:value="0.0535483">
            <text:p>0.0535483</text:p>
          </table:table-cell>
          <table:table-cell office:value-type="float" office:value="0.96871">
            <text:p>0.96871</text:p>
          </table:table-cell>
          <table:table-cell office:value-type="float" office:value="2777471997558">
            <text:p>2777471997558</text:p>
          </table:table-cell>
          <table:table-cell table:number-columns-repeated="3"/>
        </table:table-row>
        <table:table-row table:style-name="ro1">
          <table:table-cell office:value-type="float" office:value="0.0548527">
            <text:p>0.0548527</text:p>
          </table:table-cell>
          <table:table-cell office:value-type="float" office:value="0.991534">
            <text:p>0.991534</text:p>
          </table:table-cell>
          <table:table-cell office:value-type="float" office:value="2777471997840">
            <text:p>2777471997840</text:p>
          </table:table-cell>
          <table:table-cell table:number-columns-repeated="3"/>
        </table:table-row>
        <table:table-row table:style-name="ro1">
          <table:table-cell office:value-type="float" office:value="0.0556539">
            <text:p>0.0556539</text:p>
          </table:table-cell>
          <table:table-cell office:value-type="float" office:value="1.00688">
            <text:p>1.00688</text:p>
          </table:table-cell>
          <table:table-cell office:value-type="float" office:value="2777471998123">
            <text:p>2777471998123</text:p>
          </table:table-cell>
          <table:table-cell table:number-columns-repeated="3"/>
        </table:table-row>
        <table:table-row table:style-name="ro1">
          <table:table-cell office:value-type="float" office:value="0.0569824">
            <text:p>0.0569824</text:p>
          </table:table-cell>
          <table:table-cell office:value-type="float" office:value="1.03257">
            <text:p>1.03257</text:p>
          </table:table-cell>
          <table:table-cell office:value-type="float" office:value="2777471998405">
            <text:p>2777471998405</text:p>
          </table:table-cell>
          <table:table-cell table:number-columns-repeated="3"/>
        </table:table-row>
        <table:table-row table:style-name="ro1">
          <table:table-cell office:value-type="float" office:value="0.0570581">
            <text:p>0.0570581</text:p>
          </table:table-cell>
          <table:table-cell office:value-type="float" office:value="1.04906">
            <text:p>1.04906</text:p>
          </table:table-cell>
          <table:table-cell office:value-type="float" office:value="2777471998689">
            <text:p>2777471998689</text:p>
          </table:table-cell>
          <table:table-cell table:number-columns-repeated="3"/>
        </table:table-row>
        <table:table-row table:style-name="ro1">
          <table:table-cell office:value-type="float" office:value="0.0562039">
            <text:p>0.0562039</text:p>
          </table:table-cell>
          <table:table-cell office:value-type="float" office:value="1.06489">
            <text:p>1.06489</text:p>
          </table:table-cell>
          <table:table-cell office:value-type="float" office:value="2777471998973">
            <text:p>2777471998973</text:p>
          </table:table-cell>
          <table:table-cell table:number-columns-repeated="3"/>
        </table:table-row>
        <table:table-row table:style-name="ro1">
          <table:table-cell office:value-type="float" office:value="0.0551648">
            <text:p>0.0551648</text:p>
          </table:table-cell>
          <table:table-cell office:value-type="float" office:value="1.078">
            <text:p>1.078</text:p>
          </table:table-cell>
          <table:table-cell office:value-type="float" office:value="2777471999255">
            <text:p>2777471999255</text:p>
          </table:table-cell>
          <table:table-cell table:number-columns-repeated="3"/>
        </table:table-row>
        <table:table-row table:style-name="ro1">
          <table:table-cell office:value-type="float" office:value="0.0532681">
            <text:p>0.0532681</text:p>
          </table:table-cell>
          <table:table-cell office:value-type="float" office:value="1.09944">
            <text:p>1.09944</text:p>
          </table:table-cell>
          <table:table-cell office:value-type="float" office:value="2777471999537">
            <text:p>2777471999537</text:p>
          </table:table-cell>
          <table:table-cell table:number-columns-repeated="3"/>
        </table:table-row>
        <table:table-row table:style-name="ro1">
          <table:table-cell office:value-type="float" office:value="0.0516436">
            <text:p>0.0516436</text:p>
          </table:table-cell>
          <table:table-cell office:value-type="float" office:value="1.11925">
            <text:p>1.11925</text:p>
          </table:table-cell>
          <table:table-cell office:value-type="float" office:value="2777471999819">
            <text:p>2777471999819</text:p>
          </table:table-cell>
          <table:table-cell table:number-columns-repeated="3"/>
        </table:table-row>
        <table:table-row table:style-name="ro1">
          <table:table-cell office:value-type="float" office:value="0.0494571">
            <text:p>0.0494571</text:p>
          </table:table-cell>
          <table:table-cell office:value-type="float" office:value="1.14002">
            <text:p>1.14002</text:p>
          </table:table-cell>
          <table:table-cell office:value-type="float" office:value="2777472000101">
            <text:p>2777472000101</text:p>
          </table:table-cell>
          <table:table-cell table:number-columns-repeated="3"/>
        </table:table-row>
        <table:table-row table:style-name="ro1">
          <table:table-cell office:value-type="float" office:value="0.0477107">
            <text:p>0.0477107</text:p>
          </table:table-cell>
          <table:table-cell office:value-type="float" office:value="1.15631">
            <text:p>1.15631</text:p>
          </table:table-cell>
          <table:table-cell office:value-type="float" office:value="2777472000385">
            <text:p>2777472000385</text:p>
          </table:table-cell>
          <table:table-cell table:number-columns-repeated="3"/>
        </table:table-row>
        <table:table-row table:style-name="ro1">
          <table:table-cell office:value-type="float" office:value="0.0443541">
            <text:p>0.0443541</text:p>
          </table:table-cell>
          <table:table-cell office:value-type="float" office:value="1.17969">
            <text:p>1.17969</text:p>
          </table:table-cell>
          <table:table-cell office:value-type="float" office:value="2777472000668">
            <text:p>2777472000668</text:p>
          </table:table-cell>
          <table:table-cell table:number-columns-repeated="3"/>
        </table:table-row>
        <table:table-row table:style-name="ro1">
          <table:table-cell office:value-type="float" office:value="0.0421911">
            <text:p>0.0421911</text:p>
          </table:table-cell>
          <table:table-cell office:value-type="float" office:value="1.19307">
            <text:p>1.19307</text:p>
          </table:table-cell>
          <table:table-cell office:value-type="float" office:value="2777472000951">
            <text:p>2777472000951</text:p>
          </table:table-cell>
          <table:table-cell table:number-columns-repeated="3"/>
        </table:table-row>
        <table:table-row table:style-name="ro1">
          <table:table-cell office:value-type="float" office:value="0.039839">
            <text:p>0.039839</text:p>
          </table:table-cell>
          <table:table-cell office:value-type="float" office:value="1.20759">
            <text:p>1.20759</text:p>
          </table:table-cell>
          <table:table-cell office:value-type="float" office:value="2777472001233">
            <text:p>2777472001233</text:p>
          </table:table-cell>
          <table:table-cell table:number-columns-repeated="3"/>
        </table:table-row>
        <table:table-row table:style-name="ro1">
          <table:table-cell office:value-type="float" office:value="0.0369602">
            <text:p>0.0369602</text:p>
          </table:table-cell>
          <table:table-cell office:value-type="float" office:value="1.22467">
            <text:p>1.22467</text:p>
          </table:table-cell>
          <table:table-cell office:value-type="float" office:value="2777472001515">
            <text:p>2777472001515</text:p>
          </table:table-cell>
          <table:table-cell table:number-columns-repeated="3"/>
        </table:table-row>
        <table:table-row table:style-name="ro1">
          <table:table-cell office:value-type="float" office:value="0.0340356">
            <text:p>0.0340356</text:p>
          </table:table-cell>
          <table:table-cell office:value-type="float" office:value="1.239">
            <text:p>1.239</text:p>
          </table:table-cell>
          <table:table-cell office:value-type="float" office:value="2777472001798">
            <text:p>2777472001798</text:p>
          </table:table-cell>
          <table:table-cell table:number-columns-repeated="3"/>
        </table:table-row>
        <table:table-row table:style-name="ro1">
          <table:table-cell office:value-type="float" office:value="0.0306932">
            <text:p>0.0306932</text:p>
          </table:table-cell>
          <table:table-cell office:value-type="float" office:value="1.25491">
            <text:p>1.25491</text:p>
          </table:table-cell>
          <table:table-cell office:value-type="float" office:value="2777472002080">
            <text:p>2777472002080</text:p>
          </table:table-cell>
          <table:table-cell table:number-columns-repeated="3"/>
        </table:table-row>
        <table:table-row table:style-name="ro1">
          <table:table-cell office:value-type="float" office:value="0.0259284">
            <text:p>0.0259284</text:p>
          </table:table-cell>
          <table:table-cell office:value-type="float" office:value="1.2755">
            <text:p>1.2755</text:p>
          </table:table-cell>
          <table:table-cell office:value-type="float" office:value="2777472002363">
            <text:p>2777472002363</text:p>
          </table:table-cell>
          <table:table-cell table:number-columns-repeated="3"/>
        </table:table-row>
        <table:table-row table:style-name="ro1">
          <table:table-cell office:value-type="float" office:value="0.0205705">
            <text:p>0.0205705</text:p>
          </table:table-cell>
          <table:table-cell office:value-type="float" office:value="1.29698">
            <text:p>1.29698</text:p>
          </table:table-cell>
          <table:table-cell office:value-type="float" office:value="2777472002646">
            <text:p>2777472002646</text:p>
          </table:table-cell>
          <table:table-cell table:number-columns-repeated="3"/>
        </table:table-row>
        <table:table-row table:style-name="ro1">
          <table:table-cell office:value-type="float" office:value="0.0147172">
            <text:p>0.0147172</text:p>
          </table:table-cell>
          <table:table-cell office:value-type="float" office:value="1.32088">
            <text:p>1.32088</text:p>
          </table:table-cell>
          <table:table-cell office:value-type="float" office:value="2777472002928">
            <text:p>2777472002928</text:p>
          </table:table-cell>
          <table:table-cell table:number-columns-repeated="3"/>
        </table:table-row>
        <table:table-row table:style-name="ro1">
          <table:table-cell office:value-type="float" office:value="0.0106462">
            <text:p>0.0106462</text:p>
          </table:table-cell>
          <table:table-cell office:value-type="float" office:value="1.33793">
            <text:p>1.33793</text:p>
          </table:table-cell>
          <table:table-cell office:value-type="float" office:value="2777472003211">
            <text:p>2777472003211</text:p>
          </table:table-cell>
          <table:table-cell table:number-columns-repeated="3"/>
        </table:table-row>
        <table:table-row table:style-name="ro1">
          <table:table-cell office:value-type="float" office:value="0.00822915">
            <text:p>0.00822915</text:p>
          </table:table-cell>
          <table:table-cell office:value-type="float" office:value="1.34718">
            <text:p>1.34718</text:p>
          </table:table-cell>
          <table:table-cell office:value-type="float" office:value="2777472003495">
            <text:p>2777472003495</text:p>
          </table:table-cell>
          <table:table-cell table:number-columns-repeated="3"/>
        </table:table-row>
        <table:table-row table:style-name="ro1">
          <table:table-cell office:value-type="float" office:value="0.0085529">
            <text:p>0.0085529</text:p>
          </table:table-cell>
          <table:table-cell office:value-type="float" office:value="1.34585">
            <text:p>1.34585</text:p>
          </table:table-cell>
          <table:table-cell office:value-type="float" office:value="2777472003778">
            <text:p>2777472003778</text:p>
          </table:table-cell>
          <table:table-cell table:number-columns-repeated="3"/>
        </table:table-row>
        <table:table-row table:style-name="ro1">
          <table:table-cell office:value-type="float" office:value="0.00811384">
            <text:p>0.00811384</text:p>
          </table:table-cell>
          <table:table-cell office:value-type="float" office:value="1.34746">
            <text:p>1.34746</text:p>
          </table:table-cell>
          <table:table-cell office:value-type="float" office:value="2777472004060">
            <text:p>2777472004060</text:p>
          </table:table-cell>
          <table:table-cell table:number-columns-repeated="3"/>
        </table:table-row>
        <table:table-row table:style-name="ro1">
          <table:table-cell office:value-type="float" office:value="0.00820846">
            <text:p>0.00820846</text:p>
          </table:table-cell>
          <table:table-cell office:value-type="float" office:value="1.34712">
            <text:p>1.34712</text:p>
          </table:table-cell>
          <table:table-cell office:value-type="float" office:value="2777472004343">
            <text:p>2777472004343</text:p>
          </table:table-cell>
          <table:table-cell table:number-columns-repeated="3"/>
        </table:table-row>
        <table:table-row table:style-name="ro1">
          <table:table-cell office:value-type="float" office:value="0.00812989">
            <text:p>0.00812989</text:p>
          </table:table-cell>
          <table:table-cell office:value-type="float" office:value="1.34743">
            <text:p>1.34743</text:p>
          </table:table-cell>
          <table:table-cell office:value-type="float" office:value="2777472004629">
            <text:p>2777472004629</text:p>
          </table:table-cell>
          <table:table-cell table:number-columns-repeated="3"/>
        </table:table-row>
        <table:table-row table:style-name="ro1">
          <table:table-cell office:value-type="float" office:value="0.00752458">
            <text:p>0.00752458</text:p>
          </table:table-cell>
          <table:table-cell office:value-type="float" office:value="1.35175">
            <text:p>1.35175</text:p>
          </table:table-cell>
          <table:table-cell office:value-type="float" office:value="2777472004912">
            <text:p>2777472004912</text:p>
          </table:table-cell>
          <table:table-cell table:number-columns-repeated="3"/>
        </table:table-row>
        <table:table-row table:style-name="ro1">
          <table:table-cell office:value-type="float" office:value="0.00754079">
            <text:p>0.00754079</text:p>
          </table:table-cell>
          <table:table-cell office:value-type="float" office:value="1.35042">
            <text:p>1.35042</text:p>
          </table:table-cell>
          <table:table-cell office:value-type="float" office:value="2777472005195">
            <text:p>2777472005195</text:p>
          </table:table-cell>
          <table:table-cell table:number-columns-repeated="3"/>
        </table:table-row>
        <table:table-row table:style-name="ro1">
          <table:table-cell office:value-type="float" office:value="0.00773066">
            <text:p>0.00773066</text:p>
          </table:table-cell>
          <table:table-cell office:value-type="float" office:value="1.352">
            <text:p>1.352</text:p>
          </table:table-cell>
          <table:table-cell office:value-type="float" office:value="2777472005481">
            <text:p>2777472005481</text:p>
          </table:table-cell>
          <table:table-cell table:number-columns-repeated="3"/>
        </table:table-row>
        <table:table-row table:style-name="ro1">
          <table:table-cell office:value-type="float" office:value="0.00778192">
            <text:p>0.00778192</text:p>
          </table:table-cell>
          <table:table-cell office:value-type="float" office:value="1.35215">
            <text:p>1.35215</text:p>
          </table:table-cell>
          <table:table-cell office:value-type="float" office:value="2777472005762">
            <text:p>2777472005762</text:p>
          </table:table-cell>
          <table:table-cell table:number-columns-repeated="3"/>
        </table:table-row>
        <table:table-row table:style-name="ro1">
          <table:table-cell office:value-type="float" office:value="0.00991442">
            <text:p>0.00991442</text:p>
          </table:table-cell>
          <table:table-cell office:value-type="float" office:value="1.35629">
            <text:p>1.35629</text:p>
          </table:table-cell>
          <table:table-cell office:value-type="float" office:value="2777472006045">
            <text:p>2777472006045</text:p>
          </table:table-cell>
          <table:table-cell table:number-columns-repeated="3"/>
        </table:table-row>
        <table:table-row table:style-name="ro1">
          <table:table-cell office:value-type="float" office:value="0.0130331">
            <text:p>0.0130331</text:p>
          </table:table-cell>
          <table:table-cell office:value-type="float" office:value="1.36019">
            <text:p>1.36019</text:p>
          </table:table-cell>
          <table:table-cell office:value-type="float" office:value="2777472006328">
            <text:p>2777472006328</text:p>
          </table:table-cell>
          <table:table-cell table:number-columns-repeated="3"/>
        </table:table-row>
        <table:table-row table:style-name="ro1">
          <table:table-cell office:value-type="float" office:value="0.0140569">
            <text:p>0.0140569</text:p>
          </table:table-cell>
          <table:table-cell office:value-type="float" office:value="1.36103">
            <text:p>1.36103</text:p>
          </table:table-cell>
          <table:table-cell office:value-type="float" office:value="2777472006607">
            <text:p>2777472006607</text:p>
          </table:table-cell>
          <table:table-cell table:number-columns-repeated="3"/>
        </table:table-row>
        <table:table-row table:style-name="ro1">
          <table:table-cell office:value-type="float" office:value="0.0140569">
            <text:p>0.0140569</text:p>
          </table:table-cell>
          <table:table-cell office:value-type="float" office:value="1.36103">
            <text:p>1.36103</text:p>
          </table:table-cell>
          <table:table-cell office:value-type="float" office:value="2777472006889">
            <text:p>2777472006889</text:p>
          </table:table-cell>
          <table:table-cell table:number-columns-repeated="3"/>
        </table:table-row>
        <table:table-row table:style-name="ro1">
          <table:table-cell office:value-type="float" office:value="0.0168597">
            <text:p>0.0168597</text:p>
          </table:table-cell>
          <table:table-cell office:value-type="float" office:value="1.36352">
            <text:p>1.36352</text:p>
          </table:table-cell>
          <table:table-cell office:value-type="float" office:value="2777472007173">
            <text:p>2777472007173</text:p>
          </table:table-cell>
          <table:table-cell table:number-columns-repeated="3"/>
        </table:table-row>
        <table:table-row table:style-name="ro1">
          <table:table-cell office:value-type="float" office:value="0.0120904">
            <text:p>0.0120904</text:p>
          </table:table-cell>
          <table:table-cell office:value-type="float" office:value="1.36007">
            <text:p>1.36007</text:p>
          </table:table-cell>
          <table:table-cell office:value-type="float" office:value="2777472007459">
            <text:p>2777472007459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7742">
            <text:p>2777472007742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023">
            <text:p>2777472008023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304">
            <text:p>2777472008304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586">
            <text:p>2777472008586</text:p>
          </table:table-cell>
          <table:table-cell table:number-columns-repeated="3"/>
        </table:table-row>
        <table:table-row table:style-name="ro1">
          <table:table-cell office:value-type="float" office:value="0.0168904">
            <text:p>0.0168904</text:p>
          </table:table-cell>
          <table:table-cell office:value-type="float" office:value="1.36281">
            <text:p>1.36281</text:p>
          </table:table-cell>
          <table:table-cell office:value-type="float" office:value="2777472008869">
            <text:p>2777472008869</text:p>
          </table:table-cell>
          <table:table-cell table:number-columns-repeated="3"/>
        </table:table-row>
        <table:table-row table:style-name="ro1">
          <table:table-cell office:value-type="float" office:value="0.0312614">
            <text:p>0.0312614</text:p>
          </table:table-cell>
          <table:table-cell office:value-type="float" office:value="1.36898">
            <text:p>1.36898</text:p>
          </table:table-cell>
          <table:table-cell office:value-type="float" office:value="2777472009151">
            <text:p>2777472009151</text:p>
          </table:table-cell>
          <table:table-cell table:number-columns-repeated="3"/>
        </table:table-row>
        <table:table-row table:style-name="ro1">
          <table:table-cell office:value-type="float" office:value="0.0436541">
            <text:p>0.0436541</text:p>
          </table:table-cell>
          <table:table-cell office:value-type="float" office:value="1.37426">
            <text:p>1.37426</text:p>
          </table:table-cell>
          <table:table-cell office:value-type="float" office:value="2777472009434">
            <text:p>2777472009434</text:p>
          </table:table-cell>
          <table:table-cell table:number-columns-repeated="3"/>
        </table:table-row>
        <table:table-row table:style-name="ro1">
          <table:table-cell office:value-type="float" office:value="0.048465">
            <text:p>0.048465</text:p>
          </table:table-cell>
          <table:table-cell office:value-type="float" office:value="1.37616">
            <text:p>1.37616</text:p>
          </table:table-cell>
          <table:table-cell office:value-type="float" office:value="2777472009717">
            <text:p>2777472009717</text:p>
          </table:table-cell>
          <table:table-cell table:number-columns-repeated="3"/>
        </table:table-row>
        <table:table-row table:style-name="ro1">
          <table:table-cell office:value-type="float" office:value="0.0602597">
            <text:p>0.0602597</text:p>
          </table:table-cell>
          <table:table-cell office:value-type="float" office:value="1.38121">
            <text:p>1.38121</text:p>
          </table:table-cell>
          <table:table-cell office:value-type="float" office:value="2777472009999">
            <text:p>2777472009999</text:p>
          </table:table-cell>
          <table:table-cell table:number-columns-repeated="3"/>
        </table:table-row>
        <table:table-row table:style-name="ro1">
          <table:table-cell office:value-type="float" office:value="0.0787956">
            <text:p>0.0787956</text:p>
          </table:table-cell>
          <table:table-cell office:value-type="float" office:value="1.38923">
            <text:p>1.38923</text:p>
          </table:table-cell>
          <table:table-cell office:value-type="float" office:value="2777472010281">
            <text:p>2777472010281</text:p>
          </table:table-cell>
          <table:table-cell table:number-columns-repeated="3"/>
        </table:table-row>
        <table:table-row table:style-name="ro1">
          <table:table-cell office:value-type="float" office:value="0.0952728">
            <text:p>0.0952728</text:p>
          </table:table-cell>
          <table:table-cell office:value-type="float" office:value="1.39629">
            <text:p>1.39629</text:p>
          </table:table-cell>
          <table:table-cell office:value-type="float" office:value="2777472010563">
            <text:p>2777472010563</text:p>
          </table:table-cell>
          <table:table-cell table:number-columns-repeated="3"/>
        </table:table-row>
        <table:table-row table:style-name="ro1">
          <table:table-cell office:value-type="float" office:value="0.113415">
            <text:p>0.113415</text:p>
          </table:table-cell>
          <table:table-cell office:value-type="float" office:value="1.40458">
            <text:p>1.40458</text:p>
          </table:table-cell>
          <table:table-cell office:value-type="float" office:value="2777472010845">
            <text:p>2777472010845</text:p>
          </table:table-cell>
          <table:table-cell table:number-columns-repeated="3"/>
        </table:table-row>
        <table:table-row table:style-name="ro1">
          <table:table-cell office:value-type="float" office:value="0.130599">
            <text:p>0.130599</text:p>
          </table:table-cell>
          <table:table-cell office:value-type="float" office:value="1.41265">
            <text:p>1.41265</text:p>
          </table:table-cell>
          <table:table-cell office:value-type="float" office:value="2777472011128">
            <text:p>2777472011128</text:p>
          </table:table-cell>
          <table:table-cell table:number-columns-repeated="3"/>
        </table:table-row>
        <table:table-row table:style-name="ro1">
          <table:table-cell office:value-type="float" office:value="0.154935">
            <text:p>0.154935</text:p>
          </table:table-cell>
          <table:table-cell office:value-type="float" office:value="1.42511">
            <text:p>1.42511</text:p>
          </table:table-cell>
          <table:table-cell office:value-type="float" office:value="2777472011411">
            <text:p>2777472011411</text:p>
          </table:table-cell>
          <table:table-cell table:number-columns-repeated="3"/>
        </table:table-row>
        <table:table-row table:style-name="ro1">
          <table:table-cell office:value-type="float" office:value="0.161077">
            <text:p>0.161077</text:p>
          </table:table-cell>
          <table:table-cell office:value-type="float" office:value="1.42834">
            <text:p>1.42834</text:p>
          </table:table-cell>
          <table:table-cell office:value-type="float" office:value="2777472011694">
            <text:p>2777472011694</text:p>
          </table:table-cell>
          <table:table-cell table:number-columns-repeated="3"/>
        </table:table-row>
        <table:table-row table:style-name="ro1">
          <table:table-cell office:value-type="float" office:value="0.159674">
            <text:p>0.159674</text:p>
          </table:table-cell>
          <table:table-cell office:value-type="float" office:value="1.42754">
            <text:p>1.42754</text:p>
          </table:table-cell>
          <table:table-cell office:value-type="float" office:value="2777472011978">
            <text:p>2777472011978</text:p>
          </table:table-cell>
          <table:table-cell table:number-columns-repeated="3"/>
        </table:table-row>
        <table:table-row table:style-name="ro1">
          <table:table-cell office:value-type="float" office:value="0.180849">
            <text:p>0.180849</text:p>
          </table:table-cell>
          <table:table-cell office:value-type="float" office:value="1.4405">
            <text:p>1.4405</text:p>
          </table:table-cell>
          <table:table-cell office:value-type="float" office:value="2777472012261">
            <text:p>2777472012261</text:p>
          </table:table-cell>
          <table:table-cell table:number-columns-repeated="3"/>
        </table:table-row>
        <table:table-row table:style-name="ro1">
          <table:table-cell office:value-type="float" office:value="0.205062">
            <text:p>0.205062</text:p>
          </table:table-cell>
          <table:table-cell office:value-type="float" office:value="1.45481">
            <text:p>1.45481</text:p>
          </table:table-cell>
          <table:table-cell office:value-type="float" office:value="2777472012544">
            <text:p>2777472012544</text:p>
          </table:table-cell>
          <table:table-cell table:number-columns-repeated="3"/>
        </table:table-row>
        <table:table-row table:style-name="ro1">
          <table:table-cell office:value-type="float" office:value="0.206208">
            <text:p>0.206208</text:p>
          </table:table-cell>
          <table:table-cell office:value-type="float" office:value="1.45565">
            <text:p>1.45565</text:p>
          </table:table-cell>
          <table:table-cell office:value-type="float" office:value="2777472012827">
            <text:p>2777472012827</text:p>
          </table:table-cell>
          <table:table-cell table:number-columns-repeated="3"/>
        </table:table-row>
        <table:table-row table:style-name="ro1">
          <table:table-cell office:value-type="float" office:value="0.21745">
            <text:p>0.21745</text:p>
          </table:table-cell>
          <table:table-cell office:value-type="float" office:value="1.46305">
            <text:p>1.46305</text:p>
          </table:table-cell>
          <table:table-cell office:value-type="float" office:value="2777472013110">
            <text:p>2777472013110</text:p>
          </table:table-cell>
          <table:table-cell table:number-columns-repeated="3"/>
        </table:table-row>
        <table:table-row table:style-name="ro1">
          <table:table-cell office:value-type="float" office:value="0.23362">
            <text:p>0.23362</text:p>
          </table:table-cell>
          <table:table-cell office:value-type="float" office:value="1.47408">
            <text:p>1.47408</text:p>
          </table:table-cell>
          <table:table-cell office:value-type="float" office:value="2777472013393">
            <text:p>2777472013393</text:p>
          </table:table-cell>
          <table:table-cell table:number-columns-repeated="3"/>
        </table:table-row>
        <table:table-row table:style-name="ro1">
          <table:table-cell office:value-type="float" office:value="0.243166">
            <text:p>0.243166</text:p>
          </table:table-cell>
          <table:table-cell office:value-type="float" office:value="1.48071">
            <text:p>1.48071</text:p>
          </table:table-cell>
          <table:table-cell office:value-type="float" office:value="2777472013676">
            <text:p>2777472013676</text:p>
          </table:table-cell>
          <table:table-cell table:number-columns-repeated="3"/>
        </table:table-row>
        <table:table-row table:style-name="ro1">
          <table:table-cell office:value-type="float" office:value="0.255042">
            <text:p>0.255042</text:p>
          </table:table-cell>
          <table:table-cell office:value-type="float" office:value="1.48894">
            <text:p>1.48894</text:p>
          </table:table-cell>
          <table:table-cell office:value-type="float" office:value="2777472013958">
            <text:p>2777472013958</text:p>
          </table:table-cell>
          <table:table-cell table:number-columns-repeated="3"/>
        </table:table-row>
        <table:table-row table:style-name="ro1">
          <table:table-cell office:value-type="float" office:value="0.273176">
            <text:p>0.273176</text:p>
          </table:table-cell>
          <table:table-cell office:value-type="float" office:value="1.50166">
            <text:p>1.50166</text:p>
          </table:table-cell>
          <table:table-cell office:value-type="float" office:value="2777472014241">
            <text:p>2777472014241</text:p>
          </table:table-cell>
          <table:table-cell table:number-columns-repeated="3"/>
        </table:table-row>
        <table:table-row table:style-name="ro1">
          <table:table-cell office:value-type="float" office:value="0.288443">
            <text:p>0.288443</text:p>
          </table:table-cell>
          <table:table-cell office:value-type="float" office:value="1.51212">
            <text:p>1.51212</text:p>
          </table:table-cell>
          <table:table-cell office:value-type="float" office:value="2777472014522">
            <text:p>2777472014522</text:p>
          </table:table-cell>
          <table:table-cell table:number-columns-repeated="3"/>
        </table:table-row>
        <table:table-row table:style-name="ro1">
          <table:table-cell office:value-type="float" office:value="0.306145">
            <text:p>0.306145</text:p>
          </table:table-cell>
          <table:table-cell office:value-type="float" office:value="1.5257">
            <text:p>1.5257</text:p>
          </table:table-cell>
          <table:table-cell office:value-type="float" office:value="2777472014805">
            <text:p>2777472014805</text:p>
          </table:table-cell>
          <table:table-cell table:number-columns-repeated="3"/>
        </table:table-row>
        <table:table-row table:style-name="ro1">
          <table:table-cell office:value-type="float" office:value="0.307171">
            <text:p>0.307171</text:p>
          </table:table-cell>
          <table:table-cell office:value-type="float" office:value="1.52652">
            <text:p>1.52652</text:p>
          </table:table-cell>
          <table:table-cell office:value-type="float" office:value="2777472015089">
            <text:p>2777472015089</text:p>
          </table:table-cell>
          <table:table-cell table:number-columns-repeated="3"/>
        </table:table-row>
        <table:table-row table:style-name="ro1">
          <table:table-cell office:value-type="float" office:value="0.325464">
            <text:p>0.325464</text:p>
          </table:table-cell>
          <table:table-cell office:value-type="float" office:value="1.54124">
            <text:p>1.54124</text:p>
          </table:table-cell>
          <table:table-cell office:value-type="float" office:value="2777472015371">
            <text:p>2777472015371</text:p>
          </table:table-cell>
          <table:table-cell table:number-columns-repeated="3"/>
        </table:table-row>
        <table:table-row table:style-name="ro1">
          <table:table-cell office:value-type="float" office:value="0.341917">
            <text:p>0.341917</text:p>
          </table:table-cell>
          <table:table-cell office:value-type="float" office:value="1.55535">
            <text:p>1.55535</text:p>
          </table:table-cell>
          <table:table-cell office:value-type="float" office:value="2777472015652">
            <text:p>2777472015652</text:p>
          </table:table-cell>
          <table:table-cell table:number-columns-repeated="3"/>
        </table:table-row>
        <table:table-row table:style-name="ro1">
          <table:table-cell office:value-type="float" office:value="0.345706">
            <text:p>0.345706</text:p>
          </table:table-cell>
          <table:table-cell office:value-type="float" office:value="1.55881">
            <text:p>1.55881</text:p>
          </table:table-cell>
          <table:table-cell office:value-type="float" office:value="2777472015935">
            <text:p>2777472015935</text:p>
          </table:table-cell>
          <table:table-cell table:number-columns-repeated="3"/>
        </table:table-row>
        <table:table-row table:style-name="ro1">
          <table:table-cell office:value-type="float" office:value="0.346699">
            <text:p>0.346699</text:p>
          </table:table-cell>
          <table:table-cell office:value-type="float" office:value="1.55976">
            <text:p>1.55976</text:p>
          </table:table-cell>
          <table:table-cell office:value-type="float" office:value="2777472016217">
            <text:p>2777472016217</text:p>
          </table:table-cell>
          <table:table-cell table:number-columns-repeated="3"/>
        </table:table-row>
        <table:table-row table:style-name="ro1">
          <table:table-cell office:value-type="float" office:value="0.349556">
            <text:p>0.349556</text:p>
          </table:table-cell>
          <table:table-cell office:value-type="float" office:value="1.56267">
            <text:p>1.56267</text:p>
          </table:table-cell>
          <table:table-cell office:value-type="float" office:value="2777472016500">
            <text:p>2777472016500</text:p>
          </table:table-cell>
          <table:table-cell table:number-columns-repeated="3"/>
        </table:table-row>
        <table:table-row table:style-name="ro1">
          <table:table-cell office:value-type="float" office:value="0.370197">
            <text:p>0.370197</text:p>
          </table:table-cell>
          <table:table-cell office:value-type="float" office:value="1.58321">
            <text:p>1.58321</text:p>
          </table:table-cell>
          <table:table-cell office:value-type="float" office:value="2777472016783">
            <text:p>2777472016783</text:p>
          </table:table-cell>
          <table:table-cell table:number-columns-repeated="3"/>
        </table:table-row>
        <table:table-row table:style-name="ro1">
          <table:table-cell office:value-type="float" office:value="0.398096">
            <text:p>0.398096</text:p>
          </table:table-cell>
          <table:table-cell office:value-type="float" office:value="1.60896">
            <text:p>1.60896</text:p>
          </table:table-cell>
          <table:table-cell office:value-type="float" office:value="2777472017066">
            <text:p>2777472017066</text:p>
          </table:table-cell>
          <table:table-cell table:number-columns-repeated="3"/>
        </table:table-row>
        <table:table-row table:style-name="ro1">
          <table:table-cell office:value-type="float" office:value="0.400561">
            <text:p>0.400561</text:p>
          </table:table-cell>
          <table:table-cell office:value-type="float" office:value="1.61142">
            <text:p>1.61142</text:p>
          </table:table-cell>
          <table:table-cell office:value-type="float" office:value="2777472017349">
            <text:p>2777472017349</text:p>
          </table:table-cell>
          <table:table-cell table:number-columns-repeated="3"/>
        </table:table-row>
        <table:table-row table:style-name="ro1">
          <table:table-cell office:value-type="float" office:value="0.411129">
            <text:p>0.411129</text:p>
          </table:table-cell>
          <table:table-cell office:value-type="float" office:value="1.62259">
            <text:p>1.62259</text:p>
          </table:table-cell>
          <table:table-cell office:value-type="float" office:value="2777472017631">
            <text:p>2777472017631</text:p>
          </table:table-cell>
          <table:table-cell table:number-columns-repeated="3"/>
        </table:table-row>
        <table:table-row table:style-name="ro1">
          <table:table-cell office:value-type="float" office:value="0.418105">
            <text:p>0.418105</text:p>
          </table:table-cell>
          <table:table-cell office:value-type="float" office:value="1.62971">
            <text:p>1.62971</text:p>
          </table:table-cell>
          <table:table-cell office:value-type="float" office:value="2777472017914">
            <text:p>2777472017914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197">
            <text:p>2777472018197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480">
            <text:p>2777472018480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762">
            <text:p>2777472018762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9044">
            <text:p>2777472019044</text:p>
          </table:table-cell>
          <table:table-cell table:number-columns-repeated="3"/>
        </table:table-row>
        <table:table-row table:style-name="ro1">
          <table:table-cell office:value-type="float" office:value="0.421731">
            <text:p>0.421731</text:p>
          </table:table-cell>
          <table:table-cell office:value-type="float" office:value="1.63372">
            <text:p>1.63372</text:p>
          </table:table-cell>
          <table:table-cell office:value-type="float" office:value="2777472019328">
            <text:p>2777472019328</text:p>
          </table:table-cell>
          <table:table-cell table:number-columns-repeated="3"/>
        </table:table-row>
        <table:table-row table:style-name="ro1">
          <table:table-cell office:value-type="float" office:value="0.428702">
            <text:p>0.428702</text:p>
          </table:table-cell>
          <table:table-cell office:value-type="float" office:value="1.64092">
            <text:p>1.64092</text:p>
          </table:table-cell>
          <table:table-cell office:value-type="float" office:value="2777472019613">
            <text:p>2777472019613</text:p>
          </table:table-cell>
          <table:table-cell table:number-columns-repeated="3"/>
        </table:table-row>
        <table:table-row table:style-name="ro1">
          <table:table-cell office:value-type="float" office:value="0.432371">
            <text:p>0.432371</text:p>
          </table:table-cell>
          <table:table-cell office:value-type="float" office:value="1.64366">
            <text:p>1.64366</text:p>
          </table:table-cell>
          <table:table-cell office:value-type="float" office:value="2777472019894">
            <text:p>2777472019894</text:p>
          </table:table-cell>
          <table:table-cell table:number-columns-repeated="3"/>
        </table:table-row>
        <table:table-row table:style-name="ro1">
          <table:table-cell office:value-type="float" office:value="0.440259">
            <text:p>0.440259</text:p>
          </table:table-cell>
          <table:table-cell office:value-type="float" office:value="1.64885">
            <text:p>1.64885</text:p>
          </table:table-cell>
          <table:table-cell office:value-type="float" office:value="2777472020178">
            <text:p>2777472020178</text:p>
          </table:table-cell>
          <table:table-cell table:number-columns-repeated="3"/>
        </table:table-row>
        <table:table-row table:style-name="ro1">
          <table:table-cell office:value-type="float" office:value="0.441899">
            <text:p>0.441899</text:p>
          </table:table-cell>
          <table:table-cell office:value-type="float" office:value="1.64993">
            <text:p>1.64993</text:p>
          </table:table-cell>
          <table:table-cell office:value-type="float" office:value="2777472020463">
            <text:p>2777472020463</text:p>
          </table:table-cell>
          <table:table-cell table:number-columns-repeated="3"/>
        </table:table-row>
        <table:table-row table:style-name="ro1">
          <table:table-cell office:value-type="float" office:value="0.447848">
            <text:p>0.447848</text:p>
          </table:table-cell>
          <table:table-cell office:value-type="float" office:value="1.65213">
            <text:p>1.65213</text:p>
          </table:table-cell>
          <table:table-cell office:value-type="float" office:value="2777472020746">
            <text:p>2777472020746</text:p>
          </table:table-cell>
          <table:table-cell table:number-columns-repeated="3"/>
        </table:table-row>
        <table:table-row table:style-name="ro1">
          <table:table-cell office:value-type="float" office:value="0.449779">
            <text:p>0.449779</text:p>
          </table:table-cell>
          <table:table-cell office:value-type="float" office:value="1.65195">
            <text:p>1.65195</text:p>
          </table:table-cell>
          <table:table-cell office:value-type="float" office:value="2777472021028">
            <text:p>2777472021028</text:p>
          </table:table-cell>
          <table:table-cell table:number-columns-repeated="3"/>
        </table:table-row>
        <table:table-row table:style-name="ro1">
          <table:table-cell office:value-type="float" office:value="0.447857">
            <text:p>0.447857</text:p>
          </table:table-cell>
          <table:table-cell office:value-type="float" office:value="1.65169">
            <text:p>1.65169</text:p>
          </table:table-cell>
          <table:table-cell office:value-type="float" office:value="2777472021309">
            <text:p>2777472021309</text:p>
          </table:table-cell>
          <table:table-cell table:number-columns-repeated="3"/>
        </table:table-row>
        <table:table-row table:style-name="ro1">
          <table:table-cell office:value-type="float" office:value="0.449263">
            <text:p>0.449263</text:p>
          </table:table-cell>
          <table:table-cell office:value-type="float" office:value="1.65173">
            <text:p>1.65173</text:p>
          </table:table-cell>
          <table:table-cell office:value-type="float" office:value="2777472021591">
            <text:p>2777472021591</text:p>
          </table:table-cell>
          <table:table-cell table:number-columns-repeated="3"/>
        </table:table-row>
        <table:table-row table:style-name="ro1">
          <table:table-cell office:value-type="float" office:value="0.452369">
            <text:p>0.452369</text:p>
          </table:table-cell>
          <table:table-cell office:value-type="float" office:value="1.65188">
            <text:p>1.65188</text:p>
          </table:table-cell>
          <table:table-cell office:value-type="float" office:value="2777472021874">
            <text:p>2777472021874</text:p>
          </table:table-cell>
          <table:table-cell table:number-columns-repeated="3"/>
        </table:table-row>
        <table:table-row table:style-name="ro1">
          <table:table-cell office:value-type="float" office:value="0.459312">
            <text:p>0.459312</text:p>
          </table:table-cell>
          <table:table-cell office:value-type="float" office:value="1.65105">
            <text:p>1.65105</text:p>
          </table:table-cell>
          <table:table-cell office:value-type="float" office:value="2777472022157">
            <text:p>2777472022157</text:p>
          </table:table-cell>
          <table:table-cell table:number-columns-repeated="3"/>
        </table:table-row>
        <table:table-row table:style-name="ro1">
          <table:table-cell office:value-type="float" office:value="0.457137">
            <text:p>0.457137</text:p>
          </table:table-cell>
          <table:table-cell office:value-type="float" office:value="1.65159">
            <text:p>1.65159</text:p>
          </table:table-cell>
          <table:table-cell office:value-type="float" office:value="2777472022441">
            <text:p>2777472022441</text:p>
          </table:table-cell>
          <table:table-cell table:number-columns-repeated="3"/>
        </table:table-row>
        <table:table-row table:style-name="ro1">
          <table:table-cell office:value-type="float" office:value="0.458513">
            <text:p>0.458513</text:p>
          </table:table-cell>
          <table:table-cell office:value-type="float" office:value="1.65106">
            <text:p>1.65106</text:p>
          </table:table-cell>
          <table:table-cell office:value-type="float" office:value="2777472022726">
            <text:p>2777472022726</text:p>
          </table:table-cell>
          <table:table-cell table:number-columns-repeated="3"/>
        </table:table-row>
        <table:table-row table:style-name="ro1">
          <table:table-cell office:value-type="float" office:value="0.457336">
            <text:p>0.457336</text:p>
          </table:table-cell>
          <table:table-cell office:value-type="float" office:value="1.65166">
            <text:p>1.65166</text:p>
          </table:table-cell>
          <table:table-cell office:value-type="float" office:value="2777472023006">
            <text:p>2777472023006</text:p>
          </table:table-cell>
          <table:table-cell table:number-columns-repeated="3"/>
        </table:table-row>
        <table:table-row table:style-name="ro1">
          <table:table-cell office:value-type="float" office:value="0.456582">
            <text:p>0.456582</text:p>
          </table:table-cell>
          <table:table-cell office:value-type="float" office:value="1.6522">
            <text:p>1.6522</text:p>
          </table:table-cell>
          <table:table-cell office:value-type="float" office:value="2777472023286">
            <text:p>2777472023286</text:p>
          </table:table-cell>
          <table:table-cell table:number-columns-repeated="3"/>
        </table:table-row>
        <table:table-row table:style-name="ro1">
          <table:table-cell office:value-type="float" office:value="0.456582">
            <text:p>0.456582</text:p>
          </table:table-cell>
          <table:table-cell office:value-type="float" office:value="1.6522">
            <text:p>1.6522</text:p>
          </table:table-cell>
          <table:table-cell office:value-type="float" office:value="2777472023568">
            <text:p>2777472023568</text:p>
          </table:table-cell>
          <table:table-cell table:number-columns-repeated="3"/>
        </table:table-row>
        <table:table-row table:style-name="ro1">
          <table:table-cell office:value-type="float" office:value="0.457047">
            <text:p>0.457047</text:p>
          </table:table-cell>
          <table:table-cell office:value-type="float" office:value="1.65189">
            <text:p>1.65189</text:p>
          </table:table-cell>
          <table:table-cell office:value-type="float" office:value="2777472023850">
            <text:p>2777472023850</text:p>
          </table:table-cell>
          <table:table-cell table:number-columns-repeated="3"/>
        </table:table-row>
        <table:table-row table:style-name="ro1">
          <table:table-cell office:value-type="float" office:value="0.460349">
            <text:p>0.460349</text:p>
          </table:table-cell>
          <table:table-cell office:value-type="float" office:value="1.64941">
            <text:p>1.64941</text:p>
          </table:table-cell>
          <table:table-cell office:value-type="float" office:value="2777472024134">
            <text:p>2777472024134</text:p>
          </table:table-cell>
          <table:table-cell table:number-columns-repeated="3"/>
        </table:table-row>
        <table:table-row table:style-name="ro1">
          <table:table-cell office:value-type="float" office:value="0.473988">
            <text:p>0.473988</text:p>
          </table:table-cell>
          <table:table-cell office:value-type="float" office:value="1.63899">
            <text:p>1.63899</text:p>
          </table:table-cell>
          <table:table-cell office:value-type="float" office:value="2777472024414">
            <text:p>2777472024414</text:p>
          </table:table-cell>
          <table:table-cell table:number-columns-repeated="3"/>
        </table:table-row>
        <table:table-row table:style-name="ro1">
          <table:table-cell office:value-type="float" office:value="0.485401">
            <text:p>0.485401</text:p>
          </table:table-cell>
          <table:table-cell office:value-type="float" office:value="1.62997">
            <text:p>1.62997</text:p>
          </table:table-cell>
          <table:table-cell office:value-type="float" office:value="2777472024695">
            <text:p>2777472024695</text:p>
          </table:table-cell>
          <table:table-cell table:number-columns-repeated="3"/>
        </table:table-row>
        <table:table-row table:style-name="ro1">
          <table:table-cell office:value-type="float" office:value="0.496324">
            <text:p>0.496324</text:p>
          </table:table-cell>
          <table:table-cell office:value-type="float" office:value="1.62224">
            <text:p>1.62224</text:p>
          </table:table-cell>
          <table:table-cell office:value-type="float" office:value="2777472024977">
            <text:p>2777472024977</text:p>
          </table:table-cell>
          <table:table-cell table:number-columns-repeated="3"/>
        </table:table-row>
        <table:table-row table:style-name="ro1">
          <table:table-cell office:value-type="float" office:value="0.507348">
            <text:p>0.507348</text:p>
          </table:table-cell>
          <table:table-cell office:value-type="float" office:value="1.61449">
            <text:p>1.61449</text:p>
          </table:table-cell>
          <table:table-cell office:value-type="float" office:value="2777472025259">
            <text:p>2777472025259</text:p>
          </table:table-cell>
          <table:table-cell table:number-columns-repeated="3"/>
        </table:table-row>
        <table:table-row table:style-name="ro1">
          <table:table-cell office:value-type="float" office:value="0.517484">
            <text:p>0.517484</text:p>
          </table:table-cell>
          <table:table-cell office:value-type="float" office:value="1.60749">
            <text:p>1.60749</text:p>
          </table:table-cell>
          <table:table-cell office:value-type="float" office:value="2777472025542">
            <text:p>2777472025542</text:p>
          </table:table-cell>
          <table:table-cell table:number-columns-repeated="3"/>
        </table:table-row>
        <table:table-row table:style-name="ro1">
          <table:table-cell office:value-type="float" office:value="0.529559">
            <text:p>0.529559</text:p>
          </table:table-cell>
          <table:table-cell office:value-type="float" office:value="1.59973">
            <text:p>1.59973</text:p>
          </table:table-cell>
          <table:table-cell office:value-type="float" office:value="2777472025824">
            <text:p>2777472025824</text:p>
          </table:table-cell>
          <table:table-cell table:number-columns-repeated="3"/>
        </table:table-row>
        <table:table-row table:style-name="ro1">
          <table:table-cell office:value-type="float" office:value="0.541529">
            <text:p>0.541529</text:p>
          </table:table-cell>
          <table:table-cell office:value-type="float" office:value="1.59264">
            <text:p>1.59264</text:p>
          </table:table-cell>
          <table:table-cell office:value-type="float" office:value="2777472026106">
            <text:p>2777472026106</text:p>
          </table:table-cell>
          <table:table-cell table:number-columns-repeated="3"/>
        </table:table-row>
        <table:table-row table:style-name="ro1">
          <table:table-cell office:value-type="float" office:value="0.550284">
            <text:p>0.550284</text:p>
          </table:table-cell>
          <table:table-cell office:value-type="float" office:value="1.58768">
            <text:p>1.58768</text:p>
          </table:table-cell>
          <table:table-cell office:value-type="float" office:value="2777472026389">
            <text:p>2777472026389</text:p>
          </table:table-cell>
          <table:table-cell table:number-columns-repeated="3"/>
        </table:table-row>
        <table:table-row table:style-name="ro1">
          <table:table-cell office:value-type="float" office:value="0.569209">
            <text:p>0.569209</text:p>
          </table:table-cell>
          <table:table-cell office:value-type="float" office:value="1.57821">
            <text:p>1.57821</text:p>
          </table:table-cell>
          <table:table-cell office:value-type="float" office:value="2777472026671">
            <text:p>2777472026671</text:p>
          </table:table-cell>
          <table:table-cell table:number-columns-repeated="3"/>
        </table:table-row>
        <table:table-row table:style-name="ro1">
          <table:table-cell office:value-type="float" office:value="0.592368">
            <text:p>0.592368</text:p>
          </table:table-cell>
          <table:table-cell office:value-type="float" office:value="1.56635">
            <text:p>1.56635</text:p>
          </table:table-cell>
          <table:table-cell office:value-type="float" office:value="2777472026953">
            <text:p>2777472026953</text:p>
          </table:table-cell>
          <table:table-cell table:number-columns-repeated="3"/>
        </table:table-row>
        <table:table-row table:style-name="ro1">
          <table:table-cell office:value-type="float" office:value="0.60195">
            <text:p>0.60195</text:p>
          </table:table-cell>
          <table:table-cell office:value-type="float" office:value="1.56064">
            <text:p>1.56064</text:p>
          </table:table-cell>
          <table:table-cell office:value-type="float" office:value="2777472027237">
            <text:p>2777472027237</text:p>
          </table:table-cell>
          <table:table-cell table:number-columns-repeated="3"/>
        </table:table-row>
        <table:table-row table:style-name="ro1">
          <table:table-cell office:value-type="float" office:value="0.623207">
            <text:p>0.623207</text:p>
          </table:table-cell>
          <table:table-cell office:value-type="float" office:value="1.55104">
            <text:p>1.55104</text:p>
          </table:table-cell>
          <table:table-cell office:value-type="float" office:value="2777472027521">
            <text:p>2777472027521</text:p>
          </table:table-cell>
          <table:table-cell table:number-columns-repeated="3"/>
        </table:table-row>
        <table:table-row table:style-name="ro1">
          <table:table-cell office:value-type="float" office:value="0.636898">
            <text:p>0.636898</text:p>
          </table:table-cell>
          <table:table-cell office:value-type="float" office:value="1.54459">
            <text:p>1.54459</text:p>
          </table:table-cell>
          <table:table-cell office:value-type="float" office:value="2777472027804">
            <text:p>2777472027804</text:p>
          </table:table-cell>
          <table:table-cell table:number-columns-repeated="3"/>
        </table:table-row>
        <table:table-row table:style-name="ro1">
          <table:table-cell office:value-type="float" office:value="0.655454">
            <text:p>0.655454</text:p>
          </table:table-cell>
          <table:table-cell office:value-type="float" office:value="1.53616">
            <text:p>1.53616</text:p>
          </table:table-cell>
          <table:table-cell office:value-type="float" office:value="2777472028087">
            <text:p>2777472028087</text:p>
          </table:table-cell>
          <table:table-cell table:number-columns-repeated="3"/>
        </table:table-row>
        <table:table-row table:style-name="ro1">
          <table:table-cell office:value-type="float" office:value="0.687681">
            <text:p>0.687681</text:p>
          </table:table-cell>
          <table:table-cell office:value-type="float" office:value="1.52139">
            <text:p>1.52139</text:p>
          </table:table-cell>
          <table:table-cell office:value-type="float" office:value="2777472028373">
            <text:p>2777472028373</text:p>
          </table:table-cell>
          <table:table-cell table:number-columns-repeated="3"/>
        </table:table-row>
        <table:table-row table:style-name="ro1">
          <table:table-cell office:value-type="float" office:value="0.702252">
            <text:p>0.702252</text:p>
          </table:table-cell>
          <table:table-cell office:value-type="float" office:value="1.51532">
            <text:p>1.51532</text:p>
          </table:table-cell>
          <table:table-cell office:value-type="float" office:value="2777472028652">
            <text:p>2777472028652</text:p>
          </table:table-cell>
          <table:table-cell table:number-columns-repeated="3"/>
        </table:table-row>
        <table:table-row table:style-name="ro1">
          <table:table-cell office:value-type="float" office:value="0.719402">
            <text:p>0.719402</text:p>
          </table:table-cell>
          <table:table-cell office:value-type="float" office:value="1.50838">
            <text:p>1.50838</text:p>
          </table:table-cell>
          <table:table-cell office:value-type="float" office:value="2777472028935">
            <text:p>2777472028935</text:p>
          </table:table-cell>
          <table:table-cell table:number-columns-repeated="3"/>
        </table:table-row>
        <table:table-row table:style-name="ro1">
          <table:table-cell office:value-type="float" office:value="0.733614">
            <text:p>0.733614</text:p>
          </table:table-cell>
          <table:table-cell office:value-type="float" office:value="1.50273">
            <text:p>1.50273</text:p>
          </table:table-cell>
          <table:table-cell office:value-type="float" office:value="2777472029218">
            <text:p>2777472029218</text:p>
          </table:table-cell>
          <table:table-cell table:number-columns-repeated="3"/>
        </table:table-row>
        <table:table-row table:style-name="ro1">
          <table:table-cell office:value-type="float" office:value="0.745683">
            <text:p>0.745683</text:p>
          </table:table-cell>
          <table:table-cell office:value-type="float" office:value="1.49816">
            <text:p>1.49816</text:p>
          </table:table-cell>
          <table:table-cell office:value-type="float" office:value="2777472029502">
            <text:p>2777472029502</text:p>
          </table:table-cell>
          <table:table-cell table:number-columns-repeated="3"/>
        </table:table-row>
        <table:table-row table:style-name="ro1">
          <table:table-cell office:value-type="float" office:value="0.754862">
            <text:p>0.754862</text:p>
          </table:table-cell>
          <table:table-cell office:value-type="float" office:value="1.49478">
            <text:p>1.49478</text:p>
          </table:table-cell>
          <table:table-cell office:value-type="float" office:value="2777472029784">
            <text:p>2777472029784</text:p>
          </table:table-cell>
          <table:table-cell table:number-columns-repeated="3"/>
        </table:table-row>
        <table:table-row table:style-name="ro1">
          <table:table-cell office:value-type="float" office:value="0.764622">
            <text:p>0.764622</text:p>
          </table:table-cell>
          <table:table-cell office:value-type="float" office:value="1.49182">
            <text:p>1.49182</text:p>
          </table:table-cell>
          <table:table-cell office:value-type="float" office:value="2777472030066">
            <text:p>2777472030066</text:p>
          </table:table-cell>
          <table:table-cell table:number-columns-repeated="3"/>
        </table:table-row>
        <table:table-row table:style-name="ro1">
          <table:table-cell office:value-type="float" office:value="0.780634">
            <text:p>0.780634</text:p>
          </table:table-cell>
          <table:table-cell office:value-type="float" office:value="1.48722">
            <text:p>1.48722</text:p>
          </table:table-cell>
          <table:table-cell office:value-type="float" office:value="2777472030349">
            <text:p>2777472030349</text:p>
          </table:table-cell>
          <table:table-cell table:number-columns-repeated="3"/>
        </table:table-row>
        <table:table-row table:style-name="ro1">
          <table:table-cell office:value-type="float" office:value="0.794717">
            <text:p>0.794717</text:p>
          </table:table-cell>
          <table:table-cell office:value-type="float" office:value="1.48325">
            <text:p>1.48325</text:p>
          </table:table-cell>
          <table:table-cell office:value-type="float" office:value="2777472030631">
            <text:p>2777472030631</text:p>
          </table:table-cell>
          <table:table-cell table:number-columns-repeated="3"/>
        </table:table-row>
        <table:table-row table:style-name="ro1">
          <table:table-cell office:value-type="float" office:value="0.811696">
            <text:p>0.811696</text:p>
          </table:table-cell>
          <table:table-cell office:value-type="float" office:value="1.47838">
            <text:p>1.47838</text:p>
          </table:table-cell>
          <table:table-cell office:value-type="float" office:value="2777472030913">
            <text:p>2777472030913</text:p>
          </table:table-cell>
          <table:table-cell table:number-columns-repeated="3"/>
        </table:table-row>
        <table:table-row table:style-name="ro1">
          <table:table-cell office:value-type="float" office:value="0.827508">
            <text:p>0.827508</text:p>
          </table:table-cell>
          <table:table-cell office:value-type="float" office:value="1.47353">
            <text:p>1.47353</text:p>
          </table:table-cell>
          <table:table-cell office:value-type="float" office:value="2777472031198">
            <text:p>2777472031198</text:p>
          </table:table-cell>
          <table:table-cell table:number-columns-repeated="3"/>
        </table:table-row>
        <table:table-row table:style-name="ro1">
          <table:table-cell office:value-type="float" office:value="0.84873">
            <text:p>0.84873</text:p>
          </table:table-cell>
          <table:table-cell office:value-type="float" office:value="1.46762">
            <text:p>1.46762</text:p>
          </table:table-cell>
          <table:table-cell office:value-type="float" office:value="2777472031478">
            <text:p>2777472031478</text:p>
          </table:table-cell>
          <table:table-cell table:number-columns-repeated="3"/>
        </table:table-row>
        <table:table-row table:style-name="ro1">
          <table:table-cell office:value-type="float" office:value="0.866509">
            <text:p>0.866509</text:p>
          </table:table-cell>
          <table:table-cell office:value-type="float" office:value="1.46292">
            <text:p>1.46292</text:p>
          </table:table-cell>
          <table:table-cell office:value-type="float" office:value="2777472031760">
            <text:p>2777472031760</text:p>
          </table:table-cell>
          <table:table-cell table:number-columns-repeated="3"/>
        </table:table-row>
        <table:table-row table:style-name="ro1">
          <table:table-cell office:value-type="float" office:value="0.891056">
            <text:p>0.891056</text:p>
          </table:table-cell>
          <table:table-cell office:value-type="float" office:value="1.45701">
            <text:p>1.45701</text:p>
          </table:table-cell>
          <table:table-cell office:value-type="float" office:value="2777472032043">
            <text:p>2777472032043</text:p>
          </table:table-cell>
          <table:table-cell table:number-columns-repeated="3"/>
        </table:table-row>
        <table:table-row table:style-name="ro1">
          <table:table-cell office:value-type="float" office:value="0.908584">
            <text:p>0.908584</text:p>
          </table:table-cell>
          <table:table-cell office:value-type="float" office:value="1.45293">
            <text:p>1.45293</text:p>
          </table:table-cell>
          <table:table-cell office:value-type="float" office:value="2777472032325">
            <text:p>2777472032325</text:p>
          </table:table-cell>
          <table:table-cell table:number-columns-repeated="3"/>
        </table:table-row>
        <table:table-row table:style-name="ro1">
          <table:table-cell office:value-type="float" office:value="0.930052">
            <text:p>0.930052</text:p>
          </table:table-cell>
          <table:table-cell office:value-type="float" office:value="1.44777">
            <text:p>1.44777</text:p>
          </table:table-cell>
          <table:table-cell office:value-type="float" office:value="2777472032607">
            <text:p>2777472032607</text:p>
          </table:table-cell>
          <table:table-cell table:number-columns-repeated="3"/>
        </table:table-row>
        <table:table-row table:style-name="ro1">
          <table:table-cell office:value-type="float" office:value="0.947639">
            <text:p>0.947639</text:p>
          </table:table-cell>
          <table:table-cell office:value-type="float" office:value="1.4446">
            <text:p>1.4446</text:p>
          </table:table-cell>
          <table:table-cell office:value-type="float" office:value="2777472032890">
            <text:p>2777472032890</text:p>
          </table:table-cell>
          <table:table-cell table:number-columns-repeated="3"/>
        </table:table-row>
        <table:table-row table:style-name="ro1">
          <table:table-cell office:value-type="float" office:value="0.958127">
            <text:p>0.958127</text:p>
          </table:table-cell>
          <table:table-cell office:value-type="float" office:value="1.443">
            <text:p>1.443</text:p>
          </table:table-cell>
          <table:table-cell office:value-type="float" office:value="2777472033173">
            <text:p>2777472033173</text:p>
          </table:table-cell>
          <table:table-cell table:number-columns-repeated="3"/>
        </table:table-row>
        <table:table-row table:style-name="ro1">
          <table:table-cell office:value-type="float" office:value="0.967485">
            <text:p>0.967485</text:p>
          </table:table-cell>
          <table:table-cell office:value-type="float" office:value="1.4414">
            <text:p>1.4414</text:p>
          </table:table-cell>
          <table:table-cell office:value-type="float" office:value="2777472033457">
            <text:p>2777472033457</text:p>
          </table:table-cell>
          <table:table-cell table:number-columns-repeated="3"/>
        </table:table-row>
        <table:table-row table:style-name="ro1">
          <table:table-cell office:value-type="float" office:value="0.967776">
            <text:p>0.967776</text:p>
          </table:table-cell>
          <table:table-cell office:value-type="float" office:value="1.44133">
            <text:p>1.44133</text:p>
          </table:table-cell>
          <table:table-cell office:value-type="float" office:value="2777472033739">
            <text:p>2777472033739</text:p>
          </table:table-cell>
          <table:table-cell table:number-columns-repeated="3"/>
        </table:table-row>
        <table:table-row table:style-name="ro1">
          <table:table-cell office:value-type="float" office:value="0.969806">
            <text:p>0.969806</text:p>
          </table:table-cell>
          <table:table-cell office:value-type="float" office:value="1.44093">
            <text:p>1.44093</text:p>
          </table:table-cell>
          <table:table-cell office:value-type="float" office:value="2777472034023">
            <text:p>2777472034023</text:p>
          </table:table-cell>
          <table:table-cell table:number-columns-repeated="3"/>
        </table:table-row>
        <table:table-row table:style-name="ro1">
          <table:table-cell office:value-type="float" office:value="0.965035">
            <text:p>0.965035</text:p>
          </table:table-cell>
          <table:table-cell office:value-type="float" office:value="1.4423">
            <text:p>1.4423</text:p>
          </table:table-cell>
          <table:table-cell office:value-type="float" office:value="2777472034307">
            <text:p>2777472034307</text:p>
          </table:table-cell>
          <table:table-cell table:number-columns-repeated="3"/>
        </table:table-row>
        <table:table-row table:style-name="ro1">
          <table:table-cell office:value-type="float" office:value="0.963277">
            <text:p>0.963277</text:p>
          </table:table-cell>
          <table:table-cell office:value-type="float" office:value="1.44303">
            <text:p>1.44303</text:p>
          </table:table-cell>
          <table:table-cell office:value-type="float" office:value="2777472034591">
            <text:p>2777472034591</text:p>
          </table:table-cell>
          <table:table-cell table:number-columns-repeated="3"/>
        </table:table-row>
        <table:table-row table:style-name="ro1">
          <table:table-cell office:value-type="float" office:value="0.961669">
            <text:p>0.961669</text:p>
          </table:table-cell>
          <table:table-cell office:value-type="float" office:value="1.44394">
            <text:p>1.44394</text:p>
          </table:table-cell>
          <table:table-cell office:value-type="float" office:value="2777472034874">
            <text:p>2777472034874</text:p>
          </table:table-cell>
          <table:table-cell table:number-columns-repeated="3"/>
        </table:table-row>
        <table:table-row table:style-name="ro1">
          <table:table-cell office:value-type="float" office:value="0.959179">
            <text:p>0.959179</text:p>
          </table:table-cell>
          <table:table-cell office:value-type="float" office:value="1.44605">
            <text:p>1.44605</text:p>
          </table:table-cell>
          <table:table-cell office:value-type="float" office:value="2777472035156">
            <text:p>2777472035156</text:p>
          </table:table-cell>
          <table:table-cell table:number-columns-repeated="3"/>
        </table:table-row>
        <table:table-row table:style-name="ro1">
          <table:table-cell office:value-type="float" office:value="0.959092">
            <text:p>0.959092</text:p>
          </table:table-cell>
          <table:table-cell office:value-type="float" office:value="1.44614">
            <text:p>1.44614</text:p>
          </table:table-cell>
          <table:table-cell office:value-type="float" office:value="2777472035436">
            <text:p>2777472035436</text:p>
          </table:table-cell>
          <table:table-cell table:number-columns-repeated="3"/>
        </table:table-row>
        <table:table-row table:style-name="ro1">
          <table:table-cell office:value-type="float" office:value="0.964451">
            <text:p>0.964451</text:p>
          </table:table-cell>
          <table:table-cell office:value-type="float" office:value="1.4403">
            <text:p>1.4403</text:p>
          </table:table-cell>
          <table:table-cell office:value-type="float" office:value="2777472035717">
            <text:p>2777472035717</text:p>
          </table:table-cell>
          <table:table-cell table:number-columns-repeated="3"/>
        </table:table-row>
        <table:table-row table:style-name="ro1">
          <table:table-cell office:value-type="float" office:value="0.967171">
            <text:p>0.967171</text:p>
          </table:table-cell>
          <table:table-cell office:value-type="float" office:value="1.43744">
            <text:p>1.43744</text:p>
          </table:table-cell>
          <table:table-cell office:value-type="float" office:value="2777472035999">
            <text:p>2777472035999</text:p>
          </table:table-cell>
          <table:table-cell table:number-columns-repeated="3"/>
        </table:table-row>
        <table:table-row table:style-name="ro1">
          <table:table-cell office:value-type="float" office:value="0.977662">
            <text:p>0.977662</text:p>
          </table:table-cell>
          <table:table-cell office:value-type="float" office:value="1.42617">
            <text:p>1.42617</text:p>
          </table:table-cell>
          <table:table-cell office:value-type="float" office:value="2777472036281">
            <text:p>2777472036281</text:p>
          </table:table-cell>
          <table:table-cell table:number-columns-repeated="3"/>
        </table:table-row>
        <table:table-row table:style-name="ro1">
          <table:table-cell office:value-type="float" office:value="0.979684">
            <text:p>0.979684</text:p>
          </table:table-cell>
          <table:table-cell office:value-type="float" office:value="1.42435">
            <text:p>1.42435</text:p>
          </table:table-cell>
          <table:table-cell office:value-type="float" office:value="2777472036564">
            <text:p>2777472036564</text:p>
          </table:table-cell>
          <table:table-cell table:number-columns-repeated="3"/>
        </table:table-row>
        <table:table-row table:style-name="ro1">
          <table:table-cell office:value-type="float" office:value="0.990872">
            <text:p>0.990872</text:p>
          </table:table-cell>
          <table:table-cell office:value-type="float" office:value="1.41316">
            <text:p>1.41316</text:p>
          </table:table-cell>
          <table:table-cell office:value-type="float" office:value="2777472036846">
            <text:p>2777472036846</text:p>
          </table:table-cell>
          <table:table-cell table:number-columns-repeated="3"/>
        </table:table-row>
        <table:table-row table:style-name="ro1">
          <table:table-cell office:value-type="float" office:value="1.00497">
            <text:p>1.00497</text:p>
          </table:table-cell>
          <table:table-cell office:value-type="float" office:value="1.39897">
            <text:p>1.39897</text:p>
          </table:table-cell>
          <table:table-cell office:value-type="float" office:value="2777472037128">
            <text:p>2777472037128</text:p>
          </table:table-cell>
          <table:table-cell table:number-columns-repeated="3"/>
        </table:table-row>
        <table:table-row table:style-name="ro1">
          <table:table-cell office:value-type="float" office:value="1.0045">
            <text:p>1.0045</text:p>
          </table:table-cell>
          <table:table-cell office:value-type="float" office:value="1.39944">
            <text:p>1.39944</text:p>
          </table:table-cell>
          <table:table-cell office:value-type="float" office:value="2777472037409">
            <text:p>2777472037409</text:p>
          </table:table-cell>
          <table:table-cell table:number-columns-repeated="3"/>
        </table:table-row>
        <table:table-row table:style-name="ro1">
          <table:table-cell office:value-type="float" office:value="1.02527">
            <text:p>1.02527</text:p>
          </table:table-cell>
          <table:table-cell office:value-type="float" office:value="1.38098">
            <text:p>1.38098</text:p>
          </table:table-cell>
          <table:table-cell office:value-type="float" office:value="2777472037691">
            <text:p>2777472037691</text:p>
          </table:table-cell>
          <table:table-cell table:number-columns-repeated="3"/>
        </table:table-row>
        <table:table-row table:style-name="ro1">
          <table:table-cell office:value-type="float" office:value="1.04237">
            <text:p>1.04237</text:p>
          </table:table-cell>
          <table:table-cell office:value-type="float" office:value="1.36393">
            <text:p>1.36393</text:p>
          </table:table-cell>
          <table:table-cell office:value-type="float" office:value="2777472037973">
            <text:p>2777472037973</text:p>
          </table:table-cell>
          <table:table-cell table:number-columns-repeated="3"/>
        </table:table-row>
        <table:table-row table:style-name="ro1">
          <table:table-cell office:value-type="float" office:value="1.05183">
            <text:p>1.05183</text:p>
          </table:table-cell>
          <table:table-cell office:value-type="float" office:value="1.35566">
            <text:p>1.35566</text:p>
          </table:table-cell>
          <table:table-cell office:value-type="float" office:value="2777472038254">
            <text:p>2777472038254</text:p>
          </table:table-cell>
          <table:table-cell table:number-columns-repeated="3"/>
        </table:table-row>
        <table:table-row table:style-name="ro1">
          <table:table-cell office:value-type="float" office:value="1.05074">
            <text:p>1.05074</text:p>
          </table:table-cell>
          <table:table-cell office:value-type="float" office:value="1.35646">
            <text:p>1.35646</text:p>
          </table:table-cell>
          <table:table-cell office:value-type="float" office:value="2777472038536">
            <text:p>2777472038536</text:p>
          </table:table-cell>
          <table:table-cell table:number-columns-repeated="3"/>
        </table:table-row>
        <table:table-row table:style-name="ro1">
          <table:table-cell office:value-type="float" office:value="1.07011">
            <text:p>1.07011</text:p>
          </table:table-cell>
          <table:table-cell office:value-type="float" office:value="1.3407">
            <text:p>1.3407</text:p>
          </table:table-cell>
          <table:table-cell office:value-type="float" office:value="2777472038818">
            <text:p>2777472038818</text:p>
          </table:table-cell>
          <table:table-cell table:number-columns-repeated="3"/>
        </table:table-row>
        <table:table-row table:style-name="ro1">
          <table:table-cell office:value-type="float" office:value="1.07692">
            <text:p>1.07692</text:p>
          </table:table-cell>
          <table:table-cell office:value-type="float" office:value="1.33554">
            <text:p>1.33554</text:p>
          </table:table-cell>
          <table:table-cell office:value-type="float" office:value="2777472039101">
            <text:p>2777472039101</text:p>
          </table:table-cell>
          <table:table-cell table:number-columns-repeated="3"/>
        </table:table-row>
        <table:table-row table:style-name="ro1">
          <table:table-cell office:value-type="float" office:value="1.08365">
            <text:p>1.08365</text:p>
          </table:table-cell>
          <table:table-cell office:value-type="float" office:value="1.3308">
            <text:p>1.3308</text:p>
          </table:table-cell>
          <table:table-cell office:value-type="float" office:value="2777472039384">
            <text:p>2777472039384</text:p>
          </table:table-cell>
          <table:table-cell table:number-columns-repeated="3"/>
        </table:table-row>
        <table:table-row table:style-name="ro1">
          <table:table-cell office:value-type="float" office:value="1.10865">
            <text:p>1.10865</text:p>
          </table:table-cell>
          <table:table-cell office:value-type="float" office:value="1.31333">
            <text:p>1.31333</text:p>
          </table:table-cell>
          <table:table-cell office:value-type="float" office:value="2777472039668">
            <text:p>2777472039668</text:p>
          </table:table-cell>
          <table:table-cell table:number-columns-repeated="3"/>
        </table:table-row>
        <table:table-row table:style-name="ro1">
          <table:table-cell office:value-type="float" office:value="1.11661">
            <text:p>1.11661</text:p>
          </table:table-cell>
          <table:table-cell office:value-type="float" office:value="1.30837">
            <text:p>1.30837</text:p>
          </table:table-cell>
          <table:table-cell office:value-type="float" office:value="2777472039949">
            <text:p>2777472039949</text:p>
          </table:table-cell>
          <table:table-cell table:number-columns-repeated="3"/>
        </table:table-row>
        <table:table-row table:style-name="ro1">
          <table:table-cell office:value-type="float" office:value="1.12205">
            <text:p>1.12205</text:p>
          </table:table-cell>
          <table:table-cell office:value-type="float" office:value="1.30488">
            <text:p>1.30488</text:p>
          </table:table-cell>
          <table:table-cell office:value-type="float" office:value="2777472040231">
            <text:p>2777472040231</text:p>
          </table:table-cell>
          <table:table-cell table:number-columns-repeated="3"/>
        </table:table-row>
        <table:table-row table:style-name="ro1">
          <table:table-cell office:value-type="float" office:value="1.12259">
            <text:p>1.12259</text:p>
          </table:table-cell>
          <table:table-cell office:value-type="float" office:value="1.30454">
            <text:p>1.30454</text:p>
          </table:table-cell>
          <table:table-cell office:value-type="float" office:value="2777472040515">
            <text:p>2777472040515</text:p>
          </table:table-cell>
          <table:table-cell table:number-columns-repeated="3"/>
        </table:table-row>
        <table:table-row table:style-name="ro1">
          <table:table-cell office:value-type="float" office:value="1.12781">
            <text:p>1.12781</text:p>
          </table:table-cell>
          <table:table-cell office:value-type="float" office:value="1.30105">
            <text:p>1.30105</text:p>
          </table:table-cell>
          <table:table-cell office:value-type="float" office:value="2777472040800">
            <text:p>2777472040800</text:p>
          </table:table-cell>
          <table:table-cell table:number-columns-repeated="3"/>
        </table:table-row>
        <table:table-row table:style-name="ro1">
          <table:table-cell office:value-type="float" office:value="1.13377">
            <text:p>1.13377</text:p>
          </table:table-cell>
          <table:table-cell office:value-type="float" office:value="1.29593">
            <text:p>1.29593</text:p>
          </table:table-cell>
          <table:table-cell office:value-type="float" office:value="2777472041084">
            <text:p>2777472041084</text:p>
          </table:table-cell>
          <table:table-cell table:number-columns-repeated="3"/>
        </table:table-row>
        <table:table-row table:style-name="ro1">
          <table:table-cell office:value-type="float" office:value="1.13244">
            <text:p>1.13244</text:p>
          </table:table-cell>
          <table:table-cell office:value-type="float" office:value="1.29667">
            <text:p>1.29667</text:p>
          </table:table-cell>
          <table:table-cell office:value-type="float" office:value="2777472041367">
            <text:p>2777472041367</text:p>
          </table:table-cell>
          <table:table-cell table:number-columns-repeated="3"/>
        </table:table-row>
        <table:table-row table:style-name="ro1">
          <table:table-cell office:value-type="float" office:value="1.13299">
            <text:p>1.13299</text:p>
          </table:table-cell>
          <table:table-cell office:value-type="float" office:value="1.29569">
            <text:p>1.29569</text:p>
          </table:table-cell>
          <table:table-cell office:value-type="float" office:value="2777472041650">
            <text:p>2777472041650</text:p>
          </table:table-cell>
          <table:table-cell table:number-columns-repeated="3"/>
        </table:table-row>
        <table:table-row table:style-name="ro1">
          <table:table-cell office:value-type="float" office:value="1.13481">
            <text:p>1.13481</text:p>
          </table:table-cell>
          <table:table-cell office:value-type="float" office:value="1.29262">
            <text:p>1.29262</text:p>
          </table:table-cell>
          <table:table-cell office:value-type="float" office:value="2777472041932">
            <text:p>2777472041932</text:p>
          </table:table-cell>
          <table:table-cell table:number-columns-repeated="3"/>
        </table:table-row>
        <table:table-row table:style-name="ro1">
          <table:table-cell office:value-type="float" office:value="1.13746">
            <text:p>1.13746</text:p>
          </table:table-cell>
          <table:table-cell office:value-type="float" office:value="1.28588">
            <text:p>1.28588</text:p>
          </table:table-cell>
          <table:table-cell office:value-type="float" office:value="2777472042215">
            <text:p>2777472042215</text:p>
          </table:table-cell>
          <table:table-cell table:number-columns-repeated="3"/>
        </table:table-row>
        <table:table-row table:style-name="ro1">
          <table:table-cell office:value-type="float" office:value="1.13942">
            <text:p>1.13942</text:p>
          </table:table-cell>
          <table:table-cell office:value-type="float" office:value="1.27682">
            <text:p>1.27682</text:p>
          </table:table-cell>
          <table:table-cell office:value-type="float" office:value="2777472042498">
            <text:p>2777472042498</text:p>
          </table:table-cell>
          <table:table-cell table:number-columns-repeated="3"/>
        </table:table-row>
        <table:table-row table:style-name="ro1">
          <table:table-cell office:value-type="float" office:value="1.13974">
            <text:p>1.13974</text:p>
          </table:table-cell>
          <table:table-cell office:value-type="float" office:value="1.26927">
            <text:p>1.26927</text:p>
          </table:table-cell>
          <table:table-cell office:value-type="float" office:value="2777472042779">
            <text:p>2777472042779</text:p>
          </table:table-cell>
          <table:table-cell table:number-columns-repeated="3"/>
        </table:table-row>
        <table:table-row table:style-name="ro1">
          <table:table-cell office:value-type="float" office:value="1.13865">
            <text:p>1.13865</text:p>
          </table:table-cell>
          <table:table-cell office:value-type="float" office:value="1.26339">
            <text:p>1.26339</text:p>
          </table:table-cell>
          <table:table-cell office:value-type="float" office:value="2777472043061">
            <text:p>2777472043061</text:p>
          </table:table-cell>
          <table:table-cell table:number-columns-repeated="3"/>
        </table:table-row>
        <table:table-row table:style-name="ro1">
          <table:table-cell office:value-type="float" office:value="1.13887">
            <text:p>1.13887</text:p>
          </table:table-cell>
          <table:table-cell office:value-type="float" office:value="1.26424">
            <text:p>1.26424</text:p>
          </table:table-cell>
          <table:table-cell office:value-type="float" office:value="2777472043343">
            <text:p>2777472043343</text:p>
          </table:table-cell>
          <table:table-cell table:number-columns-repeated="3"/>
        </table:table-row>
        <table:table-row table:style-name="ro1">
          <table:table-cell office:value-type="float" office:value="1.14059">
            <text:p>1.14059</text:p>
          </table:table-cell>
          <table:table-cell office:value-type="float" office:value="1.26821">
            <text:p>1.26821</text:p>
          </table:table-cell>
          <table:table-cell office:value-type="float" office:value="2777472043623">
            <text:p>2777472043623</text:p>
          </table:table-cell>
          <table:table-cell table:number-columns-repeated="3"/>
        </table:table-row>
        <table:table-row table:style-name="ro1">
          <table:table-cell office:value-type="float" office:value="1.13599">
            <text:p>1.13599</text:p>
          </table:table-cell>
          <table:table-cell office:value-type="float" office:value="1.25973">
            <text:p>1.25973</text:p>
          </table:table-cell>
          <table:table-cell office:value-type="float" office:value="2777472043903">
            <text:p>2777472043903</text:p>
          </table:table-cell>
          <table:table-cell table:number-columns-repeated="3"/>
        </table:table-row>
        <table:table-row table:style-name="ro1">
          <table:table-cell office:value-type="float" office:value="1.13261">
            <text:p>1.13261</text:p>
          </table:table-cell>
          <table:table-cell office:value-type="float" office:value="1.25369">
            <text:p>1.25369</text:p>
          </table:table-cell>
          <table:table-cell office:value-type="float" office:value="2777472044184">
            <text:p>2777472044184</text:p>
          </table:table-cell>
          <table:table-cell table:number-columns-repeated="3"/>
        </table:table-row>
        <table:table-row table:style-name="ro1">
          <table:table-cell office:value-type="float" office:value="1.12592">
            <text:p>1.12592</text:p>
          </table:table-cell>
          <table:table-cell office:value-type="float" office:value="1.24093">
            <text:p>1.24093</text:p>
          </table:table-cell>
          <table:table-cell office:value-type="float" office:value="2777472044466">
            <text:p>2777472044466</text:p>
          </table:table-cell>
          <table:table-cell table:number-columns-repeated="3"/>
        </table:table-row>
        <table:table-row table:style-name="ro1">
          <table:table-cell office:value-type="float" office:value="1.12111">
            <text:p>1.12111</text:p>
          </table:table-cell>
          <table:table-cell office:value-type="float" office:value="1.23147">
            <text:p>1.23147</text:p>
          </table:table-cell>
          <table:table-cell office:value-type="float" office:value="2777472044749">
            <text:p>2777472044749</text:p>
          </table:table-cell>
          <table:table-cell table:number-columns-repeated="3"/>
        </table:table-row>
        <table:table-row table:style-name="ro1">
          <table:table-cell office:value-type="float" office:value="1.11624">
            <text:p>1.11624</text:p>
          </table:table-cell>
          <table:table-cell office:value-type="float" office:value="1.22013">
            <text:p>1.22013</text:p>
          </table:table-cell>
          <table:table-cell office:value-type="float" office:value="2777472045027">
            <text:p>2777472045027</text:p>
          </table:table-cell>
          <table:table-cell table:number-columns-repeated="3"/>
        </table:table-row>
        <table:table-row table:style-name="ro1">
          <table:table-cell office:value-type="float" office:value="1.1146">
            <text:p>1.1146</text:p>
          </table:table-cell>
          <table:table-cell office:value-type="float" office:value="1.21375">
            <text:p>1.21375</text:p>
          </table:table-cell>
          <table:table-cell office:value-type="float" office:value="2777472045309">
            <text:p>2777472045309</text:p>
          </table:table-cell>
          <table:table-cell table:number-columns-repeated="3"/>
        </table:table-row>
        <table:table-row table:style-name="ro1">
          <table:table-cell office:value-type="float" office:value="1.11301">
            <text:p>1.11301</text:p>
          </table:table-cell>
          <table:table-cell office:value-type="float" office:value="1.20739">
            <text:p>1.20739</text:p>
          </table:table-cell>
          <table:table-cell office:value-type="float" office:value="2777472045592">
            <text:p>2777472045592</text:p>
          </table:table-cell>
          <table:table-cell table:number-columns-repeated="3"/>
        </table:table-row>
        <table:table-row table:style-name="ro1">
          <table:table-cell office:value-type="float" office:value="1.1128">
            <text:p>1.1128</text:p>
          </table:table-cell>
          <table:table-cell office:value-type="float" office:value="1.20357">
            <text:p>1.20357</text:p>
          </table:table-cell>
          <table:table-cell office:value-type="float" office:value="2777472045875">
            <text:p>2777472045875</text:p>
          </table:table-cell>
          <table:table-cell table:number-columns-repeated="3"/>
        </table:table-row>
        <table:table-row table:style-name="ro1">
          <table:table-cell office:value-type="float" office:value="1.11276">
            <text:p>1.11276</text:p>
          </table:table-cell>
          <table:table-cell office:value-type="float" office:value="1.19388">
            <text:p>1.19388</text:p>
          </table:table-cell>
          <table:table-cell office:value-type="float" office:value="2777472046158">
            <text:p>2777472046158</text:p>
          </table:table-cell>
          <table:table-cell table:number-columns-repeated="3"/>
        </table:table-row>
        <table:table-row table:style-name="ro1">
          <table:table-cell office:value-type="float" office:value="1.11409">
            <text:p>1.11409</text:p>
          </table:table-cell>
          <table:table-cell office:value-type="float" office:value="1.17483">
            <text:p>1.17483</text:p>
          </table:table-cell>
          <table:table-cell office:value-type="float" office:value="2777472046443">
            <text:p>2777472046443</text:p>
          </table:table-cell>
          <table:table-cell table:number-columns-repeated="3"/>
        </table:table-row>
        <table:table-row table:style-name="ro1">
          <table:table-cell office:value-type="float" office:value="1.11467">
            <text:p>1.11467</text:p>
          </table:table-cell>
          <table:table-cell office:value-type="float" office:value="1.16769">
            <text:p>1.16769</text:p>
          </table:table-cell>
          <table:table-cell office:value-type="float" office:value="2777472046726">
            <text:p>2777472046726</text:p>
          </table:table-cell>
          <table:table-cell table:number-columns-repeated="3"/>
        </table:table-row>
        <table:table-row table:style-name="ro1">
          <table:table-cell office:value-type="float" office:value="1.11484">
            <text:p>1.11484</text:p>
          </table:table-cell>
          <table:table-cell office:value-type="float" office:value="1.16569">
            <text:p>1.16569</text:p>
          </table:table-cell>
          <table:table-cell office:value-type="float" office:value="2777472047011">
            <text:p>2777472047011</text:p>
          </table:table-cell>
          <table:table-cell table:number-columns-repeated="3"/>
        </table:table-row>
        <table:table-row table:style-name="ro1">
          <table:table-cell office:value-type="float" office:value="1.11493">
            <text:p>1.11493</text:p>
          </table:table-cell>
          <table:table-cell office:value-type="float" office:value="1.16199">
            <text:p>1.16199</text:p>
          </table:table-cell>
          <table:table-cell office:value-type="float" office:value="2777472047295">
            <text:p>2777472047295</text:p>
          </table:table-cell>
          <table:table-cell table:number-columns-repeated="3"/>
        </table:table-row>
        <table:table-row table:style-name="ro1">
          <table:table-cell office:value-type="float" office:value="1.11491">
            <text:p>1.11491</text:p>
          </table:table-cell>
          <table:table-cell office:value-type="float" office:value="1.1617">
            <text:p>1.1617</text:p>
          </table:table-cell>
          <table:table-cell office:value-type="float" office:value="2777472047578">
            <text:p>2777472047578</text:p>
          </table:table-cell>
          <table:table-cell table:number-columns-repeated="3"/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6349">
            <text:p>1.16349</text:p>
          </table:table-cell>
          <table:table-cell office:value-type="float" office:value="2777472047859">
            <text:p>2777472047859</text:p>
          </table:table-cell>
          <table:table-cell table:number-columns-repeated="3"/>
        </table:table-row>
        <table:table-row table:style-name="ro1">
          <table:table-cell office:value-type="float" office:value="1.11631">
            <text:p>1.11631</text:p>
          </table:table-cell>
          <table:table-cell office:value-type="float" office:value="1.16655">
            <text:p>1.16655</text:p>
          </table:table-cell>
          <table:table-cell office:value-type="float" office:value="2777472048142">
            <text:p>2777472048142</text:p>
          </table:table-cell>
          <table:table-cell table:number-columns-repeated="3"/>
        </table:table-row>
        <table:table-row table:style-name="ro1">
          <table:table-cell office:value-type="float" office:value="1.11479">
            <text:p>1.11479</text:p>
          </table:table-cell>
          <table:table-cell office:value-type="float" office:value="1.16375">
            <text:p>1.16375</text:p>
          </table:table-cell>
          <table:table-cell office:value-type="float" office:value="2777472048424">
            <text:p>2777472048424</text:p>
          </table:table-cell>
          <table:table-cell table:number-columns-repeated="3"/>
        </table:table-row>
        <table:table-row table:style-name="ro1">
          <table:table-cell office:value-type="float" office:value="1.11253">
            <text:p>1.11253</text:p>
          </table:table-cell>
          <table:table-cell office:value-type="float" office:value="1.15975">
            <text:p>1.15975</text:p>
          </table:table-cell>
          <table:table-cell office:value-type="float" office:value="2777472048704">
            <text:p>2777472048704</text:p>
          </table:table-cell>
          <table:table-cell table:number-columns-repeated="3"/>
        </table:table-row>
        <table:table-row table:style-name="ro1">
          <table:table-cell office:value-type="float" office:value="1.10691">
            <text:p>1.10691</text:p>
          </table:table-cell>
          <table:table-cell office:value-type="float" office:value="1.14988">
            <text:p>1.14988</text:p>
          </table:table-cell>
          <table:table-cell office:value-type="float" office:value="2777472048985">
            <text:p>2777472048985</text:p>
          </table:table-cell>
          <table:table-cell table:number-columns-repeated="3"/>
        </table:table-row>
        <table:table-row table:style-name="ro1">
          <table:table-cell office:value-type="float" office:value="1.10028">
            <text:p>1.10028</text:p>
          </table:table-cell>
          <table:table-cell office:value-type="float" office:value="1.13844">
            <text:p>1.13844</text:p>
          </table:table-cell>
          <table:table-cell office:value-type="float" office:value="2777472049267">
            <text:p>2777472049267</text:p>
          </table:table-cell>
          <table:table-cell table:number-columns-repeated="3"/>
        </table:table-row>
        <table:table-row table:style-name="ro1">
          <table:table-cell office:value-type="float" office:value="1.09444">
            <text:p>1.09444</text:p>
          </table:table-cell>
          <table:table-cell office:value-type="float" office:value="1.12814">
            <text:p>1.12814</text:p>
          </table:table-cell>
          <table:table-cell office:value-type="float" office:value="2777472049548">
            <text:p>2777472049548</text:p>
          </table:table-cell>
          <table:table-cell table:number-columns-repeated="3"/>
        </table:table-row>
        <table:table-row table:style-name="ro1">
          <table:table-cell office:value-type="float" office:value="1.08591">
            <text:p>1.08591</text:p>
          </table:table-cell>
          <table:table-cell office:value-type="float" office:value="1.11318">
            <text:p>1.11318</text:p>
          </table:table-cell>
          <table:table-cell office:value-type="float" office:value="2777472049829">
            <text:p>2777472049829</text:p>
          </table:table-cell>
          <table:table-cell table:number-columns-repeated="3"/>
        </table:table-row>
        <table:table-row table:style-name="ro1">
          <table:table-cell office:value-type="float" office:value="1.0767">
            <text:p>1.0767</text:p>
          </table:table-cell>
          <table:table-cell office:value-type="float" office:value="1.09654">
            <text:p>1.09654</text:p>
          </table:table-cell>
          <table:table-cell office:value-type="float" office:value="2777472050111">
            <text:p>2777472050111</text:p>
          </table:table-cell>
          <table:table-cell table:number-columns-repeated="3"/>
        </table:table-row>
        <table:table-row table:style-name="ro1">
          <table:table-cell office:value-type="float" office:value="1.06917">
            <text:p>1.06917</text:p>
          </table:table-cell>
          <table:table-cell office:value-type="float" office:value="1.08314">
            <text:p>1.08314</text:p>
          </table:table-cell>
          <table:table-cell office:value-type="float" office:value="2777472050394">
            <text:p>2777472050394</text:p>
          </table:table-cell>
          <table:table-cell table:number-columns-repeated="3"/>
        </table:table-row>
        <table:table-row table:style-name="ro1">
          <table:table-cell office:value-type="float" office:value="1.06172">
            <text:p>1.06172</text:p>
          </table:table-cell>
          <table:table-cell office:value-type="float" office:value="1.06916">
            <text:p>1.06916</text:p>
          </table:table-cell>
          <table:table-cell office:value-type="float" office:value="2777472050675">
            <text:p>2777472050675</text:p>
          </table:table-cell>
          <table:table-cell table:number-columns-repeated="3"/>
        </table:table-row>
        <table:table-row table:style-name="ro1">
          <table:table-cell office:value-type="float" office:value="1.05501">
            <text:p>1.05501</text:p>
          </table:table-cell>
          <table:table-cell office:value-type="float" office:value="1.05603">
            <text:p>1.05603</text:p>
          </table:table-cell>
          <table:table-cell office:value-type="float" office:value="2777472050958">
            <text:p>2777472050958</text:p>
          </table:table-cell>
          <table:table-cell table:number-columns-repeated="3"/>
        </table:table-row>
        <table:table-row table:style-name="ro1">
          <table:table-cell office:value-type="float" office:value="1.0481">
            <text:p>1.0481</text:p>
          </table:table-cell>
          <table:table-cell office:value-type="float" office:value="1.04202">
            <text:p>1.04202</text:p>
          </table:table-cell>
          <table:table-cell office:value-type="float" office:value="2777472051239">
            <text:p>2777472051239</text:p>
          </table:table-cell>
          <table:table-cell table:number-columns-repeated="3"/>
        </table:table-row>
        <table:table-row table:style-name="ro1">
          <table:table-cell office:value-type="float" office:value="1.04129">
            <text:p>1.04129</text:p>
          </table:table-cell>
          <table:table-cell office:value-type="float" office:value="1.02872">
            <text:p>1.02872</text:p>
          </table:table-cell>
          <table:table-cell office:value-type="float" office:value="2777472051521">
            <text:p>2777472051521</text:p>
          </table:table-cell>
          <table:table-cell table:number-columns-repeated="3"/>
        </table:table-row>
        <table:table-row table:style-name="ro1">
          <table:table-cell office:value-type="float" office:value="1.03291">
            <text:p>1.03291</text:p>
          </table:table-cell>
          <table:table-cell office:value-type="float" office:value="1.00957">
            <text:p>1.00957</text:p>
          </table:table-cell>
          <table:table-cell office:value-type="float" office:value="2777472051804">
            <text:p>2777472051804</text:p>
          </table:table-cell>
          <table:table-cell table:number-columns-repeated="3"/>
        </table:table-row>
        <table:table-row table:style-name="ro1">
          <table:table-cell office:value-type="float" office:value="1.02644">
            <text:p>1.02644</text:p>
          </table:table-cell>
          <table:table-cell office:value-type="float" office:value="0.996306">
            <text:p>0.996306</text:p>
          </table:table-cell>
          <table:table-cell office:value-type="float" office:value="2777472052086">
            <text:p>2777472052086</text:p>
          </table:table-cell>
          <table:table-cell table:number-columns-repeated="3"/>
        </table:table-row>
        <table:table-row table:style-name="ro1">
          <table:table-cell office:value-type="float" office:value="1.02165">
            <text:p>1.02165</text:p>
          </table:table-cell>
          <table:table-cell office:value-type="float" office:value="0.985088">
            <text:p>0.985088</text:p>
          </table:table-cell>
          <table:table-cell office:value-type="float" office:value="2777472052368">
            <text:p>2777472052368</text:p>
          </table:table-cell>
          <table:table-cell table:number-columns-repeated="3"/>
        </table:table-row>
        <table:table-row table:style-name="ro1">
          <table:table-cell office:value-type="float" office:value="1.013">
            <text:p>1.013</text:p>
          </table:table-cell>
          <table:table-cell office:value-type="float" office:value="0.965399">
            <text:p>0.965399</text:p>
          </table:table-cell>
          <table:table-cell office:value-type="float" office:value="2777472052650">
            <text:p>2777472052650</text:p>
          </table:table-cell>
          <table:table-cell table:number-columns-repeated="3"/>
        </table:table-row>
        <table:table-row table:style-name="ro1">
          <table:table-cell office:value-type="float" office:value="1.00732">
            <text:p>1.00732</text:p>
          </table:table-cell>
          <table:table-cell office:value-type="float" office:value="0.950361">
            <text:p>0.950361</text:p>
          </table:table-cell>
          <table:table-cell office:value-type="float" office:value="2777472052933">
            <text:p>2777472052933</text:p>
          </table:table-cell>
          <table:table-cell table:number-columns-repeated="3"/>
        </table:table-row>
        <table:table-row table:style-name="ro1">
          <table:table-cell office:value-type="float" office:value="1.00254">
            <text:p>1.00254</text:p>
          </table:table-cell>
          <table:table-cell office:value-type="float" office:value="0.93657">
            <text:p>0.93657</text:p>
          </table:table-cell>
          <table:table-cell office:value-type="float" office:value="2777472053215">
            <text:p>2777472053215</text:p>
          </table:table-cell>
          <table:table-cell table:number-columns-repeated="3"/>
        </table:table-row>
        <table:table-row table:style-name="ro1">
          <table:table-cell office:value-type="float" office:value="0.997853">
            <text:p>0.997853</text:p>
          </table:table-cell>
          <table:table-cell office:value-type="float" office:value="0.923607">
            <text:p>0.923607</text:p>
          </table:table-cell>
          <table:table-cell office:value-type="float" office:value="2777472053496">
            <text:p>2777472053496</text:p>
          </table:table-cell>
          <table:table-cell table:number-columns-repeated="3"/>
        </table:table-row>
        <table:table-row table:style-name="ro1">
          <table:table-cell office:value-type="float" office:value="0.992688">
            <text:p>0.992688</text:p>
          </table:table-cell>
          <table:table-cell office:value-type="float" office:value="0.907242">
            <text:p>0.907242</text:p>
          </table:table-cell>
          <table:table-cell office:value-type="float" office:value="2777472053778">
            <text:p>2777472053778</text:p>
          </table:table-cell>
          <table:table-cell table:number-columns-repeated="3"/>
        </table:table-row>
        <table:table-row table:style-name="ro1">
          <table:table-cell office:value-type="float" office:value="0.987106">
            <text:p>0.987106</text:p>
          </table:table-cell>
          <table:table-cell office:value-type="float" office:value="0.888593">
            <text:p>0.888593</text:p>
          </table:table-cell>
          <table:table-cell office:value-type="float" office:value="2777472054061">
            <text:p>2777472054061</text:p>
          </table:table-cell>
          <table:table-cell table:number-columns-repeated="3"/>
        </table:table-row>
        <table:table-row table:style-name="ro1">
          <table:table-cell office:value-type="float" office:value="0.982404">
            <text:p>0.982404</text:p>
          </table:table-cell>
          <table:table-cell office:value-type="float" office:value="0.871958">
            <text:p>0.871958</text:p>
          </table:table-cell>
          <table:table-cell office:value-type="float" office:value="2777472054344">
            <text:p>2777472054344</text:p>
          </table:table-cell>
          <table:table-cell table:number-columns-repeated="3"/>
        </table:table-row>
        <table:table-row table:style-name="ro1">
          <table:table-cell office:value-type="float" office:value="0.978582">
            <text:p>0.978582</text:p>
          </table:table-cell>
          <table:table-cell office:value-type="float" office:value="0.858404">
            <text:p>0.858404</text:p>
          </table:table-cell>
          <table:table-cell office:value-type="float" office:value="2777472054626">
            <text:p>2777472054626</text:p>
          </table:table-cell>
          <table:table-cell table:number-columns-repeated="3"/>
        </table:table-row>
        <table:table-row table:style-name="ro1">
          <table:table-cell office:value-type="float" office:value="0.973455">
            <text:p>0.973455</text:p>
          </table:table-cell>
          <table:table-cell office:value-type="float" office:value="0.840156">
            <text:p>0.840156</text:p>
          </table:table-cell>
          <table:table-cell office:value-type="float" office:value="2777472054908">
            <text:p>2777472054908</text:p>
          </table:table-cell>
          <table:table-cell table:number-columns-repeated="3"/>
        </table:table-row>
        <table:table-row table:style-name="ro1">
          <table:table-cell office:value-type="float" office:value="0.971897">
            <text:p>0.971897</text:p>
          </table:table-cell>
          <table:table-cell office:value-type="float" office:value="0.834679">
            <text:p>0.834679</text:p>
          </table:table-cell>
          <table:table-cell office:value-type="float" office:value="2777472055193">
            <text:p>2777472055193</text:p>
          </table:table-cell>
          <table:table-cell table:number-columns-repeated="3"/>
        </table:table-row>
        <table:table-row table:style-name="ro1">
          <table:table-cell office:value-type="float" office:value="0.972394">
            <text:p>0.972394</text:p>
          </table:table-cell>
          <table:table-cell office:value-type="float" office:value="0.835892">
            <text:p>0.835892</text:p>
          </table:table-cell>
          <table:table-cell office:value-type="float" office:value="2777472055478">
            <text:p>2777472055478</text:p>
          </table:table-cell>
          <table:table-cell table:number-columns-repeated="3"/>
        </table:table-row>
        <table:table-row table:style-name="ro1">
          <table:table-cell office:value-type="float" office:value="0.972919">
            <text:p>0.972919</text:p>
          </table:table-cell>
          <table:table-cell office:value-type="float" office:value="0.836793">
            <text:p>0.836793</text:p>
          </table:table-cell>
          <table:table-cell office:value-type="float" office:value="2777472055760">
            <text:p>2777472055760</text:p>
          </table:table-cell>
          <table:table-cell table:number-columns-repeated="3"/>
        </table:table-row>
        <table:table-row table:style-name="ro1">
          <table:table-cell office:value-type="float" office:value="0.971916">
            <text:p>0.971916</text:p>
          </table:table-cell>
          <table:table-cell office:value-type="float" office:value="0.835384">
            <text:p>0.835384</text:p>
          </table:table-cell>
          <table:table-cell office:value-type="float" office:value="2777472056043">
            <text:p>2777472056043</text:p>
          </table:table-cell>
          <table:table-cell table:number-columns-repeated="3"/>
        </table:table-row>
        <table:table-row table:style-name="ro1">
          <table:table-cell office:value-type="float" office:value="0.967376">
            <text:p>0.967376</text:p>
          </table:table-cell>
          <table:table-cell office:value-type="float" office:value="0.830162">
            <text:p>0.830162</text:p>
          </table:table-cell>
          <table:table-cell office:value-type="float" office:value="2777472056327">
            <text:p>2777472056327</text:p>
          </table:table-cell>
          <table:table-cell table:number-columns-repeated="3"/>
        </table:table-row>
        <table:table-row table:style-name="ro1">
          <table:table-cell office:value-type="float" office:value="0.9724">
            <text:p>0.9724</text:p>
          </table:table-cell>
          <table:table-cell office:value-type="float" office:value="0.834362">
            <text:p>0.834362</text:p>
          </table:table-cell>
          <table:table-cell office:value-type="float" office:value="2777472056610">
            <text:p>2777472056610</text:p>
          </table:table-cell>
          <table:table-cell table:number-columns-repeated="3"/>
        </table:table-row>
        <table:table-row table:style-name="ro1">
          <table:table-cell office:value-type="float" office:value="0.9717">
            <text:p>0.9717</text:p>
          </table:table-cell>
          <table:table-cell office:value-type="float" office:value="0.833951">
            <text:p>0.833951</text:p>
          </table:table-cell>
          <table:table-cell office:value-type="float" office:value="2777472056892">
            <text:p>2777472056892</text:p>
          </table:table-cell>
          <table:table-cell table:number-columns-repeated="3"/>
        </table:table-row>
        <table:table-row table:style-name="ro1">
          <table:table-cell office:value-type="float" office:value="0.97026">
            <text:p>0.97026</text:p>
          </table:table-cell>
          <table:table-cell office:value-type="float" office:value="0.833776">
            <text:p>0.833776</text:p>
          </table:table-cell>
          <table:table-cell office:value-type="float" office:value="2777472057174">
            <text:p>2777472057174</text:p>
          </table:table-cell>
          <table:table-cell table:number-columns-repeated="3"/>
        </table:table-row>
        <table:table-row table:style-name="ro1">
          <table:table-cell office:value-type="float" office:value="0.972066">
            <text:p>0.972066</text:p>
          </table:table-cell>
          <table:table-cell office:value-type="float" office:value="0.83412">
            <text:p>0.83412</text:p>
          </table:table-cell>
          <table:table-cell office:value-type="float" office:value="2777472057457">
            <text:p>2777472057457</text:p>
          </table:table-cell>
          <table:table-cell table:number-columns-repeated="3"/>
        </table:table-row>
        <table:table-row table:style-name="ro1">
          <table:table-cell office:value-type="float" office:value="0.970844">
            <text:p>0.970844</text:p>
          </table:table-cell>
          <table:table-cell office:value-type="float" office:value="0.834039">
            <text:p>0.834039</text:p>
          </table:table-cell>
          <table:table-cell office:value-type="float" office:value="2777472057737">
            <text:p>2777472057737</text:p>
          </table:table-cell>
          <table:table-cell table:number-columns-repeated="3"/>
        </table:table-row>
        <table:table-row table:style-name="ro1">
          <table:table-cell office:value-type="float" office:value="0.968809">
            <text:p>0.968809</text:p>
          </table:table-cell>
          <table:table-cell office:value-type="float" office:value="0.834099">
            <text:p>0.834099</text:p>
          </table:table-cell>
          <table:table-cell office:value-type="float" office:value="2777472058017">
            <text:p>2777472058017</text:p>
          </table:table-cell>
          <table:table-cell table:number-columns-repeated="3"/>
        </table:table-row>
        <table:table-row table:style-name="ro1">
          <table:table-cell office:value-type="float" office:value="0.961913">
            <text:p>0.961913</text:p>
          </table:table-cell>
          <table:table-cell office:value-type="float" office:value="0.834308">
            <text:p>0.834308</text:p>
          </table:table-cell>
          <table:table-cell office:value-type="float" office:value="2777472058298">
            <text:p>2777472058298</text:p>
          </table:table-cell>
          <table:table-cell table:number-columns-repeated="3"/>
        </table:table-row>
        <table:table-row table:style-name="ro1">
          <table:table-cell office:value-type="float" office:value="0.951253">
            <text:p>0.951253</text:p>
          </table:table-cell>
          <table:table-cell office:value-type="float" office:value="0.834682">
            <text:p>0.834682</text:p>
          </table:table-cell>
          <table:table-cell office:value-type="float" office:value="2777472058580">
            <text:p>2777472058580</text:p>
          </table:table-cell>
          <table:table-cell table:number-columns-repeated="3"/>
        </table:table-row>
        <table:table-row table:style-name="ro1">
          <table:table-cell office:value-type="float" office:value="0.942701">
            <text:p>0.942701</text:p>
          </table:table-cell>
          <table:table-cell office:value-type="float" office:value="0.834816">
            <text:p>0.834816</text:p>
          </table:table-cell>
          <table:table-cell office:value-type="float" office:value="2777472058862">
            <text:p>2777472058862</text:p>
          </table:table-cell>
          <table:table-cell table:number-columns-repeated="3"/>
        </table:table-row>
        <table:table-row table:style-name="ro1">
          <table:table-cell office:value-type="float" office:value="0.932057">
            <text:p>0.932057</text:p>
          </table:table-cell>
          <table:table-cell office:value-type="float" office:value="0.835255">
            <text:p>0.835255</text:p>
          </table:table-cell>
          <table:table-cell office:value-type="float" office:value="2777472059144">
            <text:p>2777472059144</text:p>
          </table:table-cell>
          <table:table-cell table:number-columns-repeated="3"/>
        </table:table-row>
        <table:table-row table:style-name="ro1">
          <table:table-cell office:value-type="float" office:value="0.911718">
            <text:p>0.911718</text:p>
          </table:table-cell>
          <table:table-cell office:value-type="float" office:value="0.835838">
            <text:p>0.835838</text:p>
          </table:table-cell>
          <table:table-cell office:value-type="float" office:value="2777472059426">
            <text:p>2777472059426</text:p>
          </table:table-cell>
          <table:table-cell table:number-columns-repeated="3"/>
        </table:table-row>
        <table:table-row table:style-name="ro1">
          <table:table-cell office:value-type="float" office:value="0.890291">
            <text:p>0.890291</text:p>
          </table:table-cell>
          <table:table-cell office:value-type="float" office:value="0.836578">
            <text:p>0.836578</text:p>
          </table:table-cell>
          <table:table-cell office:value-type="float" office:value="2777472059708">
            <text:p>2777472059708</text:p>
          </table:table-cell>
          <table:table-cell table:number-columns-repeated="3"/>
        </table:table-row>
        <table:table-row table:style-name="ro1">
          <table:table-cell office:value-type="float" office:value="0.873335">
            <text:p>0.873335</text:p>
          </table:table-cell>
          <table:table-cell office:value-type="float" office:value="0.836463">
            <text:p>0.836463</text:p>
          </table:table-cell>
          <table:table-cell office:value-type="float" office:value="2777472059990">
            <text:p>2777472059990</text:p>
          </table:table-cell>
          <table:table-cell table:number-columns-repeated="3"/>
        </table:table-row>
        <table:table-row table:style-name="ro1">
          <table:table-cell office:value-type="float" office:value="0.849793">
            <text:p>0.849793</text:p>
          </table:table-cell>
          <table:table-cell office:value-type="float" office:value="0.836343">
            <text:p>0.836343</text:p>
          </table:table-cell>
          <table:table-cell office:value-type="float" office:value="2777472060276">
            <text:p>2777472060276</text:p>
          </table:table-cell>
          <table:table-cell table:number-columns-repeated="3"/>
        </table:table-row>
        <table:table-row table:style-name="ro1">
          <table:table-cell office:value-type="float" office:value="0.846612">
            <text:p>0.846612</text:p>
          </table:table-cell>
          <table:table-cell office:value-type="float" office:value="0.836292">
            <text:p>0.836292</text:p>
          </table:table-cell>
          <table:table-cell office:value-type="float" office:value="2777472060554">
            <text:p>2777472060554</text:p>
          </table:table-cell>
          <table:table-cell table:number-columns-repeated="3"/>
        </table:table-row>
        <table:table-row table:style-name="ro1">
          <table:table-cell office:value-type="float" office:value="0.82738">
            <text:p>0.82738</text:p>
          </table:table-cell>
          <table:table-cell office:value-type="float" office:value="0.836012">
            <text:p>0.836012</text:p>
          </table:table-cell>
          <table:table-cell office:value-type="float" office:value="2777472060836">
            <text:p>2777472060836</text:p>
          </table:table-cell>
          <table:table-cell table:number-columns-repeated="3"/>
        </table:table-row>
        <table:table-row table:style-name="ro1">
          <table:table-cell office:value-type="float" office:value="0.807099">
            <text:p>0.807099</text:p>
          </table:table-cell>
          <table:table-cell office:value-type="float" office:value="0.83534">
            <text:p>0.83534</text:p>
          </table:table-cell>
          <table:table-cell office:value-type="float" office:value="2777472061118">
            <text:p>2777472061118</text:p>
          </table:table-cell>
          <table:table-cell table:number-columns-repeated="3"/>
        </table:table-row>
        <table:table-row table:style-name="ro1">
          <table:table-cell office:value-type="float" office:value="0.794735">
            <text:p>0.794735</text:p>
          </table:table-cell>
          <table:table-cell office:value-type="float" office:value="0.83485">
            <text:p>0.83485</text:p>
          </table:table-cell>
          <table:table-cell office:value-type="float" office:value="2777472061400">
            <text:p>2777472061400</text:p>
          </table:table-cell>
          <table:table-cell table:number-columns-repeated="3"/>
        </table:table-row>
        <table:table-row table:style-name="ro1">
          <table:table-cell office:value-type="float" office:value="0.780202">
            <text:p>0.780202</text:p>
          </table:table-cell>
          <table:table-cell office:value-type="float" office:value="0.834109">
            <text:p>0.834109</text:p>
          </table:table-cell>
          <table:table-cell office:value-type="float" office:value="2777472061682">
            <text:p>2777472061682</text:p>
          </table:table-cell>
          <table:table-cell table:number-columns-repeated="3"/>
        </table:table-row>
        <table:table-row table:style-name="ro1">
          <table:table-cell office:value-type="float" office:value="0.756469">
            <text:p>0.756469</text:p>
          </table:table-cell>
          <table:table-cell office:value-type="float" office:value="0.832785">
            <text:p>0.832785</text:p>
          </table:table-cell>
          <table:table-cell office:value-type="float" office:value="2777472061963">
            <text:p>2777472061963</text:p>
          </table:table-cell>
          <table:table-cell table:number-columns-repeated="3"/>
        </table:table-row>
        <table:table-row table:style-name="ro1">
          <table:table-cell office:value-type="float" office:value="0.735968">
            <text:p>0.735968</text:p>
          </table:table-cell>
          <table:table-cell office:value-type="float" office:value="0.831222">
            <text:p>0.831222</text:p>
          </table:table-cell>
          <table:table-cell office:value-type="float" office:value="2777472062245">
            <text:p>2777472062245</text:p>
          </table:table-cell>
          <table:table-cell table:number-columns-repeated="3"/>
        </table:table-row>
        <table:table-row table:style-name="ro1">
          <table:table-cell office:value-type="float" office:value="0.719695">
            <text:p>0.719695</text:p>
          </table:table-cell>
          <table:table-cell office:value-type="float" office:value="0.829976">
            <text:p>0.829976</text:p>
          </table:table-cell>
          <table:table-cell office:value-type="float" office:value="2777472062526">
            <text:p>2777472062526</text:p>
          </table:table-cell>
          <table:table-cell table:number-columns-repeated="3"/>
        </table:table-row>
        <table:table-row table:style-name="ro1">
          <table:table-cell office:value-type="float" office:value="0.709789">
            <text:p>0.709789</text:p>
          </table:table-cell>
          <table:table-cell office:value-type="float" office:value="0.829276">
            <text:p>0.829276</text:p>
          </table:table-cell>
          <table:table-cell office:value-type="float" office:value="2777472062808">
            <text:p>2777472062808</text:p>
          </table:table-cell>
          <table:table-cell table:number-columns-repeated="3"/>
        </table:table-row>
        <table:table-row table:style-name="ro1">
          <table:table-cell office:value-type="float" office:value="0.691968">
            <text:p>0.691968</text:p>
          </table:table-cell>
          <table:table-cell office:value-type="float" office:value="0.827833">
            <text:p>0.827833</text:p>
          </table:table-cell>
          <table:table-cell office:value-type="float" office:value="2777472063090">
            <text:p>2777472063090</text:p>
          </table:table-cell>
          <table:table-cell table:number-columns-repeated="3"/>
        </table:table-row>
        <table:table-row table:style-name="ro1">
          <table:table-cell office:value-type="float" office:value="0.669612">
            <text:p>0.669612</text:p>
          </table:table-cell>
          <table:table-cell office:value-type="float" office:value="0.825727">
            <text:p>0.825727</text:p>
          </table:table-cell>
          <table:table-cell office:value-type="float" office:value="2777472063372">
            <text:p>2777472063372</text:p>
          </table:table-cell>
          <table:table-cell table:number-columns-repeated="3"/>
        </table:table-row>
        <table:table-row table:style-name="ro1">
          <table:table-cell office:value-type="float" office:value="0.652324">
            <text:p>0.652324</text:p>
          </table:table-cell>
          <table:table-cell office:value-type="float" office:value="0.824083">
            <text:p>0.824083</text:p>
          </table:table-cell>
          <table:table-cell office:value-type="float" office:value="2777472063654">
            <text:p>2777472063654</text:p>
          </table:table-cell>
          <table:table-cell table:number-columns-repeated="3"/>
        </table:table-row>
        <table:table-row table:style-name="ro1">
          <table:table-cell office:value-type="float" office:value="0.640939">
            <text:p>0.640939</text:p>
          </table:table-cell>
          <table:table-cell office:value-type="float" office:value="0.822666">
            <text:p>0.822666</text:p>
          </table:table-cell>
          <table:table-cell office:value-type="float" office:value="2777472063936">
            <text:p>2777472063936</text:p>
          </table:table-cell>
          <table:table-cell table:number-columns-repeated="3"/>
        </table:table-row>
        <table:table-row table:style-name="ro1">
          <table:table-cell office:value-type="float" office:value="0.625129">
            <text:p>0.625129</text:p>
          </table:table-cell>
          <table:table-cell office:value-type="float" office:value="0.820583">
            <text:p>0.820583</text:p>
          </table:table-cell>
          <table:table-cell office:value-type="float" office:value="2777472064217">
            <text:p>2777472064217</text:p>
          </table:table-cell>
          <table:table-cell table:number-columns-repeated="3"/>
        </table:table-row>
        <table:table-row table:style-name="ro1">
          <table:table-cell office:value-type="float" office:value="0.61223">
            <text:p>0.61223</text:p>
          </table:table-cell>
          <table:table-cell office:value-type="float" office:value="0.819255">
            <text:p>0.819255</text:p>
          </table:table-cell>
          <table:table-cell office:value-type="float" office:value="2777472064499">
            <text:p>2777472064499</text:p>
          </table:table-cell>
          <table:table-cell table:number-columns-repeated="3"/>
        </table:table-row>
        <table:table-row table:style-name="ro1">
          <table:table-cell office:value-type="float" office:value="0.584689">
            <text:p>0.584689</text:p>
          </table:table-cell>
          <table:table-cell office:value-type="float" office:value="0.815485">
            <text:p>0.815485</text:p>
          </table:table-cell>
          <table:table-cell office:value-type="float" office:value="2777472064781">
            <text:p>2777472064781</text:p>
          </table:table-cell>
          <table:table-cell table:number-columns-repeated="3"/>
        </table:table-row>
        <table:table-row table:style-name="ro1">
          <table:table-cell office:value-type="float" office:value="0.565835">
            <text:p>0.565835</text:p>
          </table:table-cell>
          <table:table-cell office:value-type="float" office:value="0.812185">
            <text:p>0.812185</text:p>
          </table:table-cell>
          <table:table-cell office:value-type="float" office:value="2777472065064">
            <text:p>2777472065064</text:p>
          </table:table-cell>
          <table:table-cell table:number-columns-repeated="3"/>
        </table:table-row>
        <table:table-row table:style-name="ro1">
          <table:table-cell office:value-type="float" office:value="0.540432">
            <text:p>0.540432</text:p>
          </table:table-cell>
          <table:table-cell office:value-type="float" office:value="0.80762">
            <text:p>0.80762</text:p>
          </table:table-cell>
          <table:table-cell office:value-type="float" office:value="2777472065347">
            <text:p>2777472065347</text:p>
          </table:table-cell>
          <table:table-cell table:number-columns-repeated="3"/>
        </table:table-row>
        <table:table-row table:style-name="ro1">
          <table:table-cell office:value-type="float" office:value="0.517154">
            <text:p>0.517154</text:p>
          </table:table-cell>
          <table:table-cell office:value-type="float" office:value="0.803448">
            <text:p>0.803448</text:p>
          </table:table-cell>
          <table:table-cell office:value-type="float" office:value="2777472065629">
            <text:p>2777472065629</text:p>
          </table:table-cell>
          <table:table-cell table:number-columns-repeated="3"/>
        </table:table-row>
        <table:table-row table:style-name="ro1">
          <table:table-cell office:value-type="float" office:value="0.49716">
            <text:p>0.49716</text:p>
          </table:table-cell>
          <table:table-cell office:value-type="float" office:value="0.799505">
            <text:p>0.799505</text:p>
          </table:table-cell>
          <table:table-cell office:value-type="float" office:value="2777472065911">
            <text:p>2777472065911</text:p>
          </table:table-cell>
          <table:table-cell table:number-columns-repeated="3"/>
        </table:table-row>
        <table:table-row table:style-name="ro1">
          <table:table-cell office:value-type="float" office:value="0.476233">
            <text:p>0.476233</text:p>
          </table:table-cell>
          <table:table-cell office:value-type="float" office:value="0.795149">
            <text:p>0.795149</text:p>
          </table:table-cell>
          <table:table-cell office:value-type="float" office:value="2777472066192">
            <text:p>2777472066192</text:p>
          </table:table-cell>
          <table:table-cell table:number-columns-repeated="3"/>
        </table:table-row>
        <table:table-row table:style-name="ro1">
          <table:table-cell office:value-type="float" office:value="0.455161">
            <text:p>0.455161</text:p>
          </table:table-cell>
          <table:table-cell office:value-type="float" office:value="0.78931">
            <text:p>0.78931</text:p>
          </table:table-cell>
          <table:table-cell office:value-type="float" office:value="2777472066474">
            <text:p>2777472066474</text:p>
          </table:table-cell>
          <table:table-cell table:number-columns-repeated="3"/>
        </table:table-row>
        <table:table-row table:style-name="ro1">
          <table:table-cell office:value-type="float" office:value="0.43188">
            <text:p>0.43188</text:p>
          </table:table-cell>
          <table:table-cell office:value-type="float" office:value="0.782938">
            <text:p>0.782938</text:p>
          </table:table-cell>
          <table:table-cell office:value-type="float" office:value="2777472066756">
            <text:p>2777472066756</text:p>
          </table:table-cell>
          <table:table-cell table:number-columns-repeated="3"/>
        </table:table-row>
        <table:table-row table:style-name="ro1">
          <table:table-cell office:value-type="float" office:value="0.41271">
            <text:p>0.41271</text:p>
          </table:table-cell>
          <table:table-cell office:value-type="float" office:value="0.778063">
            <text:p>0.778063</text:p>
          </table:table-cell>
          <table:table-cell office:value-type="float" office:value="2777472067039">
            <text:p>2777472067039</text:p>
          </table:table-cell>
          <table:table-cell table:number-columns-repeated="3"/>
        </table:table-row>
        <table:table-row table:style-name="ro1">
          <table:table-cell office:value-type="float" office:value="0.404878">
            <text:p>0.404878</text:p>
          </table:table-cell>
          <table:table-cell office:value-type="float" office:value="0.775415">
            <text:p>0.775415</text:p>
          </table:table-cell>
          <table:table-cell office:value-type="float" office:value="2777472067321">
            <text:p>2777472067321</text:p>
          </table:table-cell>
          <table:table-cell table:number-columns-repeated="3"/>
        </table:table-row>
        <table:table-row table:style-name="ro1">
          <table:table-cell office:value-type="float" office:value="0.376119">
            <text:p>0.376119</text:p>
          </table:table-cell>
          <table:table-cell office:value-type="float" office:value="0.765872">
            <text:p>0.765872</text:p>
          </table:table-cell>
          <table:table-cell office:value-type="float" office:value="2777472067603">
            <text:p>2777472067603</text:p>
          </table:table-cell>
          <table:table-cell table:number-columns-repeated="3"/>
        </table:table-row>
        <table:table-row table:style-name="ro1">
          <table:table-cell office:value-type="float" office:value="0.351913">
            <text:p>0.351913</text:p>
          </table:table-cell>
          <table:table-cell office:value-type="float" office:value="0.758091">
            <text:p>0.758091</text:p>
          </table:table-cell>
          <table:table-cell office:value-type="float" office:value="2777472067886">
            <text:p>2777472067886</text:p>
          </table:table-cell>
          <table:table-cell table:number-columns-repeated="3"/>
        </table:table-row>
        <table:table-row table:style-name="ro1">
          <table:table-cell office:value-type="float" office:value="0.328263">
            <text:p>0.328263</text:p>
          </table:table-cell>
          <table:table-cell office:value-type="float" office:value="0.749846">
            <text:p>0.749846</text:p>
          </table:table-cell>
          <table:table-cell office:value-type="float" office:value="2777472068169">
            <text:p>2777472068169</text:p>
          </table:table-cell>
          <table:table-cell table:number-columns-repeated="3"/>
        </table:table-row>
        <table:table-row table:style-name="ro1">
          <table:table-cell office:value-type="float" office:value="0.316901">
            <text:p>0.316901</text:p>
          </table:table-cell>
          <table:table-cell office:value-type="float" office:value="0.746023">
            <text:p>0.746023</text:p>
          </table:table-cell>
          <table:table-cell office:value-type="float" office:value="2777472068454">
            <text:p>2777472068454</text:p>
          </table:table-cell>
          <table:table-cell table:number-columns-repeated="3"/>
        </table:table-row>
        <table:table-row table:style-name="ro1">
          <table:table-cell office:value-type="float" office:value="0.282004">
            <text:p>0.282004</text:p>
          </table:table-cell>
          <table:table-cell office:value-type="float" office:value="0.73352">
            <text:p>0.73352</text:p>
          </table:table-cell>
          <table:table-cell office:value-type="float" office:value="2777472068736">
            <text:p>2777472068736</text:p>
          </table:table-cell>
          <table:table-cell table:number-columns-repeated="3"/>
        </table:table-row>
        <table:table-row table:style-name="ro1">
          <table:table-cell office:value-type="float" office:value="0.268574">
            <text:p>0.268574</text:p>
          </table:table-cell>
          <table:table-cell office:value-type="float" office:value="0.72862">
            <text:p>0.72862</text:p>
          </table:table-cell>
          <table:table-cell office:value-type="float" office:value="2777472069018">
            <text:p>2777472069018</text:p>
          </table:table-cell>
          <table:table-cell table:number-columns-repeated="3"/>
        </table:table-row>
        <table:table-row table:style-name="ro1">
          <table:table-cell office:value-type="float" office:value="0.245332">
            <text:p>0.245332</text:p>
          </table:table-cell>
          <table:table-cell office:value-type="float" office:value="0.720499">
            <text:p>0.720499</text:p>
          </table:table-cell>
          <table:table-cell office:value-type="float" office:value="2777472069300">
            <text:p>2777472069300</text:p>
          </table:table-cell>
          <table:table-cell table:number-columns-repeated="3"/>
        </table:table-row>
        <table:table-row table:style-name="ro1">
          <table:table-cell office:value-type="float" office:value="0.217072">
            <text:p>0.217072</text:p>
          </table:table-cell>
          <table:table-cell office:value-type="float" office:value="0.710948">
            <text:p>0.710948</text:p>
          </table:table-cell>
          <table:table-cell office:value-type="float" office:value="2777472069584">
            <text:p>2777472069584</text:p>
          </table:table-cell>
          <table:table-cell table:number-columns-repeated="3"/>
        </table:table-row>
        <table:table-row table:style-name="ro1">
          <table:table-cell office:value-type="float" office:value="0.20165">
            <text:p>0.20165</text:p>
          </table:table-cell>
          <table:table-cell office:value-type="float" office:value="0.705305">
            <text:p>0.705305</text:p>
          </table:table-cell>
          <table:table-cell office:value-type="float" office:value="2777472069865">
            <text:p>2777472069865</text:p>
          </table:table-cell>
          <table:table-cell table:number-columns-repeated="3"/>
        </table:table-row>
        <table:table-row table:style-name="ro1">
          <table:table-cell office:value-type="float" office:value="0.178444">
            <text:p>0.178444</text:p>
          </table:table-cell>
          <table:table-cell office:value-type="float" office:value="0.696796">
            <text:p>0.696796</text:p>
          </table:table-cell>
          <table:table-cell office:value-type="float" office:value="2777472070147">
            <text:p>2777472070147</text:p>
          </table:table-cell>
          <table:table-cell table:number-columns-repeated="3"/>
        </table:table-row>
        <table:table-row table:style-name="ro1">
          <table:table-cell office:value-type="float" office:value="0.166672">
            <text:p>0.166672</text:p>
          </table:table-cell>
          <table:table-cell office:value-type="float" office:value="0.692231">
            <text:p>0.692231</text:p>
          </table:table-cell>
          <table:table-cell office:value-type="float" office:value="2777472070430">
            <text:p>2777472070430</text:p>
          </table:table-cell>
          <table:table-cell table:number-columns-repeated="3"/>
        </table:table-row>
        <table:table-row table:style-name="ro1">
          <table:table-cell office:value-type="float" office:value="0.140901">
            <text:p>0.140901</text:p>
          </table:table-cell>
          <table:table-cell office:value-type="float" office:value="0.68137">
            <text:p>0.68137</text:p>
          </table:table-cell>
          <table:table-cell office:value-type="float" office:value="2777472070713">
            <text:p>2777472070713</text:p>
          </table:table-cell>
          <table:table-cell table:number-columns-repeated="3"/>
        </table:table-row>
        <table:table-row table:style-name="ro1">
          <table:table-cell office:value-type="float" office:value="0.112606">
            <text:p>0.112606</text:p>
          </table:table-cell>
          <table:table-cell office:value-type="float" office:value="0.670438">
            <text:p>0.670438</text:p>
          </table:table-cell>
          <table:table-cell office:value-type="float" office:value="2777472070995">
            <text:p>2777472070995</text:p>
          </table:table-cell>
          <table:table-cell table:number-columns-repeated="3"/>
        </table:table-row>
        <table:table-row table:style-name="ro1">
          <table:table-cell office:value-type="float" office:value="0.0973595">
            <text:p>0.0973595</text:p>
          </table:table-cell>
          <table:table-cell office:value-type="float" office:value="0.664036">
            <text:p>0.664036</text:p>
          </table:table-cell>
          <table:table-cell office:value-type="float" office:value="2777472071277">
            <text:p>2777472071277</text:p>
          </table:table-cell>
          <table:table-cell table:number-columns-repeated="3"/>
        </table:table-row>
        <table:table-row table:style-name="ro1">
          <table:table-cell office:value-type="float" office:value="0.0651254">
            <text:p>0.0651254</text:p>
          </table:table-cell>
          <table:table-cell office:value-type="float" office:value="0.650102">
            <text:p>0.650102</text:p>
          </table:table-cell>
          <table:table-cell office:value-type="float" office:value="2777472071559">
            <text:p>2777472071559</text:p>
          </table:table-cell>
          <table:table-cell table:number-columns-repeated="3"/>
        </table:table-row>
        <table:table-row table:style-name="ro1">
          <table:table-cell office:value-type="float" office:value="0.0421911">
            <text:p>0.0421911</text:p>
          </table:table-cell>
          <table:table-cell office:value-type="float" office:value="0.639189">
            <text:p>0.639189</text:p>
          </table:table-cell>
          <table:table-cell office:value-type="float" office:value="2777472071842">
            <text:p>2777472071842</text:p>
          </table:table-cell>
          <table:table-cell table:number-columns-repeated="3"/>
        </table:table-row>
        <table:table-row table:style-name="ro1">
          <table:table-cell office:value-type="float" office:value="0.0138079">
            <text:p>0.0138079</text:p>
          </table:table-cell>
          <table:table-cell office:value-type="float" office:value="0.625185">
            <text:p>0.625185</text:p>
          </table:table-cell>
          <table:table-cell office:value-type="float" office:value="2777472072124">
            <text:p>2777472072124</text:p>
          </table:table-cell>
          <table:table-cell table:number-columns-repeated="3"/>
        </table:table-row>
        <table:table-row table:style-name="ro1">
          <table:table-cell office:value-type="float" office:value="-0.00118502">
            <text:p>-0.00118502</text:p>
          </table:table-cell>
          <table:table-cell office:value-type="float" office:value="0.617692">
            <text:p>0.617692</text:p>
          </table:table-cell>
          <table:table-cell office:value-type="float" office:value="2777472072406">
            <text:p>2777472072406</text:p>
          </table:table-cell>
          <table:table-cell table:number-columns-repeated="3"/>
        </table:table-row>
        <table:table-row table:style-name="ro1">
          <table:table-cell office:value-type="float" office:value="-0.0350505">
            <text:p>-0.0350505</text:p>
          </table:table-cell>
          <table:table-cell office:value-type="float" office:value="0.600142">
            <text:p>0.600142</text:p>
          </table:table-cell>
          <table:table-cell office:value-type="float" office:value="2777472072688">
            <text:p>2777472072688</text:p>
          </table:table-cell>
          <table:table-cell table:number-columns-repeated="3"/>
        </table:table-row>
        <table:table-row table:style-name="ro1">
          <table:table-cell office:value-type="float" office:value="-0.0575271">
            <text:p>-0.0575271</text:p>
          </table:table-cell>
          <table:table-cell office:value-type="float" office:value="0.587869">
            <text:p>0.587869</text:p>
          </table:table-cell>
          <table:table-cell office:value-type="float" office:value="2777472072971">
            <text:p>2777472072971</text:p>
          </table:table-cell>
          <table:table-cell table:number-columns-repeated="3"/>
        </table:table-row>
        <table:table-row table:style-name="ro1">
          <table:table-cell office:value-type="float" office:value="-0.0683456">
            <text:p>-0.0683456</text:p>
          </table:table-cell>
          <table:table-cell office:value-type="float" office:value="0.581824">
            <text:p>0.581824</text:p>
          </table:table-cell>
          <table:table-cell office:value-type="float" office:value="2777472073252">
            <text:p>2777472073252</text:p>
          </table:table-cell>
          <table:table-cell table:number-columns-repeated="3"/>
        </table:table-row>
        <table:table-row table:style-name="ro1">
          <table:table-cell office:value-type="float" office:value="-0.0656868">
            <text:p>-0.0656868</text:p>
          </table:table-cell>
          <table:table-cell office:value-type="float" office:value="0.583075">
            <text:p>0.583075</text:p>
          </table:table-cell>
          <table:table-cell office:value-type="float" office:value="2777472073534">
            <text:p>2777472073534</text:p>
          </table:table-cell>
          <table:table-cell table:number-columns-repeated="3"/>
        </table:table-row>
        <table:table-row table:style-name="ro1">
          <table:table-cell office:value-type="float" office:value="-0.0631388">
            <text:p>-0.0631388</text:p>
          </table:table-cell>
          <table:table-cell office:value-type="float" office:value="0.58446">
            <text:p>0.58446</text:p>
          </table:table-cell>
          <table:table-cell office:value-type="float" office:value="2777472073816">
            <text:p>2777472073816</text:p>
          </table:table-cell>
          <table:table-cell table:number-columns-repeated="3"/>
        </table:table-row>
        <table:table-row table:style-name="ro1">
          <table:table-cell office:value-type="float" office:value="-0.0611348">
            <text:p>-0.0611348</text:p>
          </table:table-cell>
          <table:table-cell office:value-type="float" office:value="0.585772">
            <text:p>0.585772</text:p>
          </table:table-cell>
          <table:table-cell office:value-type="float" office:value="2777472074096">
            <text:p>2777472074096</text:p>
          </table:table-cell>
          <table:table-cell table:number-columns-repeated="3"/>
        </table:table-row>
        <table:table-row table:style-name="ro1">
          <table:table-cell office:value-type="float" office:value="-0.0550445">
            <text:p>-0.0550445</text:p>
          </table:table-cell>
          <table:table-cell office:value-type="float" office:value="0.591924">
            <text:p>0.591924</text:p>
          </table:table-cell>
          <table:table-cell office:value-type="float" office:value="2777472074376">
            <text:p>2777472074376</text:p>
          </table:table-cell>
          <table:table-cell table:number-columns-repeated="3"/>
        </table:table-row>
        <table:table-row table:style-name="ro1">
          <table:table-cell office:value-type="float" office:value="-0.0588889">
            <text:p>-0.0588889</text:p>
          </table:table-cell>
          <table:table-cell office:value-type="float" office:value="0.586221">
            <text:p>0.586221</text:p>
          </table:table-cell>
          <table:table-cell office:value-type="float" office:value="2777472074656">
            <text:p>2777472074656</text:p>
          </table:table-cell>
          <table:table-cell table:number-columns-repeated="3"/>
        </table:table-row>
        <table:table-row table:style-name="ro1">
          <table:table-cell office:value-type="float" office:value="-0.0614925">
            <text:p>-0.0614925</text:p>
          </table:table-cell>
          <table:table-cell office:value-type="float" office:value="0.576984">
            <text:p>0.576984</text:p>
          </table:table-cell>
          <table:table-cell office:value-type="float" office:value="2777472074937">
            <text:p>2777472074937</text:p>
          </table:table-cell>
          <table:table-cell table:number-columns-repeated="3"/>
        </table:table-row>
        <table:table-row table:style-name="ro1">
          <table:table-cell office:value-type="float" office:value="-0.0602711">
            <text:p>-0.0602711</text:p>
          </table:table-cell>
          <table:table-cell office:value-type="float" office:value="0.586707">
            <text:p>0.586707</text:p>
          </table:table-cell>
          <table:table-cell office:value-type="float" office:value="2777472075219">
            <text:p>2777472075219</text:p>
          </table:table-cell>
          <table:table-cell table:number-columns-repeated="3"/>
        </table:table-row>
        <table:table-row table:style-name="ro1">
          <table:table-cell office:value-type="float" office:value="-0.0603175">
            <text:p>-0.0603175</text:p>
          </table:table-cell>
          <table:table-cell office:value-type="float" office:value="0.592601">
            <text:p>0.592601</text:p>
          </table:table-cell>
          <table:table-cell office:value-type="float" office:value="2777472075501">
            <text:p>2777472075501</text:p>
          </table:table-cell>
          <table:table-cell table:number-columns-repeated="3"/>
        </table:table-row>
        <table:table-row table:style-name="ro1">
          <table:table-cell office:value-type="float" office:value="-0.060508">
            <text:p>-0.060508</text:p>
          </table:table-cell>
          <table:table-cell office:value-type="float" office:value="0.597607">
            <text:p>0.597607</text:p>
          </table:table-cell>
          <table:table-cell office:value-type="float" office:value="2777472075783">
            <text:p>2777472075783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071">
            <text:p>2777472076071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354">
            <text:p>2777472076354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636">
            <text:p>2777472076636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21:22:22</dc:date>
    <dc:creator>smithwe </dc:creator>
    <meta:generator>LibreOffice/3.5$Linux_X86_64 LibreOffice_project/350m1$Build-2</meta:generator>
    <meta:editing-duration>P0D</meta:editing-duration>
    <meta:editing-cycles>3</meta:editing-cycles>
    <meta:document-statistic meta:table-count="1" meta:cell-count="2059" meta:object-count="0"/>
  </office:meta>
</office:document-meta>
</file>